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Helvetica" svg:font-family="Helvetica"/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396cm"/>
    </style:style>
    <style:style style:name="co2" style:family="table-column">
      <style:table-column-properties fo:break-before="auto" style:column-width="4.322cm"/>
    </style:style>
    <style:style style:name="co3" style:family="table-column">
      <style:table-column-properties fo:break-before="auto" style:column-width="3.734cm"/>
    </style:style>
    <style:style style:name="co4" style:family="table-column">
      <style:table-column-properties fo:break-before="auto" style:column-width="5.427cm"/>
    </style:style>
    <style:style style:name="co5" style:family="table-column">
      <style:table-column-properties fo:break-before="auto" style:column-width="6.876cm"/>
    </style:style>
    <style:style style:name="co6" style:family="table-column">
      <style:table-column-properties fo:break-before="auto" style:column-width="7.276cm"/>
    </style:style>
    <style:style style:name="co7" style:family="table-column">
      <style:table-column-properties fo:break-before="auto" style:column-width="4.112cm"/>
    </style:style>
    <style:style style:name="co8" style:family="table-column">
      <style:table-column-properties fo:break-before="auto" style:column-width="7.5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7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bdc0bf" fo:padding="0.141cm" style:vertical-align="top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Sheet0_cell1" style:family="table-cell" style:parent-style-name="Default">
      <style:table-cell-properties fo:background-color="#dcdcdc" fo:padding="0.141cm" style:vertical-align="top"/>
      <style:text-properties fo:color="#000000" style:font-name="HelveticaNeue-Bold" fo:font-size="10pt" fo:font-weight="bold" style:font-name-asian="HelveticaNeue-Bold" style:font-size-asian="10pt" style:font-weight-asian="bold" style:font-name-complex="HelveticaNeue-Bold" style:font-size-complex="10pt" style:font-weight-complex="bold"/>
    </style:style>
    <style:style style:name="Sheet0_cell2" style:family="table-cell" style:parent-style-name="Default">
      <style:table-cell-properties fo:padding="0.141cm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Sheet0_cell4" style:family="table-cell" style:parent-style-name="Default">
      <style:table-cell-properties fo:background-color="#ff94ca" fo:padding="0.141cm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Sheet0_cell5" style:family="table-cell" style:parent-style-name="Default">
      <style:table-cell-properties fo:background-color="#d5d5d5" fo:padding="0.141cm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Sheet0_cell3" style:family="table-cell" style:parent-style-name="Default" style:data-style-name="N36">
      <style:table-cell-properties fo:padding="0.141cm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Sheet0_cell6" style:family="table-cell" style:parent-style-name="Default" style:data-style-name="N36">
      <style:table-cell-properties fo:background-color="#d5d5d5" fo:padding="0.141cm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Sheet0_cell7" style:family="table-cell" style:parent-style-name="Default" style:data-style-name="N0">
      <style:table-cell-properties fo:background-color="#ff94ca" fo:padding="0.141cm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Sheet0_cell8" style:family="table-cell" style:parent-style-name="Default" style:data-style-name="N0">
      <style:table-cell-properties fo:padding="0.141cm" style:vertical-align="top"/>
      <style:text-properties fo:color="#000000" style:font-name="HelveticaNeue" fo:font-size="10pt" style:font-name-asian="HelveticaNeue" style:font-size-asian="10pt" style:font-name-complex="HelveticaNeue" style:font-size-complex="10pt"/>
    </style:style>
    <style:style style:name="T1" style:family="text">
      <style:text-properties fo:color="#000000" style:font-name="HelveticaNeue-Bold" fo:font-size="10pt" fo:font-weight="bold" fo:letter-spacing="normal" style:font-name-asian="HelveticaNeue-Bold" style:font-name-complex="HelveticaNeue-Bold" style:font-size-asian="10pt" style:font-size-complex="10pt" style:font-weight-asian="bold" style:font-weight-complex="bold"/>
    </style:style>
    <style:style style:name="T2" style:family="text">
      <style:text-properties fo:color="#000000" style:font-name="HelveticaNeue" fo:font-size="10pt" fo:font-weight="bold" fo:letter-spacing="normal" style:font-name-asian="HelveticaNeue" style:font-name-complex="HelveticaNeue" style:font-size-asian="10pt" style:font-size-complex="10pt" style:font-weight-asian="bold" style:font-weight-complex="bold"/>
    </style:style>
    <style:style style:name="T3" style:family="text">
      <style:text-properties fo:color="#000000" style:font-name="HelveticaNeue" fo:font-size="10pt" fo:font-weight="bold" fo:letter-spacing="normal" fo:language="fr" fo:country="FR" style:font-name-asian="HelveticaNeue" style:font-name-complex="HelveticaNeue" style:font-size-asian="10pt" style:font-size-complex="10pt" style:font-weight-asian="bold" style:font-weight-complex="bold"/>
    </style:style>
    <style:style style:name="T4" style:family="text">
      <style:text-properties fo:color="#000000" style:font-name="HelveticaNeue" fo:font-size="10pt" fo:letter-spacing="normal" fo:language="fr" fo:country="FR" style:font-name-asian="HelveticaNeue" style:font-name-complex="HelveticaNeue" style:font-size-asian="10pt" style:font-size-complex="10pt"/>
    </style:style>
    <style:style style:name="T5" style:family="text">
      <style:text-properties fo:color="#000000" style:font-name="HelveticaNeue" fo:font-size="10pt" fo:font-weight="bold" fo:letter-spacing="normal" fo:language="fr" fo:country="FR" style:font-name-asian="HelveticaNeue" style:font-name-complex="HelveticaNeue" style:font-size-asian="10pt" style:font-size-complex="10pt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HelveticaNeue" fo:font-size="10pt" fo:font-weight="bold" fo:letter-spacing="normal" style:font-name-asian="HelveticaNeue" style:font-name-complex="HelveticaNeue" style:font-size-asian="10pt" style:font-size-complex="10pt" style:font-weight-asian="bold" style:font-weight-complex="bold" fo:font-style="italic" style:font-style-asian="italic" style:font-style-complex="italic"/>
    </style:style>
    <style:style style:name="T7" style:family="text">
      <style:text-properties fo:color="#212121" style:font-name="Helvetica" fo:font-size="10pt" fo:font-weight="bold" fo:letter-spacing="normal" style:font-name-asian="Helvetica" style:font-name-complex="Helvetica" style:font-size-asian="10pt" style:font-size-complex="10pt" style:font-weight-asian="bold" style:font-weight-complex="bold"/>
    </style:style>
    <style:style style:name="T8" style:family="text">
      <style:text-properties fo:color="#000000" style:font-name="HelveticaNeue" fo:font-size="10pt" fo:letter-spacing="normal" style:font-name-asian="HelveticaNeue" style:font-name-complex="HelveticaNeue" style:font-size-asian="10pt" style:font-size-complex="10pt"/>
    </style:style>
    <style:style style:name="T9" style:family="text">
      <style:text-properties fo:color="#000000" style:font-name="HelveticaNeue" fo:font-size="10pt" fo:letter-spacing="normal" style:font-name-asian="HelveticaNeue" style:font-name-complex="HelveticaNeue" style:font-size-asian="10pt" style:font-size-complex="10pt" fo:font-weight="bold" style:font-weight-asian="bold" style:font-weight-complex="bold"/>
    </style:style>
    <style:style style:name="T10" style:family="text">
      <style:text-properties fo:color="#323232" style:font-name="Helvetica" fo:font-size="10pt" fo:letter-spacing="normal" style:font-name-asian="Helvetica" style:font-name-complex="Helvetica" style:font-size-asian="10pt" style:font-size-complex="10pt"/>
    </style:style>
    <style:style style:name="T11" style:family="text">
      <style:text-properties fo:color="#000000" style:font-name="HelveticaNeue" fo:font-size="10pt" fo:letter-spacing="normal" style:font-name-asian="HelveticaNeue" style:font-name-complex="HelveticaNeue" style:font-size-asian="10pt" style:font-size-complex="10pt" fo:language="fr" fo:country="FR"/>
    </style:style>
    <style:style style:name="T12" style:family="text">
      <style:text-properties fo:color="#010029" style:font-name="HelveticaNeue" fo:font-size="10pt" fo:letter-spacing="normal" style:font-name-asian="HelveticaNeue" style:font-name-complex="HelveticaNeue" style:font-size-asian="10pt" style:font-size-complex="10pt"/>
    </style:style>
    <style:style style:name="T13" style:family="text">
      <style:text-properties fo:color="#010029" style:font-name="HelveticaNeue" fo:font-size="10pt" fo:letter-spacing="normal" style:font-name-asian="HelveticaNeue" style:font-name-complex="HelveticaNeue" style:font-size-asian="10pt" style:font-size-complex="10pt" fo:language="fr" fo:country="FR"/>
    </style:style>
    <style:style style:name="T14" style:family="text">
      <style:text-properties fo:color="#000000" style:font-name="Helvetica" fo:font-size="10pt" fo:letter-spacing="normal" style:font-name-asian="Helvetica" style:font-name-complex="Helvetica" style:font-size-asian="10pt" style:font-size-complex="10pt"/>
    </style:style>
    <style:style style:name="T15" style:family="text">
      <style:text-properties fo:color="#000000" style:font-name="HelveticaNeue-Bold" fo:font-size="10pt" fo:letter-spacing="normal" style:font-name-asian="HelveticaNeue-Bold" style:font-name-complex="HelveticaNeue-Bold" style:font-size-asian="10pt" style:font-size-complex="10pt"/>
    </style:style>
    <style:style style:name="T16" style:family="text">
      <style:text-properties fo:color="#e4af09" style:font-name="HelveticaNeue" fo:font-size="10pt" fo:letter-spacing="normal" style:font-name-asian="HelveticaNeue" style:font-name-complex="HelveticaNeue" style:font-size-asian="10pt" style:font-size-complex="10pt"/>
    </style:style>
    <style:style style:name="T17" style:family="text">
      <style:text-properties fo:color="#000000" style:font-name="HelveticaNeue" fo:font-size="10pt" fo:letter-spacing="normal" fo:language="fr" fo:country="FR" style:font-name-asian="HelveticaNeue" style:font-name-complex="HelveticaNeue" style:font-size-asian="10pt" style:font-size-complex="10pt" fo:font-style="italic" style:font-style-asian="italic" style:font-style-complex="italic"/>
    </style:style>
    <style:style style:name="T18" style:family="text">
      <style:text-properties style:font-name="HelveticaNeue" fo:font-size="10pt" fo:letter-spacing="normal" style:font-name-asian="HelveticaNeue" style:font-name-complex="HelveticaNeue" style:font-size-asian="10pt" style:font-size-complex="10pt" fo:color="#323232" fo:language="fr" fo:country="FR"/>
    </style:style>
    <style:style style:name="T19" style:family="text">
      <style:text-properties fo:color="#323232" style:font-name="HelveticaNeue" fo:font-size="10pt" fo:letter-spacing="normal" style:font-name-asian="HelveticaNeue" style:font-name-complex="HelveticaNeue" style:font-size-asian="10pt" style:font-size-complex="10pt"/>
    </style:style>
    <style:style style:name="T20" style:family="text">
      <style:text-properties fo:color="#323232" style:font-name="HelveticaNeue" fo:font-size="10pt" fo:letter-spacing="normal" style:font-name-asian="HelveticaNeue" style:font-name-complex="HelveticaNeue" style:font-size-asian="10pt" style:font-size-complex="10pt" fo:language="fr" fo:country="FR"/>
    </style:style>
    <style:style style:name="T21" style:family="text">
      <style:text-properties fo:color="#282828" style:font-name="Helvetica" fo:font-size="10pt" fo:letter-spacing="normal" style:font-name-asian="Helvetica" style:font-name-complex="Helvetica" style:font-size-asian="10pt" style:font-size-complex="10pt"/>
    </style:style>
    <style:style style:name="T22" style:family="text">
      <style:text-properties fo:color="#323232" style:font-name="HelveticaNeue" fo:font-size="10pt" fo:letter-spacing="normal" fo:language="fr" fo:country="FR" style:font-name-asian="HelveticaNeue" style:font-name-complex="HelveticaNeue" style:font-size-asian="10pt" style:font-size-complex="10pt"/>
    </style:style>
  </office:automatic-styles>
  <office:body>
    <office:spreadsheet>
      <table:calculation-settings table:use-regular-expressions="false" table:use-wildcards="true"/>
      <table:table table:name="ÉVÈNEMENTS_Tableau" table:style-name="ta1">
        <table:table-column table:style-name="co1" table:default-cell-style-name="Sheet0_cell1"/>
        <table:table-column table:style-name="co2" table:default-cell-style-name="Sheet0_cell2"/>
        <table:table-column table:style-name="co3" table:default-cell-style-name="Sheet0_cell2"/>
        <table:table-column table:style-name="co4" table:default-cell-style-name="Sheet0_cell2"/>
        <table:table-column table:style-name="co5" table:default-cell-style-name="Sheet0_cell2"/>
        <table:table-column table:style-name="co6" table:default-cell-style-name="Sheet0_cell2"/>
        <table:table-column table:style-name="co7" table:default-cell-style-name="Sheet0_cell2"/>
        <table:table-column table:style-name="co8" table:default-cell-style-name="Sheet0_cell2"/>
        <table:table-row table:style-name="ro1">
          <table:table-cell table:style-name="ce1" office:value-type="string" calcext:value-type="string">
            <text:p><text:span text:style-name="T1">NOM DE L’EVENT</text:span></text:p>
          </table:table-cell>
          <table:table-cell table:style-name="ce1" office:value-type="string" calcext:value-type="string">
            <text:p><text:span text:style-name="T1">TYPE D’EVENEMENT</text:span></text:p>
          </table:table-cell>
          <table:table-cell table:style-name="ce1" office:value-type="string" calcext:value-type="string">
            <text:p><text:span text:style-name="T1">DATES</text:span></text:p>
          </table:table-cell>
          <table:table-cell table:style-name="ce1" office:value-type="string" calcext:value-type="string">
            <text:p><text:span text:style-name="T1">LIEU</text:span></text:p>
          </table:table-cell>
          <table:table-cell table:style-name="ce1" office:value-type="string" calcext:value-type="string">
            <text:p><text:span text:style-name="T1">ADRESSE DU LIEU</text:span></text:p>
          </table:table-cell>
          <table:table-cell table:style-name="ce1" office:value-type="string" calcext:value-type="string">
            <text:p><text:span text:style-name="T1">LIEN VERS COMPTE RENDU</text:span></text:p>
          </table:table-cell>
          <table:table-cell table:style-name="ce1" office:value-type="string" calcext:value-type="string">
            <text:p><text:span text:style-name="T1">ORGANISATEUR</text:span></text:p>
          </table:table-cell>
          <table:table-cell table:style-name="ce1" office:value-type="string" calcext:value-type="string">
            <text:p><text:span text:style-name="T1">INTERVENANTS / PARTICIPANTS</text:span></text:p>
          </table:table-cell>
        </table:table-row>
        <table:table-row table:style-name="ro1">
          <table:table-cell office:value-type="string" calcext:value-type="string">
            <text:p><text:span text:style-name="T2">SALON DE L'ÉDITION ALTERNATIVE PREPOSTPRINT</text:span></text:p>
          </table:table-cell>
          <table:table-cell office:value-type="string" calcext:value-type="string">
            <text:p><text:span text:style-name="T8">▶ COLLOQUE</text:span></text:p>
            <text:p>▶ CONFÉRENCE</text:p>
          </table:table-cell>
          <table:table-cell table:style-name="Sheet0_cell3" office:value-type="date" office:date-value="2017-10-21" calcext:value-type="date">
            <text:p>21/10/2017</text:p>
          </table:table-cell>
          <table:table-cell office:value-type="string" calcext:value-type="string">
            <text:p><text:span text:style-name="T8">GAÎTÉ LYRIQUE</text:span></text:p>
          </table:table-cell>
          <table:table-cell office:value-type="string" calcext:value-type="string">
            <text:p><text:span text:style-name="T8">3bis Rue Papin, 75003 PARIS, FR</text:span></text:p>
          </table:table-cell>
          <table:table-cell office:value-type="string" calcext:value-type="string">
            <text:p><text:span text:style-name="T8">▶ </text:span><text:span text:style-name="T8"><text:a xlink:href="https://prepostprint.org/gaitelyrique/#" xlink:type="simple">https://prepostprint.org/gaitelyrique/#</text:a></text:span></text:p>
            <text:p><text:span text:style-name="T8">▶ </text:span><text:span text:style-name="T8"><text:a xlink:href="https://gaite-lyrique.net/evenement/prepostprint" xlink:type="simple">https://gaite-lyrique.net/evenement/prepostprint</text:a></text:span></text:p>
          </table:table-cell>
          <table:table-cell office:value-type="string" calcext:value-type="string">
            <text:p><text:span text:style-name="T8">PREPOSTPRINT</text:span></text:p>
          </table:table-cell>
          <table:table-cell office:value-type="string" calcext:value-type="string">
            <text:p><text:span text:style-name="T8">▶ JULIE BLANC</text:span></text:p>
            <text:p>▶ LUCILE HAUTE</text:p>
            <text:p>▶ OPEN SOURCE PUBLISHING</text:p>
            <text:p>▶ ALEXANDRE LERAY</text:p>
            <text:p>▶ ANTOINE GELGON</text:p>
            <text:p>▶ LOUISE DRULHE</text:p>
          </table:table-cell>
        </table:table-row>
        <table:table-row table:style-name="ro1">
          <table:table-cell office:value-type="string" calcext:value-type="string">
            <text:p><text:span text:style-name="T3">COLLOQUE ENSADLAB INVITE PREPOSTPRINT</text:span></text:p>
            <text:p><text:span text:style-name="T4">ENJEUX DES SYSTÈMES DE PUBLICATION LIBRES ET OUTILS ALTERNATIFS POUR LA CRÉATION GRAPHIQUE</text:span></text:p>
          </table:table-cell>
          <table:table-cell office:value-type="string" calcext:value-type="string">
            <text:p><text:span text:style-name="T8">▶ COLLOQUE</text:span></text:p>
            <text:p>▶ CONFÉRENCE</text:p>
          </table:table-cell>
          <table:table-cell office:value-type="string" calcext:value-type="string">
            <text:p><text:span text:style-name="T8">2018-04-03/04</text:span></text:p>
          </table:table-cell>
          <table:table-cell office:value-type="string" calcext:value-type="string">
            <text:p><text:span text:style-name="T8">ENSAD ÉCOLE NATIONALE SUPÉRIEURE DES ARTS DÉCORATIFS</text:span></text:p>
          </table:table-cell>
          <table:table-cell office:value-type="string" calcext:value-type="string">
            <text:p><text:span text:style-name="T8">Amphithéâtre Rodin, 31 rue d’Ulm, 75005 PARIS, FR</text:span></text:p>
          </table:table-cell>
          <table:table-cell office:value-type="string" calcext:value-type="string">
            <text:p><text:span text:style-name="T8"><text:a xlink:href="https://www.ensadlab.fr/fr/francais-prepostprint/" xlink:type="simple">https://www.ensadlab.fr/fr/francais-prepostprint/</text:a></text:span><text:span text:style-name="T8"> </text:span></text:p>
          </table:table-cell>
          <table:table-cell office:value-type="string" calcext:value-type="string">
            <text:p><text:span text:style-name="T8">▶ ENSADLAB</text:span></text:p>
            <text:p>▶ JULIE BLANC</text:p>
            <text:p>▶ QUENTIN JUHEL</text:p>
            <text:p>▶ LUCILE HAUTE</text:p>
            <text:p>▶ QUENTIN ASTIÉ</text:p>
          </table:table-cell>
          <table:table-cell office:value-type="string" calcext:value-type="string">
            <text:p><text:span text:style-name="T8">▶ SARAH GARCIN</text:span></text:p>
            <text:p>▶ RAPHAËL BASTIDE</text:p>
            <text:p>▶ PASCAL JOURDANA</text:p>
            <text:p>▶ COLETTE TRON</text:p>
            <text:p>▶ ERIC SCHRIJVER</text:p>
            <text:p>▶ EMMANUEL CYRIAQUE</text:p>
            <text:p>▶ HERVÉ LE CROSNIER</text:p>
            <text:p>▶ ANTHONY MASURE</text:p>
            <text:p>▶ OSP</text:p>
            <text:p>▶ JULIEN TAQUET</text:p>
            <text:p>▶ PAUL BERNHARD</text:p>
            <text:p>▶ LOUIS EVEILLARD</text:p>
            <text:p>▶ BONJOUR MONDE</text:p>
            <text:p>▶ LORAINE FURTER</text:p>
          </table:table-cell>
        </table:table-row>
        <table:table-row table:style-name="ro1">
          <table:table-cell office:value-type="string" calcext:value-type="string">
            <text:p><text:span text:style-name="T2">EXEMPLAIRES, FORMES ET PRATIQUES DE L’ÉDITION </text:span></text:p>
          </table:table-cell>
          <table:table-cell office:value-type="string" calcext:value-type="string">
            <text:p><text:span text:style-name="T8">▶ COLLOQUE</text:span></text:p>
            <text:p>▶ CONFÉRENCE</text:p>
            <text:p>▶ EXPOSITION</text:p>
          </table:table-cell>
          <table:table-cell office:value-type="string" calcext:value-type="string">
            <text:p><text:span text:style-name="T8">2017-03/04</text:span></text:p>
          </table:table-cell>
          <table:table-cell office:value-type="string" calcext:value-type="string">
            <text:p><text:span text:style-name="T8">HEAR HAUTE ÉCOLE DES ARTS DU RHIN</text:span></text:p>
          </table:table-cell>
          <table:table-cell office:value-type="string" calcext:value-type="string">
            <text:p><text:span text:style-name="T8">1 Rue de l'Académie, 67000 STRASBOURG, FR</text:span></text:p>
          </table:table-cell>
          <table:table-cell office:value-type="string" calcext:value-type="string">
            <text:p><text:a xlink:href="http://www.exemplaires2017.fr/" xlink:type="simple">http://www.exemplaires2017.fr/</text:a></text:p>
          </table:table-cell>
          <table:table-cell office:value-type="string" calcext:value-type="string">
            <text:p><text:span text:style-name="T8">HEAR HAUTE ÉCOLE DES ARTS DU RHIN</text:span></text:p>
          </table:table-cell>
          <table:table-cell office:value-type="string" calcext:value-type="string">
            <text:p><text:a xlink:href="http://www.exemplaires2017.fr/intervenants" xlink:type="simple">http://www.exemplaires2017.fr/intervenants</text:a></text:p>
          </table:table-cell>
        </table:table-row>
        <table:table-row table:style-name="ro1">
          <table:table-cell office:value-type="string" calcext:value-type="string">
            <text:p><text:span text:style-name="T2">ON THE SHOULDERS OF GIANTS - SEMAINE THÉMATIQUE </text:span></text:p>
          </table:table-cell>
          <table:table-cell office:value-type="string" calcext:value-type="string">
            <text:p><text:span text:style-name="T8">▶ CONFÉRENCE</text:span></text:p>
            <text:p>▶ SEMAINE THÉMATIQUE</text:p>
          </table:table-cell>
          <table:table-cell office:value-type="string" calcext:value-type="string">
            <text:p><text:span text:style-name="T8">2018-03-26/30</text:span></text:p>
          </table:table-cell>
          <table:table-cell office:value-type="string" calcext:value-type="string">
            <text:p><text:span text:style-name="T8">ESAD AMIENS</text:span></text:p>
          </table:table-cell>
          <table:table-cell office:value-type="string" calcext:value-type="string">
            <text:p><text:span text:style-name="T8">40 Rue des Teinturiers, 80080 AMIENS, FR</text:span></text:p>
          </table:table-cell>
          <table:table-cell office:value-type="string" calcext:value-type="string">
            <text:p><text:span text:style-name="T8">▶ </text:span><text:span text:style-name="T8"><text:a xlink:href="http://giants.esad-amiens.fr/" xlink:type="simple">http://giants.esad-amiens.fr/</text:a></text:span></text:p>
            <text:p><text:span text:style-name="T8">▶ </text:span><text:span text:style-name="T8"><text:a xlink:href="https://mnemosyne.esad-amiens.fr/recherche.php?t=3" xlink:type="simple">https://mnemosyne.esad-amiens.fr/recherche.php?t=3</text:a></text:span></text:p>
            <text:p><text:span text:style-name="T8">▶ </text:span><text:span text:style-name="T8"><text:a xlink:href="https://www.anthonymasure.com/conferences/2018-03-recherche-culture-libre-amiens" xlink:type="simple">https://www.anthonymasure.com/conferences/2018-03-recherche-culture-libre-amiens</text:a></text:span></text:p>
          </table:table-cell>
          <table:table-cell office:value-type="string" calcext:value-type="string">
            <text:p><text:span text:style-name="T8">ESAD AMIENS</text:span></text:p>
          </table:table-cell>
          <table:table-cell office:value-type="string" calcext:value-type="string">
            <text:p><text:span text:style-name="T8">▶ ANTHONY MASURE</text:span></text:p>
            <text:p>▶ ERIC SCHRIJVER:</text:p>
            <text:p>▶ Velvetyne type Foundry</text:p>
            <text:p>▶ FRANK ADEBIAYE</text:p>
            <text:p>▶ LOUIS ÉVEILLARD</text:p>
            <text:p>▶ SARAH GARCIN</text:p>
            <text:p>▶ OLIVIER CORNET</text:p>
            <text:p>▶ LOÏC HORELLOU</text:p>
            <text:p>▶ JOHN THACKARA</text:p>
            <text:p>▶ NICOLAS TAFFIN</text:p>
            <text:p>▶ ADRIEN BRACQ</text:p>
          </table:table-cell>
        </table:table-row>
        <table:table-row table:style-name="ro1">
          <table:table-cell office:value-type="string" calcext:value-type="string">
            <text:p><text:span text:style-name="T2">Open Source / Open Course</text:span></text:p>
          </table:table-cell>
          <table:table-cell table:style-name="Sheet0_cell4" office:value-type="string" calcext:value-type="string">
            <text:p><text:span text:style-name="T8">▶ ÉCHANGE</text:span></text:p>
            <text:p>▶ PRÉSENTATION</text:p>
            <text:p>▶ RENCONTRE</text:p>
          </table:table-cell>
          <table:table-cell table:style-name="Sheet0_cell3" office:value-type="date" office:date-value="2023-03-25" calcext:value-type="date">
            <text:p>25/03/2023</text:p>
          </table:table-cell>
          <table:table-cell office:value-type="string" calcext:value-type="string">
            <text:p><text:span text:style-name="T8">ERG - ÉCOLE DE RECHERCHE GRAPHIQUE </text:span></text:p>
          </table:table-cell>
          <table:table-cell office:value-type="string" calcext:value-type="string">
            <text:p><text:span text:style-name="T8">Rue du Page 87, 1050 BRUXELLES, BE</text:span></text:p>
          </table:table-cell>
          <table:table-cell office:value-type="string" calcext:value-type="string">
            <text:p><text:a xlink:href="https://wiki.erg.be/w/Open_source_Open_course_-_25.03.2023" xlink:type="simple">https://wiki.erg.be/w/Open_source_Open_course_-_25.03.2023</text:a></text:p>
          </table:table-cell>
          <table:table-cell office:value-type="string" calcext:value-type="string">
            <text:p><text:span text:style-name="T8">ERG - ÉCOLE DE RECHERCHE GRAPHIQUE</text:span></text:p>
          </table:table-cell>
          <table:table-cell office:value-type="string" calcext:value-type="string">
            <text:p><text:span text:style-name="T8">▶ Alexandre Leray</text:span></text:p>
            <text:p>▶ Julia Veljkovic</text:p>
            <text:p>▶ Technopolice</text:p>
            <text:p>▶ Martin Campillo</text:p>
            <text:p>▶ Cécile Faure</text:p>
            <text:p>▶ Amélie Dumont</text:p>
            <text:p>▶ Théophile Gervreau-Mercier</text:p>
            <text:p>▶ Martin Lemaire</text:p>
            <text:p>▶ Maxime des Internets</text:p>
            <text:p>▶ Victor Hoffner</text:p>
            <text:p>▶ Atelier carto </text:p>
          </table:table-cell>
        </table:table-row>
        <table:table-row table:style-name="ro1">
          <table:table-cell office:value-type="string" calcext:value-type="string">
            <text:p><text:span text:style-name="T2">Workshop PPPrototypes</text:span></text:p>
          </table:table-cell>
          <table:table-cell table:style-name="Sheet0_cell4" office:value-type="string" calcext:value-type="string">
            <text:p><text:span text:style-name="T8">▶ ÉCHANGE</text:span></text:p>
            <text:p>▶ PRÉSENTATION</text:p>
            <text:p>▶ RENCONTRE</text:p>
          </table:table-cell>
          <table:table-cell table:style-name="Sheet0_cell4" office:value-type="string" calcext:value-type="string">
            <text:p><text:span text:style-name="T8">2024-01-20/21</text:span></text:p>
          </table:table-cell>
          <table:table-cell table:style-name="Sheet0_cell4" office:value-type="string" calcext:value-type="string">
            <text:p><text:span text:style-name="T8">CÉSURE</text:span></text:p>
          </table:table-cell>
          <table:table-cell table:style-name="Sheet0_cell4" office:value-type="string" calcext:value-type="string">
            <text:p><text:span text:style-name="T8">13 Rue Santeuil, 75005 PARIS, FR</text:span></text:p>
          </table:table-cell>
          <table:table-cell table:style-name="Sheet0_cell4" office:value-type="string" calcext:value-type="string">
            <text:p><text:a xlink:href="https://wiki.prepostprint.org/index.php?title=PPPrototypes_workshop_@_Césure" xlink:type="simple">https://wiki.prepostprint.org/index.php?title=PPPrototypes_workshop_@_C%C3%A9sure</text:a></text:p>
          </table:table-cell>
          <table:table-cell table:style-name="Sheet0_cell4" office:value-type="string" calcext:value-type="string">
            <text:p><text:span text:style-name="T8">▶ Yann TRIVIDIC</text:span></text:p>
            <text:p>▶ Julie BLANC</text:p>
          </table:table-cell>
          <table:table-cell table:style-name="Sheet0_cell4" office:value-type="string" calcext:value-type="string">
            <text:p><text:span text:style-name="T8">▶ Raphaël Bastide</text:span></text:p>
            <text:p>▶ Kiara Jouhanneau</text:p>
            <text:p>▶ Emma-Jade (euji) De Moor</text:p>
            <text:p>▶ Milène Laforge</text:p>
            <text:p>▶ Nicolas Taffin</text:p>
            <text:p>▶ Julien Taquet</text:p>
            <text:p>▶ Alex Roidl</text:p>
            <text:p>▶ Anne Laforet</text:p>
            <text:p>▶ Benjamin Grémillon</text:p>
            <text:p>▶ Yann Trividic</text:p>
            <text:p>▶ Julien Bidoret</text:p>
            <text:p>▶ Martin Lemaire</text:p>
            <text:p>▶ Antoine LEFEBVRE</text:p>
            <text:p>▶ Corentin MOUSSARD</text:p>
            <text:p>▶ Morgane Bartoli</text:p>
            <text:p>▶ Amélie Dumont</text:p>
            <text:p>▶ Roman Seban</text:p>
            <text:p>▶ Hoffner Victor</text:p>
            <text:p>▶ Timothée Goguely</text:p>
            <text:p>▶ Thomas Parisot</text:p>
            <text:p>▶ Vincent Peugnet</text:p>
            <text:p>▶ Adrien Payet</text:p>
            <text:p>▶ Heerko van der Kooij</text:p>
            <text:p>▶ Karl Moubarak</text:p>
            <text:p>▶ Lucile Olympe Haute</text:p>
            <text:p>▶ Quentin Juhel</text:p>
            <text:p>▶ Julie Blanc</text:p>
            <text:p>▶ Quentin Astié</text:p>
            <text:p>▶ Sarah Garcin</text:p>
            <text:p>▶ Thibéry Maillard</text:p>
            <text:p>▶ Julia Veljkovic</text:p>
            <text:p>▶ Typhaine Le Galès</text:p>
          </table:table-cell>
        </table:table-row>
        <table:table-row table:style-name="ro1">
          <table:table-cell office:value-type="string" calcext:value-type="string">
            <text:p><text:span text:style-name="T2">LA TYPOGRAPHIE : CE QU'ON VOIT, CE QU'ON NE VOIT PAS</text:span></text:p>
          </table:table-cell>
          <table:table-cell office:value-type="string" calcext:value-type="string">
            <text:p><text:span text:style-name="T8">▶ ÉMISSION RADIO</text:span></text:p>
            <text:p>▶ PODCAST</text:p>
          </table:table-cell>
          <table:table-cell table:style-name="Sheet0_cell3" office:value-type="date" office:date-value="2023-02-21" calcext:value-type="date">
            <text:p>21/02/2023</text:p>
          </table:table-cell>
          <table:table-cell office:value-type="string" calcext:value-type="string">
            <text:p><text:span text:style-name="T8">Radio France</text:span>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a xlink:href="https://www.radiofrance.fr/franceinter/podcasts/le-code-a-change/la-typographie-ce-qu-on-voit-ce-qu-on-ne-voit-pas-6729837" xlink:type="simple">https://www.radiofrance.fr/franceinter/podcasts/le-code-a-change/la-typographie-ce-qu-on-voit-ce-qu-on-ne-voit-pas-6729837</text:a></text:p>
          </table:table-cell>
          <table:table-cell office:value-type="string" calcext:value-type="string">
            <text:p><text:span text:style-name="T8">LE CODE A CHANGÉ - Radio France - Xavier de La Porte</text:span></text:p>
          </table:table-cell>
          <table:table-cell office:value-type="string" calcext:value-type="string">
            <text:p><text:span text:style-name="T8">▶ Olivier Cadiot</text:span></text:p>
            <text:p>▶ Nicolas Taffin</text:p>
            <text:p/>
          </table:table-cell>
        </table:table-row>
        <table:table-row table:style-name="ro1">
          <table:table-cell office:value-type="string" calcext:value-type="string">
            <text:p><text:span text:style-name="T2">UNE SAISON GRAPHIQUE - OPEN SOURCE PUBLISHING</text:span></text:p>
          </table:table-cell>
          <table:table-cell office:value-type="string" calcext:value-type="string">
            <text:p><text:span text:style-name="T8">▶ EXPOSITION</text:span></text:p>
            <text:p>▶ CONFÉRENCE</text:p>
          </table:table-cell>
          <table:table-cell office:value-type="string" calcext:value-type="string">
            <text:p><text:span text:style-name="T8">2016</text:span></text:p>
          </table:table-cell>
          <table:table-cell office:value-type="string" calcext:value-type="string">
            <text:p><text:span text:style-name="T8">MAISON DE L'ÉTUDIANT DU HAVRE</text:span></text:p>
          </table:table-cell>
          <table:table-cell office:value-type="string" calcext:value-type="string">
            <text:p><text:span text:style-name="T8">50 Rue Jean-Jacques Rousseau, 76600 LE HAVRE, FR</text:span></text:p>
          </table:table-cell>
          <table:table-cell office:value-type="string" calcext:value-type="string">
            <text:p><text:span text:style-name="T8">▶ </text:span><text:span text:style-name="T8"><text:a xlink:href="https://2016.unesaisongraphique.fr/" xlink:type="simple">https://2016.unesaisongraphique.fr/</text:a></text:span></text:p>
            <text:p><text:span text:style-name="T8">▶ </text:span><text:span text:style-name="T8"><text:a xlink:href="http://osp.kitchen/workshop/saison-graphique/" xlink:type="simple">http://osp.kitchen/workshop/saison-graphique/</text:a></text:span></text:p>
          </table:table-cell>
          <table:table-cell office:value-type="string" calcext:value-type="string">
            <text:p><text:span text:style-name="T8">ESADHaR</text:span></text:p>
          </table:table-cell>
          <table:table-cell office:value-type="string" calcext:value-type="string">
            <text:p><text:span text:style-name="T8">OPEN SOURCE PUBLISHING</text:span></text:p>
          </table:table-cell>
        </table:table-row>
        <table:table-row table:style-name="ro1">
          <table:table-cell office:value-type="string" calcext:value-type="string">
            <text:p><text:span text:style-name="T2">HACKATON PREPOSTPRINT À LA GÉNÉRALE</text:span></text:p>
          </table:table-cell>
          <table:table-cell office:value-type="string" calcext:value-type="string">
            <text:p><text:span text:style-name="T8">▶ HACKATON</text:span></text:p>
            <text:p>▶ RENCONTRE</text:p>
          </table:table-cell>
          <table:table-cell office:value-type="string" calcext:value-type="string">
            <text:p><text:span text:style-name="T8">2022-04/05</text:span></text:p>
          </table:table-cell>
          <table:table-cell office:value-type="string" calcext:value-type="string">
            <text:p><text:span text:style-name="T8">LA GÉNÉRALE</text:span></text:p>
          </table:table-cell>
          <table:table-cell office:value-type="string" calcext:value-type="string">
            <text:p><text:span text:style-name="T8">Laboratoire Artistique Politique et Social </text:span></text:p>
            <text:p>39 rue Gassendi, 75014 PARIS, FR</text:p>
          </table:table-cell>
          <table:table-cell office:value-type="string" calcext:value-type="string">
            <text:p><text:a xlink:href="https://www.lagenerale.fr/fr/projet/prepostprint" xlink:type="simple">https://www.lagenerale.fr/fr/projet/prepostprint</text:a></text:p>
          </table:table-cell>
          <table:table-cell office:value-type="string" calcext:value-type="string">
            <text:p><text:span text:style-name="T8">PREPOSTPRINT</text:span></text:p>
          </table:table-cell>
          <table:table-cell office:value-type="string" calcext:value-type="string">
            <text:p><text:span text:style-name="T8">PREPOSTPRINT</text:span></text:p>
          </table:table-cell>
        </table:table-row>
        <table:table-row table:style-name="ro1">
          <table:table-cell office:value-type="string" calcext:value-type="string">
            <text:p><text:span text:style-name="T2">MODULE DE RECHERCHE CRÉATION LIBRE HYBRIDATION</text:span></text:p>
          </table:table-cell>
          <table:table-cell office:value-type="string" calcext:value-type="string">
            <text:p><text:span text:style-name="T8">▶ MODULE DE RECHERCHE</text:span></text:p>
            <text:p>▶ SÉMINAIRE</text:p>
          </table:table-cell>
          <table:table-cell office:value-type="string" calcext:value-type="string">
            <text:p><text:span text:style-name="T8">2018-2019</text:span></text:p>
          </table:table-cell>
          <table:table-cell office:value-type="string" calcext:value-type="string">
            <text:p><text:span text:style-name="T8">ENSAD ÉCOLE NATIONALE SUPÉRIEURE DES ARTS DÉCORATIFS</text:span></text:p>
          </table:table-cell>
          <table:table-cell office:value-type="string" calcext:value-type="string">
            <text:p><text:span text:style-name="T8">31 Rue d'Ulm, 75005 PARIS, FR</text:span></text:p>
          </table:table-cell>
          <table:table-cell office:value-type="string" calcext:value-type="string">
            <text:p><text:a xlink:href="https://workshops.julie-blanc.fr/libre-hybridation-2019/#projets" xlink:type="simple">https://workshops.julie-blanc.fr/libre-hybridation-2019/#projets</text:a></text:p>
          </table:table-cell>
          <table:table-cell office:value-type="string" calcext:value-type="string">
            <text:p><text:span text:style-name="T8">▶ JULIE BLANC</text:span></text:p>
            <text:p>▶ QUENTIN JUHEL</text:p>
            <text:p>▶ LUCILE HAUTE</text:p>
          </table:table-cell>
          <table:table-cell office:value-type="string" calcext:value-type="string">
            <text:p><text:span text:style-name="T8">▶ JULIE BLANC</text:span></text:p>
            <text:p><text:span text:style-name="T8">▶ QUENTIN JUHEL</text:span></text:p>
            <text:p><text:span text:style-name="T8">▶ LUCILE HAUTE</text:span></text:p>
            <text:p><text:span text:style-name="T8">▶ </text:span><text:span text:style-name="T18">BONJOUR MONDE</text:span></text:p>
            <text:p><text:span text:style-name="T19">▶ </text:span><text:span text:style-name="T20">SARAH GARCIN</text:span></text:p>
            <text:p><text:span text:style-name="T19">▶ </text:span><text:span text:style-name="T20">AMÉLIE DUMONT</text:span></text:p>
          </table:table-cell>
        </table:table-row>
        <table:table-row table:style-name="ro1">
          <table:table-cell office:value-type="string" calcext:value-type="string">
            <text:p><text:span text:style-name="T2">LES FORMES DU WEB</text:span></text:p>
          </table:table-cell>
          <table:table-cell office:value-type="string" calcext:value-type="string">
            <text:p><text:span text:style-name="T8">▶ MODULE DE RECHERCHE</text:span></text:p>
            <text:p>▶ WORKSHOP</text:p>
          </table:table-cell>
          <table:table-cell office:value-type="string" calcext:value-type="string">
            <text:p><text:span text:style-name="T8">2020</text:span></text:p>
          </table:table-cell>
          <table:table-cell office:value-type="string" calcext:value-type="string">
            <text:p><text:span text:style-name="T8">ENSAD ÉCOLE NATIONALE SUPÉRIEURE DES ARTS DÉCORATIFS</text:span></text:p>
          </table:table-cell>
          <table:table-cell office:value-type="string" calcext:value-type="string">
            <text:p><text:span text:style-name="T8">31 Rue d'Ulm, 75005 PARIS, FR</text:span></text:p>
          </table:table-cell>
          <table:table-cell office:value-type="string" calcext:value-type="string">
            <text:p><text:a xlink:href="https://workshops.julie-blanc.fr/2020-mrc-ensad/" xlink:type="simple">https://workshops.julie-blanc.fr/2020-mrc-ensad/</text:a></text:p>
          </table:table-cell>
          <table:table-cell office:value-type="string" calcext:value-type="string">
            <text:p><text:span text:style-name="T8">▶ JULIE BLANC</text:span></text:p>
            <text:p>▶ LUCILE HAUTE</text:p>
          </table:table-cell>
          <table:table-cell office:value-type="string" calcext:value-type="string">
            <text:p><text:span text:style-name="T8">▶ QUENTIN JUHEL</text:span></text:p>
            <text:p>▶ BONJOUR MONDE</text:p>
            <text:p>▶ NICOLAS TILLY</text:p>
          </table:table-cell>
        </table:table-row>
        <table:table-row table:style-name="ro1">
          <table:table-cell office:value-type="string" calcext:value-type="string">
            <text:p><text:span text:style-name="T2">FIG (Festival Inopiné de Graphisme)</text:span></text:p>
          </table:table-cell>
          <table:table-cell table:style-name="Sheet0_cell4" office:value-type="string" calcext:value-type="string">
            <text:p><text:span text:style-name="T8">▶ PRÉSENTATION</text:span></text:p>
            <text:p>▶ WORKSHOP</text:p>
            <text:p>▶ EXPOSITION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span text:style-name="T8">LIÈGE</text:span>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a xlink:href="https://index.figliege.com/" xlink:type="simple">https://index.figliege.com/</text:a>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span text:style-name="T8">-</text:span></text:p>
          </table:table-cell>
        </table:table-row>
        <table:table-row table:style-name="ro1">
          <table:table-cell office:value-type="string" calcext:value-type="string">
            <text:p><text:span text:style-name="T2">Open School #2</text:span></text:p>
          </table:table-cell>
          <table:table-cell table:style-name="Sheet0_cell4" office:value-type="string" calcext:value-type="string">
            <text:p><text:span text:style-name="T8">▶ RENCONTRE</text:span></text:p>
            <text:p>▶ CONFÉRENCE</text:p>
          </table:table-cell>
          <table:table-cell table:style-name="Sheet0_cell4" office:value-type="string" calcext:value-type="string">
            <text:p><text:span text:style-name="T8">2023-03-20/21</text:span></text:p>
          </table:table-cell>
          <table:table-cell table:style-name="Sheet0_cell4" office:value-type="string" calcext:value-type="string">
            <text:p><text:span text:style-name="T10">ENSAD ÉCOLE NATIONALE SUPÉRIEURE DES ARTS DÉCORATIFS (Issy-les-moulineaux)</text:span></text:p>
          </table:table-cell>
          <table:table-cell table:style-name="Sheet0_cell4" office:value-type="string" calcext:value-type="string">
            <text:p><text:span text:style-name="T8">-</text:span></text:p>
          </table:table-cell>
          <table:table-cell table:style-name="Sheet0_cell4" office:value-type="string" calcext:value-type="string">
            <text:p><text:span text:style-name="T8">-</text:span></text:p>
          </table:table-cell>
          <table:table-cell table:style-name="Sheet0_cell4" office:value-type="string" calcext:value-type="string">
            <text:p><text:span text:style-name="T8">▶ Martin De Bie</text:span></text:p>
            <text:p>▶ Elsa Boyer</text:p>
            <text:p>▶ Olivier Bien</text:p>
          </table:table-cell>
          <table:table-cell table:style-name="Sheet0_cell4" office:value-type="string" calcext:value-type="string">
            <text:p><text:span text:style-name="T8">-</text:span></text:p>
          </table:table-cell>
        </table:table-row>
        <table:table-row table:style-name="ro1">
          <table:table-cell office:value-type="string" calcext:value-type="string">
            <text:p><text:span text:style-name="T2">LIBRE GRAPHICS MEETINGS (LGM) 2006</text:span></text:p>
          </table:table-cell>
          <table:table-cell office:value-type="string" calcext:value-type="string">
            <text:p><text:span text:style-name="T8">▶ RENCONTRE</text:span></text:p>
            <text:p>▶ CONFÉRENCE</text:p>
            <text:p>▶ WORKSHOP</text:p>
          </table:table-cell>
          <table:table-cell office:value-type="string" calcext:value-type="string">
            <text:p><text:span text:style-name="T8">2006-03-17/19</text:span></text:p>
          </table:table-cell>
          <table:table-cell office:value-type="string" calcext:value-type="string">
            <text:p><text:span text:style-name="T8">ÉCOLE D'INGÉNIEURS CPE LYON</text:span></text:p>
          </table:table-cell>
          <table:table-cell office:value-type="string" calcext:value-type="string">
            <text:p><text:span text:style-name="T8">Campus Lyontech, 3 Rue Victor Grignard, 69100 VILLEURBANNE, FR</text:span></text:p>
          </table:table-cell>
          <table:table-cell office:value-type="string" calcext:value-type="string">
            <text:p><text:span text:style-name="T8">▶ </text:span><text:span text:style-name="T8"><text:a xlink:href="https://libregraphicsmeeting.org/lgm/about/libre-graphics-meeting/" xlink:type="simple">https://libregraphicsmeeting.org/lgm/about/libre-graphics-meeting/</text:a></text:span></text:p>
            <text:p><text:span text:style-name="T8">▶ </text:span><text:span text:style-name="T8"><text:a xlink:href="http://libregraphicsmeeting.org/2006/" xlink:type="simple">http://libregraphicsmeeting.org/2006/</text:a></text:span></text:p>
          </table:table-cell>
          <table:table-cell office:value-type="string" calcext:value-type="string">
            <text:p><text:span text:style-name="T8">LIBRE GRAPHICS MEETINGS (LGM)</text:span></text:p>
          </table:table-cell>
          <table:table-cell office:value-type="string" calcext:value-type="string">
            <text:p><text:span text:style-name="T8">LIBRE GRAPHICS MEETINGS (LGM)</text:span></text:p>
          </table:table-cell>
        </table:table-row>
        <table:table-row table:style-name="ro1">
          <table:table-cell office:value-type="string" calcext:value-type="string">
            <text:p><text:span text:style-name="T2">LIBRE GRAPHICS MEETINGS (LGM) 2007</text:span></text:p>
          </table:table-cell>
          <table:table-cell office:value-type="string" calcext:value-type="string">
            <text:p><text:span text:style-name="T8">▶ RENCONTRE</text:span></text:p>
            <text:p>▶ CONFÉRENCE</text:p>
            <text:p>▶ WORKSHOP</text:p>
          </table:table-cell>
          <table:table-cell office:value-type="string" calcext:value-type="string">
            <text:p><text:span text:style-name="T8">2007-05-04/06</text:span></text:p>
          </table:table-cell>
          <table:table-cell office:value-type="string" calcext:value-type="string">
            <text:p><text:span text:style-name="T8">ÉCOLE POLYTECHNIQUE DE MONTRÉAL</text:span></text:p>
          </table:table-cell>
          <table:table-cell office:value-type="string" calcext:value-type="string">
            <text:p><text:span text:style-name="T8">Campus de l'Université de Montréal, 2900, boulevard Édouard-Montpetit, MONTRÉAL, QU</text:span></text:p>
          </table:table-cell>
          <table:table-cell office:value-type="string" calcext:value-type="string">
            <text:p><text:span text:style-name="T8">▶ </text:span><text:span text:style-name="T8"><text:a xlink:href="https://libregraphicsmeeting.org/lgm/about/libre-graphics-meeting/" xlink:type="simple">https://libregraphicsmeeting.org/lgm/about/libre-graphics-meeting/</text:a></text:span></text:p>
            <text:p><text:span text:style-name="T8">▶ </text:span><text:span text:style-name="T8"><text:a xlink:href="https://libregraphicsmeeting.org/2007/" xlink:type="simple">https://libregraphicsmeeting.org/2007/</text:a></text:span></text:p>
            <text:p><text:span text:style-name="T8">▶ </text:span><text:span text:style-name="T8"><text:a xlink:href="https://www.youtube.com/playlist?list=PL7C876FCCEA1BE0D5" xlink:type="simple">https://www.youtube.com/playlist?list=PL7C876FCCEA1BE0D5</text:a></text:span></text:p>
          </table:table-cell>
          <table:table-cell office:value-type="string" calcext:value-type="string">
            <text:p><text:span text:style-name="T8">LIBRE GRAPHICS MEETINGS (LGM)</text:span></text:p>
          </table:table-cell>
          <table:table-cell office:value-type="string" calcext:value-type="string">
            <text:p><text:span text:style-name="T8">LIBRE GRAPHICS MEETINGS (LGM)</text:span></text:p>
          </table:table-cell>
        </table:table-row>
        <table:table-row table:style-name="ro1">
          <table:table-cell office:value-type="string" calcext:value-type="string">
            <text:p><text:span text:style-name="T2">LIBRE GRAPHICS MEETINGS (LGM) 2008</text:span></text:p>
          </table:table-cell>
          <table:table-cell office:value-type="string" calcext:value-type="string">
            <text:p><text:span text:style-name="T8">▶ RENCONTRE</text:span></text:p>
            <text:p>▶ CONFÉRENCE</text:p>
            <text:p>▶ WORKSHOP</text:p>
          </table:table-cell>
          <table:table-cell office:value-type="string" calcext:value-type="string">
            <text:p><text:span text:style-name="T8">2008-05-08/11</text:span></text:p>
          </table:table-cell>
          <table:table-cell office:value-type="string" calcext:value-type="string">
            <text:p><text:span text:style-name="T8">WROCŁAW UNIVERSITY OF TECHNOLOGY</text:span></text:p>
          </table:table-cell>
          <table:table-cell office:value-type="string" calcext:value-type="string">
            <text:p><text:span text:style-name="T15">27 Wybrzeże Wyspiańskiego</text:span></text:p>
            <text:p>50-370 Wrocław, Poland</text:p>
          </table:table-cell>
          <table:table-cell office:value-type="string" calcext:value-type="string">
            <text:p><text:span text:style-name="T8">▶ </text:span><text:span text:style-name="T8"><text:a xlink:href="https://libregraphicsmeeting.org/lgm/about/libre-graphics-meeting/" xlink:type="simple">https://libregraphicsmeeting.org/lgm/about/libre-graphics-meeting/</text:a></text:span></text:p>
            <text:p><text:span text:style-name="T8">▶ </text:span><text:span text:style-name="T8"><text:a xlink:href="https://libregraphicsmeeting.org/2008/" xlink:type="simple">https://libregraphicsmeeting.org/2008/</text:a></text:span></text:p>
            <text:p><text:span text:style-name="T8">▶ </text:span><text:span text:style-name="T8"><text:a xlink:href="https://www.youtube.com/playlist?list=PLD47A26C6763CF723" xlink:type="simple">https://www.youtube.com/playlist?list=PLD47A26C6763CF723</text:a></text:span></text:p>
          </table:table-cell>
          <table:table-cell office:value-type="string" calcext:value-type="string">
            <text:p><text:span text:style-name="T8">LIBRE GRAPHICS MEETINGS (LGM)</text:span></text:p>
          </table:table-cell>
          <table:table-cell office:value-type="string" calcext:value-type="string">
            <text:p><text:span text:style-name="T8">LIBRE GRAPHICS MEETINGS (LGM)</text:span></text:p>
          </table:table-cell>
        </table:table-row>
        <table:table-row table:style-name="ro1">
          <table:table-cell office:value-type="string" calcext:value-type="string">
            <text:p><text:span text:style-name="T2">LIBRE GRAPHICS MEETINGS (LGM) 2009</text:span></text:p>
          </table:table-cell>
          <table:table-cell office:value-type="string" calcext:value-type="string">
            <text:p><text:span text:style-name="T8">▶ RENCONTRE</text:span></text:p>
            <text:p>▶ CONFÉRENCE</text:p>
            <text:p>▶ WORKSHOP</text:p>
          </table:table-cell>
          <table:table-cell office:value-type="string" calcext:value-type="string">
            <text:p><text:span text:style-name="T8">2009-05-06/09</text:span></text:p>
          </table:table-cell>
          <table:table-cell office:value-type="string" calcext:value-type="string">
            <text:p><text:span text:style-name="T8">ÉCOLE POLYTECHNIQUE DE MONTRÉAL</text:span></text:p>
          </table:table-cell>
          <table:table-cell office:value-type="string" calcext:value-type="string">
            <text:p><text:span text:style-name="T8">Campus de l'Université de Montréal, 2900, boulevard Édouard-Montpetit, MONTRÉAL, QU</text:span></text:p>
          </table:table-cell>
          <table:table-cell office:value-type="string" calcext:value-type="string">
            <text:p><text:span text:style-name="T8">▶ </text:span><text:span text:style-name="T8"><text:a xlink:href="https://libregraphicsmeeting.org/lgm/about/libre-graphics-meeting/" xlink:type="simple">https://libregraphicsmeeting.org/lgm/about/libre-graphics-meeting/</text:a></text:span></text:p>
            <text:p><text:span text:style-name="T8">▶ </text:span><text:span text:style-name="T8"><text:a xlink:href="https://libregraphicsmeeting.org/2009/" xlink:type="simple">https://libregraphicsmeeting.org/2009/</text:a></text:span></text:p>
            <text:p><text:span text:style-name="T8">▶ </text:span><text:span text:style-name="T8"><text:a xlink:href="https://www.youtube.com/playlist?list=PLE14890BBA8F6E751" xlink:type="simple">https://www.youtube.com/playlist?list=PLE14890BBA8F6E751</text:a></text:span></text:p>
          </table:table-cell>
          <table:table-cell office:value-type="string" calcext:value-type="string">
            <text:p><text:span text:style-name="T8">LIBRE GRAPHICS MEETINGS (LGM)</text:span></text:p>
          </table:table-cell>
          <table:table-cell office:value-type="string" calcext:value-type="string">
            <text:p><text:span text:style-name="T8">▶ ALEXANDER PROKOUDINE</text:span></text:p>
            <text:p>▶ JON PHILLIP</text:p>
            <text:p>▶ OPEN SOURCE PUBLISHING</text:p>
            <text:p>▶ NATHAN WILLIS</text:p>
            <text:p>▶ YUVAL LEVY</text:p>
          </table:table-cell>
        </table:table-row>
        <table:table-row table:style-name="ro1">
          <table:table-cell office:value-type="string" calcext:value-type="string">
            <text:p><text:span text:style-name="T2">LIBRE GRAPHICS MEETINGS (LGM) 2010</text:span></text:p>
          </table:table-cell>
          <table:table-cell office:value-type="string" calcext:value-type="string">
            <text:p><text:span text:style-name="T8">▶ RENCONTRE</text:span></text:p>
            <text:p>▶ CONFÉRENCE</text:p>
            <text:p>▶ WORKSHOP</text:p>
          </table:table-cell>
          <table:table-cell office:value-type="string" calcext:value-type="string">
            <text:p><text:span text:style-name="T8">2010-05-27/30</text:span></text:p>
          </table:table-cell>
          <table:table-cell office:value-type="string" calcext:value-type="string">
            <text:p><text:span text:style-name="T8">PIANOFABRIEK</text:span></text:p>
          </table:table-cell>
          <table:table-cell office:value-type="string" calcext:value-type="string">
            <text:p><text:span text:style-name="T8">Rue du Fort / Fortstraat 35</text:span></text:p>
            <text:p>1060 BRUSSELS, BE</text:p>
          </table:table-cell>
          <table:table-cell office:value-type="string" calcext:value-type="string">
            <text:p><text:span text:style-name="T8">▶ </text:span><text:span text:style-name="T8"><text:a xlink:href="https://libregraphicsmeeting.org/lgm/about/libre-graphics-meeting/" xlink:type="simple">https://libregraphicsmeeting.org/lgm/about/libre-graphics-meeting/</text:a></text:span></text:p>
            <text:p><text:span text:style-name="T8">▶ </text:span><text:span text:style-name="T8"><text:a xlink:href="https://libregraphicsmeeting.org/2010/" xlink:type="simple">https://libregraphicsmeeting.org/2010/</text:a></text:span></text:p>
            <text:p><text:span text:style-name="T8">▶ </text:span><text:span text:style-name="T8"><text:a xlink:href="https://www.youtube.com/playlist?list=PL927C3C7CD4DE9E08" xlink:type="simple">https://www.youtube.com/playlist?list=PL927C3C7CD4DE9E08</text:a></text:span></text:p>
          </table:table-cell>
          <table:table-cell office:value-type="string" calcext:value-type="string">
            <text:p><text:span text:style-name="T8">LIBRE GRAPHICS MEETINGS (LGM)</text:span></text:p>
          </table:table-cell>
          <table:table-cell office:value-type="string" calcext:value-type="string">
            <text:p><text:a xlink:href="https://libregraphicsmeeting.org/2010/program.php.html" xlink:type="simple">https://libregraphicsmeeting.org/2010/program.php.html</text:a></text:p>
          </table:table-cell>
        </table:table-row>
        <table:table-row table:style-name="ro1">
          <table:table-cell office:value-type="string" calcext:value-type="string">
            <text:p><text:span text:style-name="T2">LIBRE GRAPHICS MEETINGS (LGM) 2011</text:span></text:p>
          </table:table-cell>
          <table:table-cell office:value-type="string" calcext:value-type="string">
            <text:p><text:span text:style-name="T8">▶ RENCONTRE</text:span></text:p>
            <text:p>▶ CONFÉRENCE</text:p>
            <text:p>▶ WORKSHOP</text:p>
          </table:table-cell>
          <table:table-cell office:value-type="string" calcext:value-type="string">
            <text:p><text:span text:style-name="T8">2011-05-10/13</text:span></text:p>
          </table:table-cell>
          <table:table-cell office:value-type="string" calcext:value-type="string">
            <text:p><text:span text:style-name="T8">ÉCOLE POLYTECHNIQUE DE MONTRÉAL</text:span></text:p>
          </table:table-cell>
          <table:table-cell office:value-type="string" calcext:value-type="string">
            <text:p><text:span text:style-name="T8">Campus de l'Université de Montréal, 2900, boulevard Édouard-Montpetit, MONTRÉAL, QU</text:span></text:p>
          </table:table-cell>
          <table:table-cell office:value-type="string" calcext:value-type="string">
            <text:p><text:span text:style-name="T8">▶ </text:span><text:span text:style-name="T8"><text:a xlink:href="https://libregraphicsmeeting.org/lgm/about/libre-graphics-meeting/" xlink:type="simple">https://libregraphicsmeeting.org/lgm/about/libre-graphics-meeting/</text:a></text:span></text:p>
            <text:p><text:span text:style-name="T8">▶ </text:span><text:span text:style-name="T8"><text:a xlink:href="https://libregraphicsmeeting.org/2011/index.html" xlink:type="simple">https://libregraphicsmeeting.org/2011/index.html</text:a></text:span></text:p>
            <text:p><text:span text:style-name="T8">▶ </text:span><text:span text:style-name="T8"><text:a xlink:href="https://www.youtube.com/playlist?list=PL12ED8A32500AEC19" xlink:type="simple">https://www.youtube.com/playlist?list=PL12ED8A32500AEC19</text:a></text:span></text:p>
          </table:table-cell>
          <table:table-cell office:value-type="string" calcext:value-type="string">
            <text:p><text:span text:style-name="T8">LIBRE GRAPHICS MEETINGS (LGM)</text:span></text:p>
          </table:table-cell>
          <table:table-cell office:value-type="string" calcext:value-type="string">
            <text:p><text:a xlink:href="https://libregraphicsmeeting.org/2011/qui-sera-la/index-lang=fr.html" xlink:type="simple">https://libregraphicsmeeting.org/2011/qui-sera-la/index-lang=fr.html</text:a></text:p>
          </table:table-cell>
        </table:table-row>
        <table:table-row table:style-name="ro1">
          <table:table-cell office:value-type="string" calcext:value-type="string">
            <text:p><text:span text:style-name="T2">LIBRE GRAPHICS MEETINGS (LGM) 2012</text:span></text:p>
          </table:table-cell>
          <table:table-cell office:value-type="string" calcext:value-type="string">
            <text:p><text:span text:style-name="T8">▶ RENCONTRE</text:span></text:p>
            <text:p>▶ CONFÉRENCE</text:p>
            <text:p>▶ WORKSHOP</text:p>
          </table:table-cell>
          <table:table-cell office:value-type="string" calcext:value-type="string">
            <text:p><text:span text:style-name="T8">2012-05-02/05</text:span></text:p>
          </table:table-cell>
          <table:table-cell office:value-type="string" calcext:value-type="string">
            <text:p><text:span text:style-name="T8">UNIVERSITY OF APPLIED SCIENCES TECHNIKUM WIEN</text:span></text:p>
          </table:table-cell>
          <table:table-cell office:value-type="string" calcext:value-type="string">
            <text:p><text:span text:style-name="T8">Hoechstaedtplatz 5 1200 VIENNE, ALL</text:span></text:p>
          </table:table-cell>
          <table:table-cell office:value-type="string" calcext:value-type="string">
            <text:p><text:span text:style-name="T8">▶ </text:span><text:span text:style-name="T8"><text:a xlink:href="https://libregraphicsmeeting.org/lgm/about/libre-graphics-meeting/" xlink:type="simple">https://libregraphicsmeeting.org/lgm/about/libre-graphics-meeting/</text:a></text:span><text:span text:style-name="T4"> </text:span></text:p>
            <text:p><text:span text:style-name="T8">▶ </text:span><text:span text:style-name="T8"><text:a xlink:href="https://libregraphicsmeeting.org/2012/" xlink:type="simple">https://libregraphicsmeeting.org/2012/</text:a></text:span></text:p>
            <text:p><text:span text:style-name="T8">▶ </text:span><text:span text:style-name="T8"><text:a xlink:href="https://www.youtube.com/playlist?list=PL095A40A9E5123EF6" xlink:type="simple">https://www.youtube.com/playlist?list=PL095A40A9E5123EF6</text:a></text:span></text:p>
          </table:table-cell>
          <table:table-cell office:value-type="string" calcext:value-type="string">
            <text:p><text:span text:style-name="T8">LIBRE GRAPHICS MEETINGS (LGM)</text:span></text:p>
          </table:table-cell>
          <table:table-cell office:value-type="string" calcext:value-type="string">
            <text:p><text:a xlink:href="https://libregraphicsmeeting.org/2012/whos-coming/index.html" xlink:type="simple">https://libregraphicsmeeting.org/2012/whos-coming/index.html</text:a></text:p>
          </table:table-cell>
        </table:table-row>
        <table:table-row table:style-name="ro1">
          <table:table-cell office:value-type="string" calcext:value-type="string">
            <text:p><text:span text:style-name="T2">LIBRE GRAPHICS MEETINGS (LGM) 2013</text:span></text:p>
          </table:table-cell>
          <table:table-cell office:value-type="string" calcext:value-type="string">
            <text:p><text:span text:style-name="T8">▶ RENCONTRE</text:span></text:p>
            <text:p>▶ CONFÉRENCE</text:p>
            <text:p>▶ WORKSHOP</text:p>
          </table:table-cell>
          <table:table-cell office:value-type="string" calcext:value-type="string">
            <text:p><text:span text:style-name="T8">2013-04-10/13</text:span></text:p>
          </table:table-cell>
          <table:table-cell office:value-type="string" calcext:value-type="string">
            <text:p><text:span text:style-name="T8">MEDIALAB PRADO </text:span></text:p>
          </table:table-cell>
          <table:table-cell office:value-type="string" calcext:value-type="string">
            <text:p><text:span text:style-name="T8">Plaza de las Letras / Calle de la Alameda, 15,  28014 MADRID, ES</text:span></text:p>
          </table:table-cell>
          <table:table-cell office:value-type="string" calcext:value-type="string">
            <text:p><text:span text:style-name="T8">▶ </text:span><text:span text:style-name="T8"><text:a xlink:href="https://libregraphicsmeeting.org/lgm/about/libre-graphics-meeting/" xlink:type="simple">https://libregraphicsmeeting.org/lgm/about/libre-graphics-meeting/</text:a></text:span><text:span text:style-name="T4"> </text:span></text:p>
            <text:p><text:span text:style-name="T8">▶ </text:span><text:span text:style-name="T8"><text:a xlink:href="https://libregraphicsmeeting.org/2013/" xlink:type="simple">https://libregraphicsmeeting.org/2013/</text:a></text:span></text:p>
            <text:p><text:span text:style-name="T8">▶ </text:span><text:span text:style-name="T8"><text:a xlink:href="https://www.medialab-prado.es/article/lgm_2013#programa" xlink:type="simple">https://www.medialab-prado.es/article/lgm_2013#programa</text:a></text:span></text:p>
          </table:table-cell>
          <table:table-cell office:value-type="string" calcext:value-type="string">
            <text:p><text:span text:style-name="T8">LIBRE GRAPHICS MEETINGS (LGM)</text:span></text:p>
          </table:table-cell>
          <table:table-cell office:value-type="string" calcext:value-type="string">
            <text:p><text:a xlink:href="https://libregraphicsmeeting.org/2013/participants/index.html" xlink:type="simple">https://libregraphicsmeeting.org/2013/participants/index.html</text:a></text:p>
          </table:table-cell>
        </table:table-row>
        <table:table-row table:style-name="ro1">
          <table:table-cell office:value-type="string" calcext:value-type="string">
            <text:p><text:span text:style-name="T2">LIBRE GRAPHICS MEETINGS (LGM) 2014</text:span></text:p>
          </table:table-cell>
          <table:table-cell office:value-type="string" calcext:value-type="string">
            <text:p><text:span text:style-name="T8">▶ RENCONTRE</text:span></text:p>
            <text:p>▶ CONFÉRENCE</text:p>
            <text:p>▶ WORKSHOP</text:p>
          </table:table-cell>
          <table:table-cell office:value-type="string" calcext:value-type="string">
            <text:p><text:span text:style-name="T8">2014-04-02/05</text:span></text:p>
          </table:table-cell>
          <table:table-cell office:value-type="string" calcext:value-type="string">
            <text:p><text:span text:style-name="T8">UNIVERSITY OF LEIPZIG</text:span></text:p>
          </table:table-cell>
          <table:table-cell office:value-type="string" calcext:value-type="string">
            <text:p><text:span text:style-name="T8">Universität Leipzig, Paulinum, Hauptgebäude, Augustusplatz 10-11, D-04109 Leipzig</text:span></text:p>
          </table:table-cell>
          <table:table-cell office:value-type="string" calcext:value-type="string">
            <text:p><text:span text:style-name="T8">▶ </text:span><text:span text:style-name="T8"><text:a xlink:href="https://libregraphicsmeeting.org/lgm/about/libre-graphics-meeting/" xlink:type="simple">https://libregraphicsmeeting.org/lgm/about/libre-graphics-meeting/</text:a></text:span><text:span text:style-name="T4"> </text:span></text:p>
            <text:p><text:span text:style-name="T8">▶ </text:span><text:span text:style-name="T8"><text:a xlink:href="https://libregraphicsmeeting.org/2014/" xlink:type="simple">https://libregraphicsmeeting.org/2014/</text:a></text:span></text:p>
            <text:p><text:span text:style-name="T8">▶ </text:span><text:span text:style-name="T8"><text:a xlink:href="https://download.gimp.org/pub/gimp/lgm/2014/" xlink:type="simple">https://download.gimp.org/pub/gimp/lgm/2014/</text:a></text:span></text:p>
          </table:table-cell>
          <table:table-cell office:value-type="string" calcext:value-type="string">
            <text:p><text:span text:style-name="T8">LIBRE GRAPHICS MEETINGS (LGM)</text:span></text:p>
          </table:table-cell>
          <table:table-cell office:value-type="string" calcext:value-type="string">
            <text:p><text:a xlink:href="https://libregraphicsmeeting.org/2014/participants/index.html" xlink:type="simple">https://libregraphicsmeeting.org/2014/participants/index.html</text:a></text:p>
          </table:table-cell>
        </table:table-row>
        <table:table-row table:style-name="ro1">
          <table:table-cell office:value-type="string" calcext:value-type="string">
            <text:p><text:span text:style-name="T2">LIBRE GRAPHICS MEETINGS (LGM) 2016</text:span></text:p>
          </table:table-cell>
          <table:table-cell office:value-type="string" calcext:value-type="string">
            <text:p><text:span text:style-name="T8">▶ RENCONTRE</text:span></text:p>
            <text:p>▶ CONFÉRENCE</text:p>
            <text:p>▶ WORKSHOP</text:p>
          </table:table-cell>
          <table:table-cell office:value-type="string" calcext:value-type="string">
            <text:p><text:span text:style-name="T8">2016-04-15/18</text:span></text:p>
          </table:table-cell>
          <table:table-cell office:value-type="string" calcext:value-type="string">
            <text:p><text:span text:style-name="T8">UNIVERSITY OF WESTMINSTER, HARROW CAMPUS, LONDRES</text:span></text:p>
          </table:table-cell>
          <table:table-cell office:value-type="string" calcext:value-type="string">
            <text:p><text:span text:style-name="T8">Watford Rd, Northwick Park Roundabout, Harrow HA1 3TP, Royaume-Uni</text:span></text:p>
          </table:table-cell>
          <table:table-cell office:value-type="string" calcext:value-type="string">
            <text:p><text:span text:style-name="T8">▶ </text:span><text:span text:style-name="T8"><text:a xlink:href="https://libregraphicsmeeting.org/lgm/about/libre-graphics-meeting/" xlink:type="simple">https://libregraphicsmeeting.org/lgm/about/libre-graphics-meeting/</text:a></text:span></text:p>
            <text:p><text:span text:style-name="T8">▶ </text:span><text:span text:style-name="T8"><text:a xlink:href="https://libregraphicsmeeting.org/2016/" xlink:type="simple">https://libregraphicsmeeting.org/2016/</text:a></text:span></text:p>
            <text:p><text:span text:style-name="T8">▶ </text:span><text:span text:style-name="T8"><text:a xlink:href="https://www.youtube.com/watch?v=SqrYf_HlBwM&amp;list=PLe-w9p--aJKvVJ2l2qo6arwx2Xw-HrZ5u" xlink:type="simple">https://www.youtube.com/watch?v=SqrYf_HlBwM&amp;list=PLe-w9p--aJKvVJ2l2qo6arwx2Xw-HrZ5u</text:a></text:span></text:p>
          </table:table-cell>
          <table:table-cell office:value-type="string" calcext:value-type="string">
            <text:p><text:span text:style-name="T8">LIBRE GRAPHICS MEETINGS (LGM)</text:span></text:p>
          </table:table-cell>
          <table:table-cell office:value-type="string" calcext:value-type="string">
            <text:p><text:a xlink:href="https://libregraphicsmeeting.org/2016/participants/" xlink:type="simple">https://libregraphicsmeeting.org/2016/participants/</text:a></text:p>
          </table:table-cell>
        </table:table-row>
        <table:table-row table:style-name="ro1">
          <table:table-cell office:value-type="string" calcext:value-type="string">
            <text:p><text:span text:style-name="T2">LIBRE GRAPHICS MEETINGS (LGM) 2020</text:span></text:p>
          </table:table-cell>
          <table:table-cell office:value-type="string" calcext:value-type="string">
            <text:p><text:span text:style-name="T8">▶ RENCONTRE</text:span></text:p>
            <text:p>▶ CONFÉRENCE</text:p>
            <text:p>▶ WORKSHOP</text:p>
          </table:table-cell>
          <table:table-cell office:value-type="string" calcext:value-type="string">
            <text:p><text:span text:style-name="T8">2020-05-27/29</text:span></text:p>
          </table:table-cell>
          <table:table-cell office:value-type="string" calcext:value-type="string">
            <text:p><text:span text:style-name="T8">ONLINE</text:span></text:p>
          </table:table-cell>
          <table:table-cell office:value-type="string" calcext:value-type="string">
            <text:p><text:span text:style-name="T8">ONLINE</text:span></text:p>
          </table:table-cell>
          <table:table-cell office:value-type="string" calcext:value-type="string">
            <text:p><text:span text:style-name="T8">▶ </text:span><text:span text:style-name="T8"><text:a xlink:href="https://libregraphicsmeeting.org/lgm/about/libre-graphics-meeting/" xlink:type="simple">https://libregraphicsmeeting.org/lgm/about/libre-graphics-meeting/</text:a></text:span></text:p>
            <text:p><text:span text:style-name="T8">▶ </text:span><text:span text:style-name="T8"><text:a xlink:href="https://libregraphicsmeeting.org/2020/en/index.html" xlink:type="simple">https://libregraphicsmeeting.org/2020/en/index.html</text:a></text:span></text:p>
            <text:p><text:span text:style-name="T8">▶ </text:span><text:span text:style-name="T8"><text:a xlink:href="https://www.youtube.com/watch?v=qbJv7QScs3s&amp;list=PLe-w9p--aJKvIs3toDqF0m27rs8wR4W4Y" xlink:type="simple">https://www.youtube.com/watch?v=qbJv7QScs3s&amp;list=PLe-w9p--aJKvIs3toDqF0m27rs8wR4W4Y</text:a></text:span></text:p>
          </table:table-cell>
          <table:table-cell office:value-type="string" calcext:value-type="string">
            <text:p><text:span text:style-name="T8">LIBRE GRAPHICS MEETINGS (LGM)</text:span></text:p>
          </table:table-cell>
          <table:table-cell office:value-type="string" calcext:value-type="string">
            <text:p><text:a xlink:href="https://libregraphicsmeeting.org/2020/en/program.html" xlink:type="simple">https://libregraphicsmeeting.org/2020/en/program.html</text:a></text:p>
          </table:table-cell>
        </table:table-row>
        <table:table-row table:style-name="ro1">
          <table:table-cell office:value-type="string" calcext:value-type="string">
            <text:p><text:span text:style-name="T2">LIBRE GRAPHICS MEETINGS (LGM) 2018</text:span></text:p>
          </table:table-cell>
          <table:table-cell office:value-type="string" calcext:value-type="string">
            <text:p><text:span text:style-name="T8">▶ RENCONTRE</text:span></text:p>
            <text:p>▶ CONFÉRENCE </text:p>
            <text:p>▶ WORKSHOP</text:p>
          </table:table-cell>
          <table:table-cell office:value-type="string" calcext:value-type="string">
            <text:p><text:span text:style-name="T8">2018-04-26/30</text:span></text:p>
          </table:table-cell>
          <table:table-cell office:value-type="string" calcext:value-type="string">
            <text:p><text:span text:style-name="T8">▶ </text:span><text:span text:style-name="T11">FACULTAD DE COMUNICACIÓN</text:span></text:p>
            <text:p><text:span text:style-name="T12">▶ </text:span><text:span text:style-name="T13">TRAMALLOL </text:span></text:p>
          </table:table-cell>
          <table:table-cell office:value-type="string" calcext:value-type="string">
            <text:p><text:span text:style-name="T8">▶ C. Américo Vespucio, 27, 41092 Sevilla, Espagne</text:span></text:p>
            <text:p>▶ Pje. Mallol, 22, 41003 Sevilla, Espagne</text:p>
          </table:table-cell>
          <table:table-cell office:value-type="string" calcext:value-type="string">
            <text:p><text:span text:style-name="T8">▶ </text:span><text:span text:style-name="T8"><text:a xlink:href="https://libregraphicsmeeting.org/lgm/about/libre-graphics-meeting/" xlink:type="simple">https://libregraphicsmeeting.org/lgm/about/libre-graphics-meeting/</text:a></text:span></text:p>
            <text:p><text:span text:style-name="T8">▶ </text:span><text:span text:style-name="T8"><text:a xlink:href="https://libregraphicsmeeting.org/2018/" xlink:type="simple">https://libregraphicsmeeting.org/2018/</text:a></text:span></text:p>
          </table:table-cell>
          <table:table-cell office:value-type="string" calcext:value-type="string">
            <text:p><text:span text:style-name="T8">LIBRE GRAPHICS MEETINGS (LGM)</text:span></text:p>
          </table:table-cell>
          <table:table-cell office:value-type="string" calcext:value-type="string">
            <text:p><text:a xlink:href="https://libregraphicsmeeting.org/2018/program/index.html" xlink:type="simple">https://libregraphicsmeeting.org/2018/program/index.html</text:a></text:p>
          </table:table-cell>
        </table:table-row>
        <table:table-row table:style-name="ro1">
          <table:table-cell office:value-type="string" calcext:value-type="string">
            <text:p><text:span text:style-name="T2">LIBRE GRAPHICS MEETINGS (LGM) 2019</text:span></text:p>
          </table:table-cell>
          <table:table-cell office:value-type="string" calcext:value-type="string">
            <text:p><text:span text:style-name="T8">▶ RENCONTRE</text:span></text:p>
            <text:p>▶ CONFÉRENCE </text:p>
            <text:p>▶ WORKSHOP</text:p>
          </table:table-cell>
          <table:table-cell office:value-type="string" calcext:value-type="string">
            <text:p><text:span text:style-name="T8">2019-05/06</text:span></text:p>
          </table:table-cell>
          <table:table-cell office:value-type="string" calcext:value-type="string">
            <text:p><text:span text:style-name="T8">HOCHSCHULE DER BILDENDEN KÜNSTE SAAR </text:span></text:p>
          </table:table-cell>
          <table:table-cell office:value-type="string" calcext:value-type="string">
            <text:p><text:span text:style-name="T8">Keplerstraße 3-5, 66117 Saarbruecken, Germany</text:span></text:p>
          </table:table-cell>
          <table:table-cell office:value-type="string" calcext:value-type="string">
            <text:p><text:span text:style-name="T8">▶ </text:span><text:span text:style-name="T8"><text:a xlink:href="https://libregraphicsmeeting.org/lgm/about/libre-graphics-meeting/" xlink:type="simple">https://libregraphicsmeeting.org/lgm/about/libre-graphics-meeting/</text:a></text:span></text:p>
            <text:p><text:span text:style-name="T8">▶ </text:span><text:span text:style-name="T8"><text:a xlink:href="https://libregraphicsmeeting.org/2019/index.html" xlink:type="simple">https://libregraphicsmeeting.org/2019/index.html</text:a></text:span></text:p>
            <text:p><text:span text:style-name="T8">▶ </text:span><text:span text:style-name="T8"><text:a xlink:href="https://www.youtube.com/playlist?list=PLe-w9p--aJKvxqmg9EO_SrPTVWhl65vsS" xlink:type="simple">https://www.youtube.com/playlist?list=PLe-w9p--aJKvxqmg9EO_SrPTVWhl65vsS</text:a></text:span></text:p>
          </table:table-cell>
          <table:table-cell office:value-type="string" calcext:value-type="string">
            <text:p><text:span text:style-name="T8">LIBRE GRAPHICS MEETINGS (LGM)</text:span></text:p>
          </table:table-cell>
          <table:table-cell office:value-type="string" calcext:value-type="string">
            <text:p><text:a xlink:href="https://libregraphicsmeeting.org/2019/wp/wp-content/uploads/2019/05/Schedule-LGM-2019-2019-05-31.pdf" xlink:type="simple">https://libregraphicsmeeting.org/2019/wp/wp-content/uploads/2019/05/Schedule-LGM-2019-2019-05-31.pdf</text:a></text:p>
          </table:table-cell>
        </table:table-row>
        <table:table-row table:style-name="ro1">
          <table:table-cell office:value-type="string" calcext:value-type="string">
            <text:p><text:span text:style-name="T2">LES ÉCRITS DU NUMÉRIQUE #4 Édition expérimentale</text:span></text:p>
          </table:table-cell>
          <table:table-cell office:value-type="string" calcext:value-type="string">
            <text:p><text:span text:style-name="T8">▶ RENCONTRE</text:span></text:p>
            <text:p>▶ ÉCHANGE</text:p>
            <text:p>▶ WORKSHOP</text:p>
          </table:table-cell>
          <table:table-cell office:value-type="string" calcext:value-type="string">
            <text:p><text:span text:style-name="T8">2019-03-21/23</text:span></text:p>
          </table:table-cell>
          <table:table-cell office:value-type="string" calcext:value-type="string">
            <text:p><text:span text:style-name="T8">▶ ALPHABETVILLE</text:span></text:p>
            <text:p>▶ LA MARELLE, FRICHE BELLE DE MAI</text:p>
          </table:table-cell>
          <table:table-cell office:value-type="string" calcext:value-type="string">
            <text:p><text:span text:style-name="T8">41 rue Jobin, 13003 MARSEILLE FR</text:span></text:p>
          </table:table-cell>
          <table:table-cell office:value-type="string" calcext:value-type="string">
            <text:p><text:span text:style-name="T8">▶ </text:span><text:span text:style-name="T8"><text:a xlink:href="https://alphabetville.org/les-ecrits-du-numerique-4/" xlink:type="simple">https://alphabetville.org/les-ecrits-du-numerique-4/</text:a></text:span></text:p>
            <text:p><text:span text:style-name="T8">▶ </text:span><text:span text:style-name="T8"><text:a xlink:href="https://vimeo.com/channels/1216184/page:1" xlink:type="simple">https://vimeo.com/channels/1216184/page:1</text:a></text:span></text:p>
          </table:table-cell>
          <table:table-cell office:value-type="string" calcext:value-type="string">
            <text:p><text:span text:style-name="T8">▶ ALPHABETVILLE (Colette Tron)</text:span></text:p>
            <text:p>▶ LA MARELLE (Pascal Jourdana)</text:p>
          </table:table-cell>
          <table:table-cell office:value-type="string" calcext:value-type="string">
            <text:p><text:span text:style-name="T8">▶ Lucile Haute </text:span></text:p>
            <text:p>▶ Lucas Friche</text:p>
            <text:p>▶ Antoine Hummel</text:p>
            <text:p>▶ Laurence de la Fuente</text:p>
            <text:p>▶ Jean-Paul Fourmentraux</text:p>
            <text:p>▶ Roger Malina</text:p>
            <text:p>▶ Vincent Puig</text:p>
          </table:table-cell>
        </table:table-row>
        <table:table-row table:style-name="ro1">
          <table:table-cell office:value-type="string" calcext:value-type="string">
            <text:p><text:span text:style-name="T2">Publishing Partyline</text:span></text:p>
          </table:table-cell>
          <table:table-cell office:value-type="string" calcext:value-type="string">
            <text:p><text:span text:style-name="T8">▶ RENCONTRE</text:span></text:p>
            <text:p>▶ WORKSHOP</text:p>
          </table:table-cell>
          <table:table-cell table:style-name="Sheet0_cell4" office:value-type="string" calcext:value-type="string">
            <text:p><text:span text:style-name="T8">2022-10-14/15</text:span></text:p>
          </table:table-cell>
          <table:table-cell table:style-name="Sheet0_cell4" office:value-type="string" calcext:value-type="string">
            <text:p><text:span text:style-name="T8">Varia</text:span></text:p>
          </table:table-cell>
          <table:table-cell table:style-name="Sheet0_cell4" office:value-type="string" calcext:value-type="string">
            <text:p><text:span text:style-name="T8">Gouwstraat 33082 BA Rotterdam, Pays-Bas</text:span></text:p>
          </table:table-cell>
          <table:table-cell table:style-name="Sheet0_cell4" office:value-type="string" calcext:value-type="string">
            <text:p><text:a xlink:href="https://varia.zone/en/publishing-partyline.html" xlink:type="simple">https://varia.zone/en/publishing-partyline.html</text:a></text:p>
          </table:table-cell>
          <table:table-cell table:style-name="Sheet0_cell4" office:value-type="string" calcext:value-type="string">
            <text:p><text:span text:style-name="T8">Varia</text:span></text:p>
          </table:table-cell>
          <table:table-cell table:style-name="Sheet0_cell4" office:value-type="string" calcext:value-type="string">
            <text:p><text:span text:style-name="T8">-</text:span></text:p>
          </table:table-cell>
        </table:table-row>
        <table:table-row table:style-name="ro1">
          <table:table-cell office:value-type="string" calcext:value-type="string">
            <text:p><text:span text:style-name="T2">LIBRE GRAPHICS MEETINGS (LGM) 2015</text:span></text:p>
          </table:table-cell>
          <table:table-cell office:value-type="string" calcext:value-type="string">
            <text:p><text:span text:style-name="T8">▶ RENCONTRE </text:span></text:p>
            <text:p>▶ CONFÉRENCE </text:p>
            <text:p>▶ WORKSHOP</text:p>
          </table:table-cell>
          <table:table-cell office:value-type="string" calcext:value-type="string">
            <text:p><text:span text:style-name="T8">2015-04/05</text:span></text:p>
          </table:table-cell>
          <table:table-cell office:value-type="string" calcext:value-type="string">
            <text:p><text:span text:style-name="T14">UNIVERSITY OF TORONTO</text:span></text:p>
          </table:table-cell>
          <table:table-cell office:value-type="string" calcext:value-type="string">
            <text:p><text:span text:style-name="T8">130 St. George St. TORONTO, CANADA</text:span></text:p>
          </table:table-cell>
          <table:table-cell office:value-type="string" calcext:value-type="string">
            <text:p><text:span text:style-name="T8">▶ </text:span><text:span text:style-name="T8"><text:a xlink:href="https://libregraphicsmeeting.org/lgm/about/libre-graphics-meeting/" xlink:type="simple">https://libregraphicsmeeting.org/lgm/about/libre-graphics-meeting/</text:a></text:span><text:span text:style-name="T4"> </text:span></text:p>
            <text:p><text:span text:style-name="T8">▶ </text:span><text:span text:style-name="T8"><text:a xlink:href="http://libregraphicsmeeting.org/2015/" xlink:type="simple">http://libregraphicsmeeting.org/2015/</text:a></text:span></text:p>
            <text:p/>
          </table:table-cell>
          <table:table-cell office:value-type="string" calcext:value-type="string">
            <text:p><text:span text:style-name="T8">LIBRE GRAPHICS MEETINGS (LGM)</text:span></text:p>
          </table:table-cell>
          <table:table-cell office:value-type="string" calcext:value-type="string">
            <text:p><text:a xlink:href="https://libregraphicsmeeting.org/2015/participants/" xlink:type="simple">https://libregraphicsmeeting.org/2015/participants/</text:a></text:p>
          </table:table-cell>
        </table:table-row>
        <table:table-row table:style-name="ro1">
          <table:table-cell office:value-type="string" calcext:value-type="string">
            <text:p><text:span text:style-name="T2">LIBRE GRAPHICS MEETINGS (LGM) 2017</text:span></text:p>
          </table:table-cell>
          <table:table-cell office:value-type="string" calcext:value-type="string">
            <text:p><text:span text:style-name="T8">▶ RENCONTRE </text:span></text:p>
            <text:p>▶ CONFÉRENCE </text:p>
            <text:p>▶ WORKSHOP</text:p>
          </table:table-cell>
          <table:table-cell office:value-type="string" calcext:value-type="string">
            <text:p><text:span text:style-name="T8">2017-04-20/23</text:span></text:p>
          </table:table-cell>
          <table:table-cell office:value-type="string" calcext:value-type="string">
            <text:p><text:span text:style-name="T8">AUDITÓRIO DEL CASTILHO</text:span></text:p>
          </table:table-cell>
          <table:table-cell office:value-type="string" calcext:value-type="string">
            <text:p><text:span text:style-name="T8">Pontifical Catholic University of Rio de Janeiro (PUC-Rio)</text:span></text:p>
          </table:table-cell>
          <table:table-cell office:value-type="string" calcext:value-type="string">
            <text:p><text:span text:style-name="T8">▶ </text:span><text:span text:style-name="T8"><text:a xlink:href="https://libregraphicsmeeting.org/lgm/about/libre-graphics-meeting/" xlink:type="simple">https://libregraphicsmeeting.org/lgm/about/libre-graphics-meeting/</text:a></text:span></text:p>
            <text:p><text:span text:style-name="T8">▶ </text:span><text:span text:style-name="T8"><text:a xlink:href="https://libregraphicsmeeting.org/2017/" xlink:type="simple">https://libregraphicsmeeting.org/2017/</text:a></text:span></text:p>
          </table:table-cell>
          <table:table-cell office:value-type="string" calcext:value-type="string">
            <text:p><text:span text:style-name="T8">LIBRE GRAPHICS MEETINGS (LGM)</text:span></text:p>
          </table:table-cell>
          <table:table-cell office:value-type="string" calcext:value-type="string">
            <text:p><text:a xlink:href="https://libregraphicsmeeting.org/2017/wp/wp-content/uploads/2017/04/schedule_02.pdf" xlink:type="simple">https://libregraphicsmeeting.org/2017/wp/wp-content/uploads/2017/04/schedule_02.pdf</text:a></text:p>
          </table:table-cell>
        </table:table-row>
        <table:table-row table:style-name="ro1">
          <table:table-cell office:value-type="string" calcext:value-type="string">
            <text:p><text:span text:style-name="T3">PURE DATA OLA#2</text:span></text:p>
          </table:table-cell>
          <table:table-cell office:value-type="string" calcext:value-type="string">
            <text:p><text:span text:style-name="T8">▶ RÉSIDENCE</text:span></text:p>
            <text:p>▶ WORKSHOP</text:p>
          </table:table-cell>
          <table:table-cell office:value-type="string" calcext:value-type="string">
            <text:p><text:span text:style-name="T8">2016-07-15/17</text:span></text:p>
          </table:table-cell>
          <table:table-cell office:value-type="string" calcext:value-type="string">
            <text:p><text:span text:style-name="T8">LA GÉNÉRALE</text:span></text:p>
          </table:table-cell>
          <table:table-cell office:value-type="string" calcext:value-type="string">
            <text:p><text:span text:style-name="T8">Laboratoire Artistique Politique et Social </text:span></text:p>
            <text:p>14, avenue Parmentier, 75011 PARIS, FR</text:p>
          </table:table-cell>
          <table:table-cell office:value-type="string" calcext:value-type="string">
            <text:p><text:a xlink:href="https://www.lagenerale.fr/fr/projet/du-15-au-17-juillet-residence-ola2" xlink:type="simple">https://www.lagenerale.fr/fr/projet/du-15-au-17-juillet-residence-ola2</text:a></text:p>
          </table:table-cell>
          <table:table-cell office:value-type="string" calcext:value-type="string">
            <text:p><text:span text:style-name="T8">OLA (OUTILS LIBRES ALTERNATIFS)</text:span></text:p>
          </table:table-cell>
          <table:table-cell office:value-type="string" calcext:value-type="string">
            <text:p><text:span text:style-name="T8">OLA</text:span></text:p>
          </table:table-cell>
        </table:table-row>
        <table:table-row table:style-name="ro1">
          <table:table-cell office:value-type="string" calcext:value-type="string">
            <text:p><text:span text:style-name="T2">PIÈCES VERSIONNÉES – LOCALHOST</text:span></text:p>
          </table:table-cell>
          <table:table-cell office:value-type="string" calcext:value-type="string">
            <text:p><text:span text:style-name="T8">▶ WORKSHOP</text:span></text:p>
            <text:p>▶ CONFÉRENCE</text:p>
          </table:table-cell>
          <table:table-cell table:style-name="Sheet0_cell3" office:value-type="date" office:date-value="2014-04-09" calcext:value-type="date">
            <text:p>09/04/2014</text:p>
          </table:table-cell>
          <table:table-cell office:value-type="string" calcext:value-type="string">
            <text:p><text:span text:style-name="T8">ÉSAD VALENCE</text:span></text:p>
          </table:table-cell>
          <table:table-cell office:value-type="string" calcext:value-type="string">
            <text:p><text:span text:style-name="T8">Place des Beaux-Arts, CS 40 074, 26 903</text:span></text:p>
          </table:table-cell>
          <table:table-cell office:value-type="string" calcext:value-type="string">
            <text:p><text:span text:style-name="T8">▶ </text:span><text:span text:style-name="T8"><text:a xlink:href="http://www.esad-gv.fr/fr/activites/evenements/217/" xlink:type="simple">http://www.esad-gv.fr/fr/activites/evenements/217/</text:a></text:span></text:p>
            <text:p><text:span text:style-name="T8">▶ </text:span><text:span text:style-name="T8"><text:a xlink:href="http://www.esad-gv.fr/media/attachments/workshop_raphael_bastide.pdf" xlink:type="simple">http://www.esad-gv.fr/media/attachments/workshop_raphael_bastide.pdf</text:a></text:span></text:p>
          </table:table-cell>
          <table:table-cell office:value-type="string" calcext:value-type="string">
            <text:p><text:span text:style-name="T8">▶ ÉSAD VALENCE</text:span></text:p>
            <text:p>▶ ALEXIS CHAZARD</text:p>
          </table:table-cell>
          <table:table-cell office:value-type="string" calcext:value-type="string">
            <text:p><text:span text:style-name="T8">RAPHAËL BASTIDE</text:span></text:p>
          </table:table-cell>
        </table:table-row>
        <table:table-row table:style-name="ro1">
          <table:table-cell office:value-type="string" calcext:value-type="string">
            <text:p><text:span text:style-name="T2">HACKATHON PAGED.JS</text:span></text:p>
          </table:table-cell>
          <table:table-cell office:value-type="string" calcext:value-type="string">
            <text:p><text:span text:style-name="T8">▶ WORKSHOP</text:span></text:p>
            <text:p>▶ HACKATHON</text:p>
          </table:table-cell>
          <table:table-cell office:value-type="string" calcext:value-type="string">
            <text:p><text:span text:style-name="T8">2021-03-01/02</text:span></text:p>
          </table:table-cell>
          <table:table-cell office:value-type="string" calcext:value-type="string">
            <text:p><text:span text:style-name="T8">ENSAD ÉCOLE NATIONALE SUPÉRIEURE DES ARTS DÉCORATIFS</text:span></text:p>
          </table:table-cell>
          <table:table-cell office:value-type="string" calcext:value-type="string">
            <text:p><text:span text:style-name="T8">31 Rue d'Ulm, 75005 PARIS, FR</text:span></text:p>
          </table:table-cell>
          <table:table-cell office:value-type="string" calcext:value-type="string">
            <text:p><text:a xlink:href="https://www.pagedjs.org/posts/2021-03-hackathon/" xlink:type="simple">https://www.pagedjs.org/posts/2021-03-hackathon/</text:a></text:p>
          </table:table-cell>
          <table:table-cell office:value-type="string" calcext:value-type="string">
            <text:p><text:span text:style-name="T8">▶ JULIE BLANC</text:span></text:p>
            <text:p>▶ LUCILE HAUTE</text:p>
          </table:table-cell>
          <table:table-cell office:value-type="string" calcext:value-type="string">
            <text:p><text:span text:style-name="T8">▶ JULIEN TACQUET</text:span></text:p>
            <text:p>▶ MANU VAZQUEZ</text:p>
            <text:p>▶ LOUIS ÉVEILLARD</text:p>
            <text:p>▶ SARAH GARCIN</text:p>
            <text:p>▶ ROBIN DE MOURAT</text:p>
            <text:p>▶ QUENTIN JUHEL</text:p>
          </table:table-cell>
        </table:table-row>
        <table:table-row table:style-name="ro1">
          <table:table-cell office:value-type="string" calcext:value-type="string">
            <text:p><text:span text:style-name="T2">RÉUNION PARINUX</text:span></text:p>
          </table:table-cell>
          <table:table-cell office:value-type="string" calcext:value-type="string">
            <text:p><text:span text:style-name="T8">▶ WORKSHOP</text:span></text:p>
            <text:p>▶ RÉSIDENCE DE TRAVAIL</text:p>
          </table:table-cell>
          <table:table-cell table:style-name="Sheet0_cell3" office:value-type="date" office:date-value="2021-10-09" calcext:value-type="date">
            <text:p>09/10/2021</text:p>
          </table:table-cell>
          <table:table-cell office:value-type="string" calcext:value-type="string">
            <text:p><text:span text:style-name="T8">LA GÉNÉRALE</text:span></text:p>
          </table:table-cell>
          <table:table-cell office:value-type="string" calcext:value-type="string">
            <text:p><text:span text:style-name="T8">Laboratoire Artistique Politique et Social </text:span></text:p>
            <text:p>14, avenue Parmentier, 75011 PARIS, FR</text:p>
          </table:table-cell>
          <table:table-cell office:value-type="string" calcext:value-type="string">
            <text:p><text:a xlink:href="https://www.lagenerale.fr/fr/projet/9-octobre-parinux-logiciel-libre" xlink:type="simple">https://www.lagenerale.fr/fr/projet/9-octobre-parinux-logiciel-libre</text:a></text:p>
          </table:table-cell>
          <table:table-cell office:value-type="string" calcext:value-type="string">
            <text:p><text:span text:style-name="T8">PARINUX </text:span></text:p>
          </table:table-cell>
          <table:table-cell office:value-type="string" calcext:value-type="string">
            <text:p><text:span text:style-name="T8">PARINUX </text:span></text:p>
          </table:table-cell>
        </table:table-row>
        <table:table-row table:style-name="ro1">
          <table:table-cell office:value-type="string" calcext:value-type="string">
            <text:p><text:span text:style-name="T2">WHOLE WEB CATALOGUE </text:span></text:p>
          </table:table-cell>
          <table:table-cell office:value-type="string" calcext:value-type="string">
            <text:p><text:span text:style-name="T8">▶ WORKSHOP</text:span></text:p>
            <text:p>▶ TABLE RONDE</text:p>
          </table:table-cell>
          <table:table-cell table:style-name="Sheet0_cell3" office:value-type="date" office:date-value="2023-05-30" calcext:value-type="date">
            <text:p>30/05/2023</text:p>
          </table:table-cell>
          <table:table-cell office:value-type="string" calcext:value-type="string">
            <text:p><text:span text:style-name="T8">ENSAD ÉCOLE NATIONALE SUPÉRIEURE DES ARTS DÉCORATIFS</text:span></text:p>
          </table:table-cell>
          <table:table-cell office:value-type="string" calcext:value-type="string">
            <text:p><text:span text:style-name="T8">31 rue d’Ulm, 75005 PARIS, FR</text:span></text:p>
          </table:table-cell>
          <table:table-cell office:value-type="string" calcext:value-type="string">
            <text:p><text:a xlink:href="https://www.instagram.com/designgraphique_ecoleartsdeco/" xlink:type="simple">https://www.instagram.com/designgraphique_ecoleartsdeco/</text:a></text:p>
          </table:table-cell>
          <table:table-cell office:value-type="string" calcext:value-type="string">
            <text:p><text:span text:style-name="T8">▶ ENSAD</text:span></text:p>
            <text:p>▶ Elsa AUPETIT</text:p>
            <text:p>▶ Benoit MONTIGNÉ</text:p>
          </table:table-cell>
          <table:table-cell office:value-type="string" calcext:value-type="string">
            <text:p><text:span text:style-name="T8">▶ </text:span><text:span text:style-name="T11">RAPHAËL BASTIDE</text:span></text:p>
            <text:p><text:span text:style-name="T8">▶ </text:span><text:span text:style-name="T11">IYO BISSECK</text:span></text:p>
            <text:p><text:span text:style-name="T8">▶ </text:span><text:span text:style-name="T11">ÉMILIE BRESLAVETZ</text:span></text:p>
            <text:p><text:span text:style-name="T8">▶ </text:span><text:span text:style-name="T11">E+K</text:span></text:p>
            <text:p><text:span text:style-name="T8">▶ </text:span><text:span text:style-name="T11">VINCENT MAILLARD</text:span></text:p>
            <text:p><text:span text:style-name="T8">▶ </text:span><text:span text:style-name="T11">ANTHONY MASURE</text:span></text:p>
            <text:p><text:span text:style-name="T8">▶ Jürg Lehni</text:span></text:p>
            <text:p/>
          </table:table-cell>
        </table:table-row>
        <table:table-row table:style-name="ro1">
          <table:table-cell office:value-type="string" calcext:value-type="string">
            <text:p><text:span text:style-name="T2">COMPTE RENDU DE LA RÉSIDENCE PURE DATA DE OLA</text:span></text:p>
          </table:table-cell>
          <table:table-cell office:value-type="string" calcext:value-type="string">
            <text:p><text:span text:style-name="T8">COMPTE RENDU WORKSHOP</text:span></text:p>
          </table:table-cell>
          <table:table-cell table:style-name="Sheet0_cell3" office:value-type="date" office:date-value="2016-07-17" calcext:value-type="date">
            <text:p>17/07/2016</text:p>
          </table:table-cell>
          <table:table-cell office:value-type="string" calcext:value-type="string">
            <text:p><text:span text:style-name="T8">LA GÉNÉRALE</text:span></text:p>
          </table:table-cell>
          <table:table-cell office:value-type="string" calcext:value-type="string">
            <text:p><text:span text:style-name="T8">Laboratoire Artistique Politique et Social </text:span></text:p>
            <text:p>14, avenue Parmentier, 75011 PARIS, FR</text:p>
          </table:table-cell>
          <table:table-cell office:value-type="string" calcext:value-type="string">
            <text:p><text:a xlink:href="https://www.lagenerale.fr/fr/projet/17-juillet-2016-ola-ouverture-vieux-media-ana-jorge" xlink:type="simple">https://www.lagenerale.fr/fr/projet/17-juillet-2016-ola-ouverture-vieux-media-ana-jorge</text:a></text:p>
          </table:table-cell>
          <table:table-cell office:value-type="string" calcext:value-type="string">
            <text:p><text:span text:style-name="T8">LA GÉNÉRALE</text:span></text:p>
          </table:table-cell>
          <table:table-cell office:value-type="string" calcext:value-type="string">
            <text:p><text:span text:style-name="T8">OLA</text:span></text:p>
          </table:table-cell>
        </table:table-row>
        <table:table-row table:style-name="ro1">
          <table:table-cell office:value-type="string" calcext:value-type="string">
            <text:p><text:span text:style-name="T2">RICHARD STALLMAN ET LA RÉVOLUTION DU LOGICIEL LIBRE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10-01-12" calcext:value-type="date">
            <text:p>12/01/2010</text:p>
          </table:table-cell>
          <table:table-cell office:value-type="string" calcext:value-type="string">
            <text:p><text:span text:style-name="T8">AMPHITHÉÂTRE EYROLLES</text:span></text:p>
          </table:table-cell>
          <table:table-cell office:value-type="string" calcext:value-type="string">
            <text:p><text:span text:style-name="T8">59 boulevard Saint-Germain, 75005 PARIS, FR</text:span></text:p>
          </table:table-cell>
          <table:table-cell office:value-type="string" calcext:value-type="string">
            <text:p><text:a xlink:href="https://www.dailymotion.com/playlist/x17fc9" xlink:type="simple">https://www.dailymotion.com/playlist/x17fc9</text:a></text:p>
          </table:table-cell>
          <table:table-cell office:value-type="string" calcext:value-type="string">
            <text:p><text:span text:style-name="T8">ÉDITIONS EYROLLES</text:span></text:p>
          </table:table-cell>
          <table:table-cell office:value-type="string" calcext:value-type="string">
            <text:p><text:span text:style-name="T8">Richard Stallman</text:span></text:p>
          </table:table-cell>
        </table:table-row>
        <table:table-row table:style-name="ro1">
          <table:table-cell office:value-type="string" calcext:value-type="string">
            <text:p><text:span text:style-name="T1">TYPOGRAPHIE LIBRE, DE L'ÉCRAN À L'IMPRIMÉ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12-07-09" calcext:value-type="date">
            <text:p>09/07/2012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a xlink:href="https://rmll.ubicast.tv/videos/typographie-libre-de-lecran-a-limprime/" xlink:type="simple">https://rmll.ubicast.tv/videos/typographie-libre-de-lecran-a-limprime/</text:a>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span text:style-name="T8"> Manuel Schmalstieg</text:span></text:p>
          </table:table-cell>
        </table:table-row>
        <table:table-row table:style-name="ro1">
          <table:table-cell office:value-type="string" calcext:value-type="string">
            <text:p><text:span text:style-name="T2">VERS UNE SOCIÉTÉ NUMÉRIQUE LIBRE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13-03-01" calcext:value-type="date">
            <text:p>01/03/2013</text:p>
          </table:table-cell>
          <table:table-cell office:value-type="string" calcext:value-type="string">
            <text:p><text:span text:style-name="T8">IUT DE POITIERS</text:span></text:p>
          </table:table-cell>
          <table:table-cell office:value-type="string" calcext:value-type="string">
            <text:p><text:span text:style-name="T8">14 All. Jean Monnet, 86000 POITIERS, FR</text:span></text:p>
          </table:table-cell>
          <table:table-cell office:value-type="string" calcext:value-type="string">
            <text:p><text:span text:style-name="T8">▶ </text:span><text:span text:style-name="T8"><text:a xlink:href="https://www.gnu.org/philosophy/vers-une-societe-numerique-libre.fr.html" xlink:type="simple">https://www.gnu.org/philosophy/vers-une-societe-numerique-libre.fr.html</text:a></text:span></text:p>
            <text:p><text:span text:style-name="T8">▶ </text:span><text:span text:style-name="T8"><text:a xlink:href="https://web.archive.org/web/20160222040519/http://uptv.univ-poitiers.fr/program/richard-stallman-vers-une-societe-numerique-libre/video/3736/index/index.html" xlink:type="simple">https://web.archive.org/web/20160222040519/http://uptv.univ-poitiers.fr/program/richard-stallman-vers-une-societe-numerique-libre/video/3736/index/index.html</text:a></text:span></text:p>
          </table:table-cell>
          <table:table-cell office:value-type="string" calcext:value-type="string">
            <text:p><text:span text:style-name="T8">IUT Poitiers</text:span></text:p>
          </table:table-cell>
          <table:table-cell office:value-type="string" calcext:value-type="string">
            <text:p><text:span text:style-name="T8">Richard Stallman</text:span></text:p>
          </table:table-cell>
        </table:table-row>
        <table:table-row table:style-name="ro1">
          <table:table-cell office:value-type="string" calcext:value-type="string">
            <text:p><text:span text:style-name="T2">MARDI DE LURE #5 DATA, DATA, DATA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16-06-14" calcext:value-type="date">
            <text:p>14/06/2016</text:p>
          </table:table-cell>
          <table:table-cell office:value-type="string" calcext:value-type="string">
            <text:p><text:span text:style-name="T8">LA GÉNÉRALE</text:span></text:p>
          </table:table-cell>
          <table:table-cell office:value-type="string" calcext:value-type="string">
            <text:p><text:span text:style-name="T8">Laboratoire Artistique Politique et Social </text:span></text:p>
            <text:p>14, avenue Parmentier, 75011 PARIS, FR</text:p>
          </table:table-cell>
          <table:table-cell office:value-type="string" calcext:value-type="string">
            <text:p><text:a xlink:href="https://delure.org/les-a-cotes/mardis-de-lure" xlink:type="simple">https://delure.org/les-a-cotes/mardis-de-lure</text:a></text:p>
          </table:table-cell>
          <table:table-cell office:value-type="string" calcext:value-type="string">
            <text:p><text:span text:style-name="T8">DELURE</text:span></text:p>
          </table:table-cell>
          <table:table-cell office:value-type="string" calcext:value-type="string">
            <text:p><text:span text:style-name="T14">▶ DATAVEYES</text:span></text:p>
            <text:p>▶ CAROLINE GOULARD</text:p>
            <text:p>▶ BENOÎT VERJAT</text:p>
            <text:p>▶ TANGUY WERMELINGER</text:p>
          </table:table-cell>
        </table:table-row>
        <table:table-row table:style-name="ro1">
          <table:table-cell office:value-type="string" calcext:value-type="string">
            <text:p><text:span text:style-name="T2">MARDI DE LURE #6 TOUT EST POLITIQUE 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16-11-15" calcext:value-type="date">
            <text:p>15/11/2016</text:p>
          </table:table-cell>
          <table:table-cell office:value-type="string" calcext:value-type="string">
            <text:p><text:span text:style-name="T8">LA GÉNÉRALE</text:span></text:p>
          </table:table-cell>
          <table:table-cell office:value-type="string" calcext:value-type="string">
            <text:p><text:span text:style-name="T8">Laboratoire Artistique Politique et Social </text:span></text:p>
            <text:p>14, avenue Parmentier, 75011 PARIS, FR</text:p>
          </table:table-cell>
          <table:table-cell office:value-type="string" calcext:value-type="string">
            <text:p><text:a xlink:href="https://delure.org/les-a-cotes/mardis-de-lure" xlink:type="simple">https://delure.org/les-a-cotes/mardis-de-lure</text:a></text:p>
          </table:table-cell>
          <table:table-cell office:value-type="string" calcext:value-type="string">
            <text:p><text:span text:style-name="T8">DELURE</text:span></text:p>
          </table:table-cell>
          <table:table-cell office:value-type="string" calcext:value-type="string">
            <text:p><text:span text:style-name="T8">▶ LUCIANO PERONDI</text:span></text:p>
            <text:p>▶ SÉBASTIEN MARCHAL</text:p>
          </table:table-cell>
        </table:table-row>
        <table:table-row table:style-name="ro1">
          <table:table-cell office:value-type="string" calcext:value-type="string">
            <text:p><text:span text:style-name="T2">MARDI DE LURE #10 CONSTELLATIONS / TYPO, GRAPHISME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17-05-09" calcext:value-type="date">
            <text:p>09/05/2017</text:p>
          </table:table-cell>
          <table:table-cell office:value-type="string" calcext:value-type="string">
            <text:p><text:span text:style-name="T8">LA GÉNÉRALE</text:span></text:p>
          </table:table-cell>
          <table:table-cell office:value-type="string" calcext:value-type="string">
            <text:p><text:span text:style-name="T8">Laboratoire Artistique Politique et Social </text:span></text:p>
            <text:p>14, avenue Parmentier, 75011 PARIS, FR</text:p>
          </table:table-cell>
          <table:table-cell office:value-type="string" calcext:value-type="string">
            <text:p><text:a xlink:href="https://delure.org/les-a-cotes/mardis-de-lure" xlink:type="simple">https://delure.org/les-a-cotes/mardis-de-lure</text:a></text:p>
          </table:table-cell>
          <table:table-cell office:value-type="string" calcext:value-type="string">
            <text:p><text:span text:style-name="T8">DELURE</text:span></text:p>
          </table:table-cell>
          <table:table-cell office:value-type="string" calcext:value-type="string">
            <text:p><text:span text:style-name="T21">▶ BRUNO BERNARD</text:span></text:p>
            <text:p>▶ HÉLÈNE MARIAN</text:p>
            <text:p>▶ RÉMI MATHIS</text:p>
          </table:table-cell>
        </table:table-row>
        <table:table-row table:style-name="ro1">
          <table:table-cell office:value-type="string" calcext:value-type="string">
            <text:p><text:span text:style-name="T2">MARDI DE LURE #12 / CRÉATIONS PARAMÉTRÉES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18-03-13" calcext:value-type="date">
            <text:p>13/03/2018</text:p>
          </table:table-cell>
          <table:table-cell office:value-type="string" calcext:value-type="string">
            <text:p><text:span text:style-name="T8">LA GÉNÉRALE</text:span></text:p>
          </table:table-cell>
          <table:table-cell office:value-type="string" calcext:value-type="string">
            <text:p><text:span text:style-name="T8">Laboratoire Artistique Politique et Social </text:span></text:p>
            <text:p>14, avenue Parmentier, 75011 PARIS, FR</text:p>
          </table:table-cell>
          <table:table-cell office:value-type="string" calcext:value-type="string">
            <text:p><text:a xlink:href="https://delure.org/les-a-cotes/mardis-de-lure" xlink:type="simple">https://delure.org/les-a-cotes/mardis-de-lure</text:a></text:p>
          </table:table-cell>
          <table:table-cell office:value-type="string" calcext:value-type="string">
            <text:p><text:span text:style-name="T8">DELURE</text:span></text:p>
          </table:table-cell>
          <table:table-cell office:value-type="string" calcext:value-type="string">
            <text:p><text:span text:style-name="T8">▶ DAVID JONATHAN ROSS</text:span></text:p>
            <text:p>▶ NAÏMA BEN AYED</text:p>
          </table:table-cell>
        </table:table-row>
        <table:table-row table:style-name="ro1">
          <table:table-cell office:value-type="string" calcext:value-type="string">
            <text:p><text:span text:style-name="T2">MARDI DE LURE #13 / AINSI FONTES, FONTES, FONTES LES PETITES MARIONNETTES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18-04-03" calcext:value-type="date">
            <text:p>03/04/2018</text:p>
          </table:table-cell>
          <table:table-cell office:value-type="string" calcext:value-type="string">
            <text:p><text:span text:style-name="T8">LA GÉNÉRALE</text:span></text:p>
          </table:table-cell>
          <table:table-cell office:value-type="string" calcext:value-type="string">
            <text:p><text:span text:style-name="T8">Laboratoire Artistique Politique et Social </text:span></text:p>
            <text:p>14, avenue Parmentier, 75011 PARIS, FR</text:p>
          </table:table-cell>
          <table:table-cell office:value-type="string" calcext:value-type="string">
            <text:p><text:span text:style-name="T8">▶ </text:span><text:span text:style-name="T8"><text:a xlink:href="https://delure.org/les-a-cotes/mardis-de-lure" xlink:type="simple">https://delure.org/les-a-cotes/mardis-de-lure</text:a></text:span><text:span text:style-name="T4"> </text:span></text:p>
            <text:p><text:span text:style-name="T8">▶ </text:span><text:span text:style-name="T8"><text:a xlink:href="https://www.lagenerale.fr/fr/projet/mardi-3-avril-mardi-de-lure-13-ainsi-fontes-fontes-fontes-typo-graphisme-conferences" xlink:type="simple">https://www.lagenerale.fr/fr/projet/mardi-3-avril-mardi-de-lure-13-ainsi-fontes-fontes-fontes-typo-graphisme-conferences</text:a></text:span></text:p>
          </table:table-cell>
          <table:table-cell office:value-type="string" calcext:value-type="string">
            <text:p><text:span text:style-name="T8">DELURE</text:span></text:p>
          </table:table-cell>
          <table:table-cell office:value-type="string" calcext:value-type="string">
            <text:p><text:span text:style-name="T8">▶ FRANK ADEBIAYE</text:span></text:p>
            <text:p>▶ JULIEN TAQUET</text:p>
            <text:p>▶ CHRISTOPHE HANON</text:p>
          </table:table-cell>
        </table:table-row>
        <table:table-row table:style-name="ro1">
          <table:table-cell office:value-type="string" calcext:value-type="string">
            <text:p><text:span text:style-name="T3">COLLOQUE ENSADLAB INVITE PREPOSTPRINT</text:span></text:p>
          </table:table-cell>
          <table:table-cell table:style-name="Sheet0_cell5" office:value-type="string" calcext:value-type="string">
            <text:p><text:span text:style-name="T8">CONFÉRENCE</text:span></text:p>
          </table:table-cell>
          <table:table-cell table:style-name="Sheet0_cell6" office:value-type="date" office:date-value="2018-04-04" calcext:value-type="date">
            <text:p>04/04/2018</text:p>
          </table:table-cell>
          <table:table-cell table:style-name="Sheet0_cell5" office:value-type="string" calcext:value-type="string">
            <text:p><text:span text:style-name="T8">ENSAD ÉCOLE NATIONALE SUPÉRIEURE DES ARTS DÉCORATIFS</text:span></text:p>
          </table:table-cell>
          <table:table-cell table:style-name="Sheet0_cell5" office:value-type="string" calcext:value-type="string">
            <text:p><text:span text:style-name="T8">Amphithéâtre Rodin, 31 rue d’Ulm, 75005 PARIS, FR</text:span></text:p>
          </table:table-cell>
          <table:table-cell table:style-name="Sheet0_cell5" office:value-type="string" calcext:value-type="string">
            <text:p><text:a xlink:href="https://vimeo.com/292730891" xlink:type="simple">https://vimeo.com/292730891</text:a></text:p>
          </table:table-cell>
          <table:table-cell table:style-name="Sheet0_cell5" office:value-type="string" calcext:value-type="string">
            <text:p><text:span text:style-name="T8">▶ ENSADLAB</text:span></text:p>
            <text:p>▶ JULIE BLANC</text:p>
            <text:p>▶ QUENTIN JUHEL</text:p>
            <text:p>▶ LUCILE HAUTE</text:p>
            <text:p>▶ PREPOSTPRINT</text:p>
          </table:table-cell>
          <table:table-cell table:style-name="Sheet0_cell5" office:value-type="string" calcext:value-type="string">
            <text:p><text:span text:style-name="T8">OSP</text:span></text:p>
          </table:table-cell>
        </table:table-row>
        <table:table-row table:style-name="ro1">
          <table:table-cell office:value-type="string" calcext:value-type="string">
            <text:p><text:span text:style-name="T3">COLLOQUE ENSADLAB INVITE PREPOSTPRINT </text:span><text:span text:style-name="T5">CONFÉRENCE INTRODUCTIVE</text:span></text:p>
          </table:table-cell>
          <table:table-cell table:style-name="Sheet0_cell5" office:value-type="string" calcext:value-type="string">
            <text:p><text:span text:style-name="T8">CONFÉRENCE</text:span></text:p>
          </table:table-cell>
          <table:table-cell table:style-name="Sheet0_cell6" office:value-type="date" office:date-value="2018-04-04" calcext:value-type="date">
            <text:p>04/04/2018</text:p>
          </table:table-cell>
          <table:table-cell table:style-name="Sheet0_cell5" office:value-type="string" calcext:value-type="string">
            <text:p><text:span text:style-name="T8">ENSAD ÉCOLE NATIONALE SUPÉRIEURE DES ARTS DÉCORATIFS</text:span></text:p>
          </table:table-cell>
          <table:table-cell table:style-name="Sheet0_cell5" office:value-type="string" calcext:value-type="string">
            <text:p><text:span text:style-name="T8">Amphithéâtre Rodin, 31 rue d’Ulm, 75005 PARIS, FR</text:span></text:p>
          </table:table-cell>
          <table:table-cell table:style-name="Sheet0_cell5" office:value-type="string" calcext:value-type="string">
            <text:p><text:a xlink:href="https://vimeo.com/292699991" xlink:type="simple">https://vimeo.com/292699991</text:a></text:p>
          </table:table-cell>
          <table:table-cell table:style-name="Sheet0_cell5" office:value-type="string" calcext:value-type="string">
            <text:p><text:span text:style-name="T8">▶ ENSADLAB</text:span></text:p>
            <text:p>▶ JULIE BLANC</text:p>
            <text:p>▶ QUENTIN JUHEL</text:p>
            <text:p>▶ LUCILE HAUTE</text:p>
            <text:p>▶ PREPOSTPRINT</text:p>
          </table:table-cell>
          <table:table-cell table:style-name="Sheet0_cell5" office:value-type="string" calcext:value-type="string">
            <text:p><text:span text:style-name="T8">▶ SARAH GARCIN</text:span></text:p>
            <text:p>▶ RAPHAËL BASTIDE</text:p>
          </table:table-cell>
        </table:table-row>
        <table:table-row table:style-name="ro1">
          <table:table-cell office:value-type="string" calcext:value-type="string">
            <text:p><text:span text:style-name="T3">COLLOQUE ENSADLAB INVITE PREPOSTPRINT </text:span><text:span text:style-name="T5">DOCUMENTER ET PUBLIER LA CRÉATION ET L’APPRENTISSAGE À L’ÉCOLE, AU FABLAB ET AU THÉÂTRE.</text:span></text:p>
          </table:table-cell>
          <table:table-cell table:style-name="Sheet0_cell5" office:value-type="string" calcext:value-type="string">
            <text:p><text:span text:style-name="T8">CONFÉRENCE</text:span></text:p>
          </table:table-cell>
          <table:table-cell table:style-name="Sheet0_cell6" office:value-type="date" office:date-value="2018-04-04" calcext:value-type="date">
            <text:p>04/04/2018</text:p>
          </table:table-cell>
          <table:table-cell table:style-name="Sheet0_cell5" office:value-type="string" calcext:value-type="string">
            <text:p><text:span text:style-name="T8">ENSAD ÉCOLE NATIONALE SUPÉRIEURE DES ARTS DÉCORATIFS</text:span></text:p>
          </table:table-cell>
          <table:table-cell table:style-name="Sheet0_cell5" office:value-type="string" calcext:value-type="string">
            <text:p><text:span text:style-name="T8">Amphithéâtre Rodin, 31 rue d’Ulm, 75005 PARIS, FR</text:span></text:p>
          </table:table-cell>
          <table:table-cell table:style-name="Sheet0_cell5" office:value-type="string" calcext:value-type="string">
            <text:p><text:a xlink:href="https://vimeo.com/292900049" xlink:type="simple">https://vimeo.com/292900049</text:a></text:p>
          </table:table-cell>
          <table:table-cell table:style-name="Sheet0_cell5" office:value-type="string" calcext:value-type="string">
            <text:p><text:span text:style-name="T8">▶ ENSADLAB</text:span></text:p>
            <text:p>▶ JULIE BLANC</text:p>
            <text:p>▶ QUENTIN JUHEL</text:p>
            <text:p>▶ LUCILE HAUTE</text:p>
            <text:p>▶ PREPOSTPRINT</text:p>
          </table:table-cell>
          <table:table-cell table:style-name="Sheet0_cell5" office:value-type="string" calcext:value-type="string">
            <text:p><text:span text:style-name="T8">LOUIS EVEILLARD</text:span></text:p>
          </table:table-cell>
        </table:table-row>
        <table:table-row table:style-name="ro1">
          <table:table-cell office:value-type="string" calcext:value-type="string">
            <text:p><text:span text:style-name="T3">COLLOQUE ENSADLAB INVITE PREPOSTPRINT </text:span><text:span text:style-name="T6">DONNER À VOIR</text:span></text:p>
          </table:table-cell>
          <table:table-cell table:style-name="Sheet0_cell5" office:value-type="string" calcext:value-type="string">
            <text:p><text:span text:style-name="T8">CONFÉRENCE</text:span></text:p>
          </table:table-cell>
          <table:table-cell table:style-name="Sheet0_cell6" office:value-type="date" office:date-value="2018-04-04" calcext:value-type="date">
            <text:p>04/04/2018</text:p>
          </table:table-cell>
          <table:table-cell table:style-name="Sheet0_cell5" office:value-type="string" calcext:value-type="string">
            <text:p><text:span text:style-name="T8">ENSAD ÉCOLE NATIONALE SUPÉRIEURE DES ARTS DÉCORATIFS</text:span></text:p>
          </table:table-cell>
          <table:table-cell table:style-name="Sheet0_cell5" office:value-type="string" calcext:value-type="string">
            <text:p><text:span text:style-name="T8">Amphithéâtre Rodin, 31 rue d’Ulm, 75005 PARIS, FR</text:span></text:p>
          </table:table-cell>
          <table:table-cell table:style-name="Sheet0_cell5" office:value-type="string" calcext:value-type="string">
            <text:p><text:a xlink:href="https://vimeo.com/292900706" xlink:type="simple">https://vimeo.com/292900706</text:a></text:p>
          </table:table-cell>
          <table:table-cell table:style-name="Sheet0_cell5" office:value-type="string" calcext:value-type="string">
            <text:p><text:span text:style-name="T8">▶ ENSADLAB</text:span></text:p>
            <text:p>▶ JULIE BLANC</text:p>
            <text:p>▶ QUENTIN JUHEL</text:p>
            <text:p>▶ LUCILE HAUTE</text:p>
            <text:p>▶ PREPOSTPRINT</text:p>
          </table:table-cell>
          <table:table-cell table:style-name="Sheet0_cell5" office:value-type="string" calcext:value-type="string">
            <text:p><text:span text:style-name="T8">BONJOUR MONDE</text:span></text:p>
          </table:table-cell>
        </table:table-row>
        <table:table-row table:style-name="ro1">
          <table:table-cell office:value-type="string" calcext:value-type="string">
            <text:p><text:span text:style-name="T3">COLLOQUE ENSADLAB INVITE PREPOSTPRINT </text:span><text:span text:style-name="T5">ÉCRITURE ET ÉDITION NUMÉRIQUES : TRANSFORMATIONS ET HYBRIDATIONS DE LA POIESIS</text:span></text:p>
          </table:table-cell>
          <table:table-cell table:style-name="Sheet0_cell5" office:value-type="string" calcext:value-type="string">
            <text:p><text:span text:style-name="T8">CONFÉRENCE</text:span></text:p>
          </table:table-cell>
          <table:table-cell table:style-name="Sheet0_cell6" office:value-type="date" office:date-value="2018-04-04" calcext:value-type="date">
            <text:p>04/04/2018</text:p>
          </table:table-cell>
          <table:table-cell table:style-name="Sheet0_cell5" office:value-type="string" calcext:value-type="string">
            <text:p><text:span text:style-name="T8">ENSAD ÉCOLE NATIONALE SUPÉRIEURE DES ARTS DÉCORATIFS</text:span></text:p>
          </table:table-cell>
          <table:table-cell table:style-name="Sheet0_cell5" office:value-type="string" calcext:value-type="string">
            <text:p><text:span text:style-name="T8">Amphithéâtre Rodin, 31 rue d’Ulm, 75005 PARIS, FR</text:span></text:p>
          </table:table-cell>
          <table:table-cell table:style-name="Sheet0_cell5" office:value-type="string" calcext:value-type="string">
            <text:p><text:a xlink:href="https://vimeo.com/292726653" xlink:type="simple">https://vimeo.com/292726653</text:a></text:p>
          </table:table-cell>
          <table:table-cell table:style-name="Sheet0_cell5" office:value-type="string" calcext:value-type="string">
            <text:p><text:span text:style-name="T8">▶ ENSADLAB</text:span></text:p>
            <text:p>▶ JULIE BLANC</text:p>
            <text:p>▶ QUENTIN JUHEL</text:p>
            <text:p>▶ LUCILE HAUTE</text:p>
            <text:p>▶ PREPOSTPRINT</text:p>
          </table:table-cell>
          <table:table-cell table:style-name="Sheet0_cell5" office:value-type="string" calcext:value-type="string">
            <text:p><text:span text:style-name="T8">▶ PASCAL JOURDANA</text:span></text:p>
            <text:p>▶ COLETTE TRON</text:p>
          </table:table-cell>
        </table:table-row>
        <table:table-row table:style-name="ro1">
          <table:table-cell office:value-type="string" calcext:value-type="string">
            <text:p><text:span text:style-name="T3">COLLOQUE ENSADLAB INVITE PREPOSTPRINT </text:span><text:span text:style-name="T5">LA FICTION DE L’AUTEUR</text:span></text:p>
          </table:table-cell>
          <table:table-cell table:style-name="Sheet0_cell5" office:value-type="string" calcext:value-type="string">
            <text:p><text:span text:style-name="T8">CONFÉRENCE</text:span></text:p>
          </table:table-cell>
          <table:table-cell table:style-name="Sheet0_cell6" office:value-type="date" office:date-value="2018-04-04" calcext:value-type="date">
            <text:p>04/04/2018</text:p>
          </table:table-cell>
          <table:table-cell table:style-name="Sheet0_cell5" office:value-type="string" calcext:value-type="string">
            <text:p><text:span text:style-name="T8">ENSAD ÉCOLE NATIONALE SUPÉRIEURE DES ARTS DÉCORATIFS</text:span></text:p>
          </table:table-cell>
          <table:table-cell table:style-name="Sheet0_cell5" office:value-type="string" calcext:value-type="string">
            <text:p><text:span text:style-name="T8">Amphithéâtre Rodin, 31 rue d’Ulm, 75005 PARIS, FR</text:span></text:p>
          </table:table-cell>
          <table:table-cell table:style-name="Sheet0_cell5" office:value-type="string" calcext:value-type="string">
            <text:p><text:a xlink:href="https://vimeo.com/292727821" xlink:type="simple">https://vimeo.com/292727821</text:a></text:p>
          </table:table-cell>
          <table:table-cell table:style-name="Sheet0_cell5" office:value-type="string" calcext:value-type="string">
            <text:p><text:span text:style-name="T8">▶ ENSADLAB</text:span></text:p>
            <text:p>▶ JULIE BLANC</text:p>
            <text:p>▶ QUENTIN JUHEL</text:p>
            <text:p>▶ LUCILE HAUTE</text:p>
            <text:p>▶ PREPOSTPRINT</text:p>
          </table:table-cell>
          <table:table-cell table:style-name="Sheet0_cell5" office:value-type="string" calcext:value-type="string">
            <text:p><text:span text:style-name="T8">ERIC SCHRIJVER</text:span></text:p>
          </table:table-cell>
        </table:table-row>
        <table:table-row table:style-name="ro1">
          <table:table-cell office:value-type="string" calcext:value-type="string">
            <text:p><text:span text:style-name="T3">COLLOQUE ENSADLAB INVITE PREPOSTPRINT </text:span><text:span text:style-name="T5">MUTATIONS NUMÉRIQUES DE L’ÉDITION.</text:span></text:p>
          </table:table-cell>
          <table:table-cell table:style-name="Sheet0_cell5" office:value-type="string" calcext:value-type="string">
            <text:p><text:span text:style-name="T8">CONFÉRENCE</text:span></text:p>
          </table:table-cell>
          <table:table-cell table:style-name="Sheet0_cell6" office:value-type="date" office:date-value="2018-04-04" calcext:value-type="date">
            <text:p>04/04/2018</text:p>
          </table:table-cell>
          <table:table-cell table:style-name="Sheet0_cell5" office:value-type="string" calcext:value-type="string">
            <text:p><text:span text:style-name="T8">ENSAD ÉCOLE NATIONALE SUPÉRIEURE DES ARTS DÉCORATIFS</text:span></text:p>
          </table:table-cell>
          <table:table-cell table:style-name="Sheet0_cell5" office:value-type="string" calcext:value-type="string">
            <text:p><text:span text:style-name="T8">Amphithéâtre Rodin, 31 rue d’Ulm, 75005 PARIS, FR</text:span></text:p>
          </table:table-cell>
          <table:table-cell table:style-name="Sheet0_cell5" office:value-type="string" calcext:value-type="string">
            <text:p><text:a xlink:href="https://vimeo.com/292728741" xlink:type="simple">https://vimeo.com/292728741</text:a></text:p>
          </table:table-cell>
          <table:table-cell table:style-name="Sheet0_cell5" office:value-type="string" calcext:value-type="string">
            <text:p><text:span text:style-name="T8">▶ ENSADLAB</text:span></text:p>
            <text:p>▶ JULIE BLANC</text:p>
            <text:p>▶ QUENTIN JUHEL</text:p>
            <text:p>▶ LUCILE HAUTE</text:p>
            <text:p>▶ PREPOSTPRINT</text:p>
          </table:table-cell>
          <table:table-cell table:style-name="Sheet0_cell5" office:value-type="string" calcext:value-type="string">
            <text:p><text:span text:style-name="T8">▶ EMMANUEL CYRIAQUE</text:span></text:p>
            <text:p>▶ HERVÉ LE CROSNIER</text:p>
          </table:table-cell>
        </table:table-row>
        <table:table-row table:style-name="ro1">
          <table:table-cell office:value-type="string" calcext:value-type="string">
            <text:p><text:span text:style-name="T3">COLLOQUE ENSADLAB INVITE PREPOSTPRINT </text:span><text:span text:style-name="T6">RECHERCHE &amp; CULTURE LIBRE</text:span></text:p>
          </table:table-cell>
          <table:table-cell table:style-name="Sheet0_cell5" office:value-type="string" calcext:value-type="string">
            <text:p><text:span text:style-name="T8">CONFÉRENCE</text:span></text:p>
          </table:table-cell>
          <table:table-cell table:style-name="Sheet0_cell6" office:value-type="date" office:date-value="2018-04-04" calcext:value-type="date">
            <text:p>04/04/2018</text:p>
          </table:table-cell>
          <table:table-cell table:style-name="Sheet0_cell5" office:value-type="string" calcext:value-type="string">
            <text:p><text:span text:style-name="T8">ENSAD ÉCOLE NATIONALE SUPÉRIEURE DES ARTS DÉCORATIFS</text:span></text:p>
          </table:table-cell>
          <table:table-cell table:style-name="Sheet0_cell5" office:value-type="string" calcext:value-type="string">
            <text:p><text:span text:style-name="T8">Amphithéâtre Rodin, 31 rue d’Ulm, 75005 PARIS, FR</text:span></text:p>
          </table:table-cell>
          <table:table-cell table:style-name="Sheet0_cell5" office:value-type="string" calcext:value-type="string">
            <text:p><text:a xlink:href="https://vimeo.com/292729893" xlink:type="simple">https://vimeo.com/292729893</text:a></text:p>
          </table:table-cell>
          <table:table-cell table:style-name="Sheet0_cell5" office:value-type="string" calcext:value-type="string">
            <text:p><text:span text:style-name="T8">▶ ENSADLAB</text:span></text:p>
            <text:p>▶ JULIE BLANC</text:p>
            <text:p>▶ QUENTIN JUHEL</text:p>
            <text:p>▶ LUCILE HAUTE</text:p>
            <text:p>▶ PREPOSTPRINT</text:p>
          </table:table-cell>
          <table:table-cell table:style-name="Sheet0_cell5" office:value-type="string" calcext:value-type="string">
            <text:p><text:span text:style-name="T8">ANTHONY MASURE</text:span></text:p>
          </table:table-cell>
        </table:table-row>
        <table:table-row table:style-name="ro1">
          <table:table-cell office:value-type="string" calcext:value-type="string">
            <text:p><text:span text:style-name="T3">COLLOQUE ENSADLAB INVITE PREPOSTPRINT </text:span><text:span text:style-name="T6">RÈGLES D'ATTRACTION / THE HARDNESS OF SOFTWARE</text:span></text:p>
          </table:table-cell>
          <table:table-cell table:style-name="Sheet0_cell5" office:value-type="string" calcext:value-type="string">
            <text:p><text:span text:style-name="T8">CONFÉRENCE</text:span></text:p>
          </table:table-cell>
          <table:table-cell table:style-name="Sheet0_cell6" office:value-type="date" office:date-value="2018-04-04" calcext:value-type="date">
            <text:p>04/04/2018</text:p>
          </table:table-cell>
          <table:table-cell table:style-name="Sheet0_cell5" office:value-type="string" calcext:value-type="string">
            <text:p><text:span text:style-name="T8">ENSAD ÉCOLE NATIONALE SUPÉRIEURE DES ARTS DÉCORATIFS</text:span></text:p>
          </table:table-cell>
          <table:table-cell table:style-name="Sheet0_cell5" office:value-type="string" calcext:value-type="string">
            <text:p><text:span text:style-name="T8">Amphithéâtre Rodin, 31 rue d’Ulm, 75005 PARIS, FR</text:span></text:p>
          </table:table-cell>
          <table:table-cell table:style-name="Sheet0_cell5" office:value-type="string" calcext:value-type="string">
            <text:p><text:a xlink:href="https://vimeo.com/292899626" xlink:type="simple">https://vimeo.com/292899626</text:a></text:p>
          </table:table-cell>
          <table:table-cell table:style-name="Sheet0_cell5" office:value-type="string" calcext:value-type="string">
            <text:p><text:span text:style-name="T8">▶ ENSADLAB</text:span></text:p>
            <text:p>▶ JULIE BLANC</text:p>
            <text:p>▶ QUENTIN JUHEL</text:p>
            <text:p>▶ LUCILE HAUTE</text:p>
            <text:p>▶ PREPOSTPRINT</text:p>
          </table:table-cell>
          <table:table-cell table:style-name="Sheet0_cell5" office:value-type="string" calcext:value-type="string">
            <text:p><text:span text:style-name="T8">PAUL BERNHARD</text:span></text:p>
          </table:table-cell>
        </table:table-row>
        <table:table-row table:style-name="ro1">
          <table:table-cell office:value-type="string" calcext:value-type="string">
            <text:p><text:span text:style-name="T3">COLLOQUE ENSADLAB INVITE PREPOSTPRINT </text:span><text:span text:style-name="T5">TROUBLE DANS LE GENRE — PÉDAGOGIE DE L’ÉDITION HYBRIDE</text:span></text:p>
          </table:table-cell>
          <table:table-cell table:style-name="Sheet0_cell5" office:value-type="string" calcext:value-type="string">
            <text:p><text:span text:style-name="T8">CONFÉRENCE</text:span></text:p>
          </table:table-cell>
          <table:table-cell table:style-name="Sheet0_cell6" office:value-type="date" office:date-value="2018-04-04" calcext:value-type="date">
            <text:p>04/04/2018</text:p>
          </table:table-cell>
          <table:table-cell table:style-name="Sheet0_cell5" office:value-type="string" calcext:value-type="string">
            <text:p><text:span text:style-name="T8">ENSAD ÉCOLE NATIONALE SUPÉRIEURE DES ARTS DÉCORATIFS</text:span></text:p>
          </table:table-cell>
          <table:table-cell table:style-name="Sheet0_cell5" office:value-type="string" calcext:value-type="string">
            <text:p><text:span text:style-name="T8">Amphithéâtre Rodin, 31 rue d’Ulm, 75005 PARIS, FR</text:span></text:p>
          </table:table-cell>
          <table:table-cell table:style-name="Sheet0_cell5" office:value-type="string" calcext:value-type="string">
            <text:p><text:a xlink:href="https://vimeo.com/292900395" xlink:type="simple">https://vimeo.com/292900395</text:a></text:p>
          </table:table-cell>
          <table:table-cell table:style-name="Sheet0_cell5" office:value-type="string" calcext:value-type="string">
            <text:p><text:span text:style-name="T8">▶ ENSADLAB</text:span></text:p>
            <text:p>▶ JULIE BLANC</text:p>
            <text:p>▶ QUENTIN JUHEL</text:p>
            <text:p>▶ LUCILE HAUTE</text:p>
            <text:p>▶ PREPOSTPRINT</text:p>
          </table:table-cell>
          <table:table-cell table:style-name="Sheet0_cell5" office:value-type="string" calcext:value-type="string">
            <text:p><text:span text:style-name="T8">LORAINE FURTER</text:span></text:p>
          </table:table-cell>
        </table:table-row>
        <table:table-row table:style-name="ro1">
          <table:table-cell office:value-type="string" calcext:value-type="string">
            <text:p><text:span text:style-name="T3">COLLOQUE ENSADLAB INVITE PREPOSTPRINT </text:span><text:span text:style-name="T6">WORKFLOWS ET COLLABORATION</text:span></text:p>
          </table:table-cell>
          <table:table-cell table:style-name="Sheet0_cell5" office:value-type="string" calcext:value-type="string">
            <text:p><text:span text:style-name="T8">CONFÉRENCE</text:span></text:p>
          </table:table-cell>
          <table:table-cell table:style-name="Sheet0_cell6" office:value-type="date" office:date-value="2018-04-04" calcext:value-type="date">
            <text:p>04/04/2018</text:p>
          </table:table-cell>
          <table:table-cell table:style-name="Sheet0_cell5" office:value-type="string" calcext:value-type="string">
            <text:p><text:span text:style-name="T8">ENSAD ÉCOLE NATIONALE SUPÉRIEURE DES ARTS DÉCORATIFS</text:span></text:p>
          </table:table-cell>
          <table:table-cell table:style-name="Sheet0_cell5" office:value-type="string" calcext:value-type="string">
            <text:p><text:span text:style-name="T8">Amphithéâtre Rodin, 31 rue d’Ulm, 75005 PARIS, FR</text:span></text:p>
          </table:table-cell>
          <table:table-cell table:style-name="Sheet0_cell5" office:value-type="string" calcext:value-type="string">
            <text:p><text:a xlink:href="https://vimeo.com/292898965" xlink:type="simple">https://vimeo.com/292898965</text:a></text:p>
          </table:table-cell>
          <table:table-cell table:style-name="Sheet0_cell5" office:value-type="string" calcext:value-type="string">
            <text:p><text:span text:style-name="T8">▶ ENSADLAB</text:span></text:p>
            <text:p>▶ JULIE BLANC</text:p>
            <text:p>▶ QUENTIN JUHEL</text:p>
            <text:p>▶ LUCILE HAUTE</text:p>
            <text:p>▶ PREPOSTPRINT</text:p>
          </table:table-cell>
          <table:table-cell table:style-name="Sheet0_cell5" office:value-type="string" calcext:value-type="string">
            <text:p><text:span text:style-name="T8">JULIEN TAQUET</text:span></text:p>
          </table:table-cell>
        </table:table-row>
        <table:table-row table:style-name="ro1">
          <table:table-cell office:value-type="string" calcext:value-type="string">
            <text:p><text:span text:style-name="T2">INTERNATIONAL TYPE SYMPOSIUM</text:span></text:p>
            <text:p>‘FONTS &amp; FACES IN ALL THEIR FORMS’</text:p>
            <text:p>ERWIN ETC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18-11-13" calcext:value-type="date">
            <text:p>13/11/2018</text:p>
          </table:table-cell>
          <table:table-cell office:value-type="string" calcext:value-type="string">
            <text:p><text:span text:style-name="T8">CAMPUS FONDERIE DE L’IMAGE</text:span></text:p>
          </table:table-cell>
          <table:table-cell office:value-type="string" calcext:value-type="string">
            <text:p><text:span text:style-name="T8">80 Rue Jules Ferry, 93170 BAGNOLET, FR</text:span></text:p>
          </table:table-cell>
          <table:table-cell office:value-type="string" calcext:value-type="string">
            <text:p><text:a xlink:href="https://www.campusfonderiedelimage.org/wp-content/uploads/2018/10/CP-CIT5.pdf" xlink:type="simple">https://www.campusfonderiedelimage.org/wp-content/uploads/2018/10/CP-CIT5.pdf</text:a></text:p>
          </table:table-cell>
          <table:table-cell office:value-type="string" calcext:value-type="string">
            <text:p><text:span text:style-name="T8">▶ FRANK ADEBIAYE</text:span></text:p>
            <text:p>▶ CAMPUS FONDERIE DE L’IMAGE</text:p>
          </table:table-cell>
          <table:table-cell office:value-type="string" calcext:value-type="string">
            <text:p><text:span text:style-name="T8">▶ Benjamin Dumond</text:span></text:p>
            <text:p>▶ Lucas Descroix </text:p>
            <text:p>▶ (BONJOUR MONDE)</text:p>
          </table:table-cell>
        </table:table-row>
        <table:table-row table:style-name="ro1">
          <table:table-cell office:value-type="string" calcext:value-type="string">
            <text:p><text:span text:style-name="T2">INTERNATIONAL TYPE SYMPOSIUM</text:span></text:p>
            <text:p>‘FONTS &amp; FACES IN ALL THEIR FORMS’ #5</text:p>
            <text:p>INTRODUCTION À METAFONT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18-11-13" calcext:value-type="date">
            <text:p>13/11/2018</text:p>
          </table:table-cell>
          <table:table-cell office:value-type="string" calcext:value-type="string">
            <text:p><text:span text:style-name="T8">CAMPUS FONDERIE DE L’IMAGE</text:span></text:p>
          </table:table-cell>
          <table:table-cell office:value-type="string" calcext:value-type="string">
            <text:p><text:span text:style-name="T8">80 Rue Jules Ferry, 93170 BAGNOLET, FR</text:span></text:p>
          </table:table-cell>
          <table:table-cell office:value-type="string" calcext:value-type="string">
            <text:p><text:a xlink:href="https://www.campusfonderiedelimage.org/wp-content/uploads/2018/10/CP-CIT5.pdf" xlink:type="simple">https://www.campusfonderiedelimage.org/wp-content/uploads/2018/10/CP-CIT5.pdf</text:a></text:p>
          </table:table-cell>
          <table:table-cell office:value-type="string" calcext:value-type="string">
            <text:p><text:span text:style-name="T8">▶ FRANK ADEBIAYE</text:span></text:p>
            <text:p>▶ CAMPUS FONDERIE DE L’IMAGE</text:p>
          </table:table-cell>
          <table:table-cell office:value-type="string" calcext:value-type="string">
            <text:p><text:span text:style-name="T8">PAUL BERNHARD</text:span></text:p>
          </table:table-cell>
        </table:table-row>
        <table:table-row table:style-name="ro1">
          <table:table-cell office:value-type="string" calcext:value-type="string">
            <text:p><text:span text:style-name="T2">INTRODUCTION À METAFONT / INTRODUCTION TO METAFONT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18-11-13" calcext:value-type="date">
            <text:p>13/11/2018</text:p>
          </table:table-cell>
          <table:table-cell office:value-type="string" calcext:value-type="string">
            <text:p><text:span text:style-name="T8">CAMPUS FONDERIE DE L’IMAGE</text:span></text:p>
          </table:table-cell>
          <table:table-cell office:value-type="string" calcext:value-type="string">
            <text:p><text:span text:style-name="T8">80 Rue Jules Ferry, 93170 BAGNOLET, FR</text:span></text:p>
          </table:table-cell>
          <table:table-cell office:value-type="string" calcext:value-type="string">
            <text:p><text:span text:style-name="T8">▶ </text:span><text:span text:style-name="T8"><text:a xlink:href="http://www.campusfonderiedelimage.org/" xlink:type="simple">http://www.campusfonderiedelimage.org/</text:a></text:span></text:p>
            <text:p><text:span text:style-name="T8">▶ </text:span><text:span text:style-name="T8"><text:a xlink:href="https://www.campusfonderiedelimage.org/wp-content/uploads/2018/10/CP-CIT5.pdf" xlink:type="simple">https://www.campusfonderiedelimage.org/wp-content/uploads/2018/10/CP-CIT5.pdf</text:a></text:span></text:p>
          </table:table-cell>
          <table:table-cell office:value-type="string" calcext:value-type="string">
            <text:p><text:span text:style-name="T8">CO-ORGANISÉ PAR SIMON RENAUD</text:span></text:p>
          </table:table-cell>
          <table:table-cell office:value-type="string" calcext:value-type="string">
            <text:p><text:span text:style-name="T8">PAUL BERNHARD</text:span></text:p>
          </table:table-cell>
        </table:table-row>
        <table:table-row table:style-name="ro1">
          <table:table-cell office:value-type="string" calcext:value-type="string">
            <text:p><text:span text:style-name="T3">TALK ERWIN ETC, FONTS &amp; FACES IN ALL THEIR FORMS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18-11-13" calcext:value-type="date">
            <text:p>13/11/2018</text:p>
          </table:table-cell>
          <table:table-cell office:value-type="string" calcext:value-type="string">
            <text:p><text:span text:style-name="T8">CAMPUS FONDERIE DE L’IMAGE</text:span></text:p>
          </table:table-cell>
          <table:table-cell office:value-type="string" calcext:value-type="string">
            <text:p><text:span text:style-name="T8">80 Rue Jules Ferry, 93170 BAGNOLET, FR</text:span></text:p>
          </table:table-cell>
          <table:table-cell office:value-type="string" calcext:value-type="string">
            <text:p><text:span text:style-name="T8">▶ </text:span><text:span text:style-name="T8"><text:a xlink:href="http://www.campusfonderiedelimage.org/" xlink:type="simple">http://www.campusfonderiedelimage.org/</text:a></text:span></text:p>
            <text:p><text:span text:style-name="T8">▶ </text:span><text:span text:style-name="T8"><text:a xlink:href="https://www.campusfonderiedelimage.org/wp-content/uploads/2018/10/CP-CIT5.pdf" xlink:type="simple">https://www.campusfonderiedelimage.org/wp-content/uploads/2018/10/CP-CIT5.pdf</text:a></text:span></text:p>
          </table:table-cell>
          <table:table-cell office:value-type="string" calcext:value-type="string">
            <text:p><text:span text:style-name="T8">CO-ORGANISÉ PAR SIMON RENAUD</text:span></text:p>
          </table:table-cell>
          <table:table-cell office:value-type="string" calcext:value-type="string">
            <text:p><text:span text:style-name="T8">▶ Benjamin Dumond</text:span></text:p>
            <text:p>▶ Lucas Descroix </text:p>
            <text:p>▶ (BONJOUR MONDE)</text:p>
          </table:table-cell>
        </table:table-row>
        <table:table-row table:style-name="ro1">
          <table:table-cell office:value-type="string" calcext:value-type="string">
            <text:p><text:span text:style-name="T2">MARDI DE LURE #15 / ÉCONOMIE DE MOYENS, MOYENS DE L’ÉCONOMIE.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19-02-05" calcext:value-type="date">
            <text:p>05/02/2019</text:p>
          </table:table-cell>
          <table:table-cell office:value-type="string" calcext:value-type="string">
            <text:p><text:span text:style-name="T8">LA GÉNÉRALE</text:span></text:p>
          </table:table-cell>
          <table:table-cell office:value-type="string" calcext:value-type="string">
            <text:p><text:span text:style-name="T8">Laboratoire Artistique Politique et Social </text:span></text:p>
            <text:p>14, avenue Parmentier, 75011 PARIS, FR</text:p>
          </table:table-cell>
          <table:table-cell office:value-type="string" calcext:value-type="string">
            <text:p><text:a xlink:href="https://delure.org/les-a-cotes/mardis-de-lure" xlink:type="simple">https://delure.org/les-a-cotes/mardis-de-lure</text:a></text:p>
          </table:table-cell>
          <table:table-cell office:value-type="string" calcext:value-type="string">
            <text:p><text:span text:style-name="T8">DELURE</text:span></text:p>
          </table:table-cell>
          <table:table-cell office:value-type="string" calcext:value-type="string">
            <text:p><text:span text:style-name="T8">▶ FRANK ADEBIAYE</text:span></text:p>
            <text:p>▶ FÉLICITÉ LANDRIVON</text:p>
          </table:table-cell>
        </table:table-row>
        <table:table-row table:style-name="ro1">
          <table:table-cell office:value-type="string" calcext:value-type="string">
            <text:p><text:span text:style-name="T2">ARTS, LITTÉRATURES ET FORMES NUMÉRIQUES DU LIVRE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19-03-21" calcext:value-type="date">
            <text:p>21/03/2019</text:p>
          </table:table-cell>
          <table:table-cell office:value-type="string" calcext:value-type="string">
            <text:p><text:span text:style-name="T8">ALPHABETVILLE &amp; LA MARELLE, FRICHE BELLE DE MAI</text:span></text:p>
          </table:table-cell>
          <table:table-cell office:value-type="string" calcext:value-type="string">
            <text:p><text:span text:style-name="T8">41 rue Jobin, 13003 MARSEILLE FR</text:span></text:p>
          </table:table-cell>
          <table:table-cell office:value-type="string" calcext:value-type="string">
            <text:p><text:a xlink:href="https://vimeo.com/326169218" xlink:type="simple">https://vimeo.com/326169218</text:a></text:p>
          </table:table-cell>
          <table:table-cell office:value-type="string" calcext:value-type="string">
            <text:p><text:span text:style-name="T8">▶ ALPHABETVILLE</text:span></text:p>
            <text:p>▶ LA MARELLE</text:p>
          </table:table-cell>
          <table:table-cell office:value-type="string" calcext:value-type="string">
            <text:p><text:span text:style-name="T8">LUCILE HAUTE</text:span></text:p>
          </table:table-cell>
        </table:table-row>
        <table:table-row table:style-name="ro1">
          <table:table-cell office:value-type="string" calcext:value-type="string">
            <text:p><text:span text:style-name="T2">CAUTION HOT FLUID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19-12-17" calcext:value-type="date">
            <text:p>17/12/2019</text:p>
          </table:table-cell>
          <table:table-cell office:value-type="string" calcext:value-type="string">
            <text:p><text:span text:style-name="T8">ÉCOLE SUPÉRIEURE D’ART ET DE DESIGN DES PYRÉNÉES</text:span></text:p>
          </table:table-cell>
          <table:table-cell office:value-type="string" calcext:value-type="string">
            <text:p><text:span text:style-name="T8">Rue Mathieu Lalanne, 64000 PAU, FR</text:span></text:p>
          </table:table-cell>
          <table:table-cell office:value-type="string" calcext:value-type="string">
            <text:p><text:span text:style-name="T8">▶ </text:span><text:span text:style-name="T8"><text:a xlink:href="https://ateliers.esad-pyrenees.fr/web/pages/exemples/workshops-2019/" xlink:type="simple">https://ateliers.esad-pyrenees.fr/web/pages/exemples/workshops-2019/</text:a></text:span></text:p>
            <text:p><text:span text:style-name="T8">▶ </text:span><text:span text:style-name="T8"><text:a xlink:href="https://gitlab.com/bonjour-monde/projects/hotfluid---pau" xlink:type="simple">https://gitlab.com/bonjour-monde/projects/hotfluid---pau</text:a></text:span></text:p>
          </table:table-cell>
          <table:table-cell office:value-type="string" calcext:value-type="string">
            <text:p><text:span text:style-name="T8">ÉCOLE SUPÉRIEURE D’ART ET DE DESIGN DES PYRÉNÉES</text:span></text:p>
          </table:table-cell>
          <table:table-cell office:value-type="string" calcext:value-type="string">
            <text:p><text:span text:style-name="T8">▶ ARMAN MOHTADJI</text:span></text:p>
            <text:p>▶ BONJOUR MONDE</text:p>
          </table:table-cell>
        </table:table-row>
        <table:table-row table:style-name="ro1">
          <table:table-cell office:value-type="string" calcext:value-type="string">
            <text:p><text:span text:style-name="T3">MARDI DE LURE #22 / L’EMPREINTE NUMÉRIQUE DESIGN, WEB ET ÉNERGIE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20-12-15" calcext:value-type="date">
            <text:p>15/12/2020</text:p>
          </table:table-cell>
          <table:table-cell office:value-type="string" calcext:value-type="string">
            <text:p><text:span text:style-name="T8">DISTANCIEL</text:span></text:p>
          </table:table-cell>
          <table:table-cell office:value-type="string" calcext:value-type="string">
            <text:p><text:span text:style-name="T8">DISTANCIEL</text:span></text:p>
          </table:table-cell>
          <table:table-cell office:value-type="string" calcext:value-type="string">
            <text:p><text:span text:style-name="T8">▶ </text:span><text:span text:style-name="T8"><text:a xlink:href="https://delure.org/les-a-cotes/mardis-de-lure" xlink:type="simple">https://delure.org/les-a-cotes/mardis-de-lure</text:a></text:span></text:p>
            <text:p><text:span text:style-name="T8">▶ </text:span><text:span text:style-name="T8"><text:a xlink:href="https://visio.octopuce.fr/b/nic-te7-os7-fcf" xlink:type="simple">https://visio.octopuce.fr/b/nic-te7-os7-fcf</text:a></text:span></text:p>
            <text:p><text:span text:style-name="T8">▶ </text:span><text:span text:style-name="T8"><text:a xlink:href="https://visio.octoconf.com/playback/presentation/2.3/73116aac4b5c51f171625a410441bdb4412d5125-1608049643021?meetingId=73116aac4b5c51f171625a410441bdb4412d5125-1608049643021" xlink:type="simple">https://visio.octoconf.com/playback/presentation/2.3/73116aac4b5c51f171625a410441bdb4412d5125-1608049643021?meetingId=73116aac4b5c51f171625a410441bdb4412d5125-1608049643021</text:a></text:span></text:p>
          </table:table-cell>
          <table:table-cell office:value-type="string" calcext:value-type="string">
            <text:p><text:span text:style-name="T8">DELURE</text:span></text:p>
          </table:table-cell>
          <table:table-cell office:value-type="string" calcext:value-type="string">
            <text:p><text:span text:style-name="T8">▶ BENJAMIN SONNTAG</text:span></text:p>
            <text:p>▶ GAUTHIER ROUSSILHE</text:p>
          </table:table-cell>
        </table:table-row>
        <table:table-row table:style-name="ro1">
          <table:table-cell office:value-type="string" calcext:value-type="string">
            <text:p><text:span text:style-name="T2">POUR DES RÉSEAUX DE SOLIDARITÉ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21-01-28" calcext:value-type="date">
            <text:p>28/01/2021</text:p>
          </table:table-cell>
          <table:table-cell office:value-type="string" calcext:value-type="string">
            <text:p><text:span text:style-name="T8">LE SIGNE, CENTRE NATIONAL DU GRAPHISME</text:span></text:p>
          </table:table-cell>
          <table:table-cell office:value-type="string" calcext:value-type="string">
            <text:p><text:span text:style-name="T8">1 Pl. Emile Goguenheim, 52000 CHAUMONT, FR</text:span></text:p>
          </table:table-cell>
          <table:table-cell office:value-type="string" calcext:value-type="string">
            <text:p><text:span text:style-name="T8">▶ </text:span><text:span text:style-name="T8"><text:a xlink:href="http://www.centrenationaldugraphisme.fr/le-signe/activites/conference-pour-des-reseaux-de-solidarite-par-latelier-temeraire" xlink:type="simple">http://www.centrenationaldugraphisme.fr/le-signe/activites/conference-pour-des-reseaux-de-solidarite-par-latelier-temeraire</text:a></text:span></text:p>
            <text:p><text:span text:style-name="T8">▶ </text:span><text:span text:style-name="T8"><text:a xlink:href="https://youtu.be/-7gJDM-ackc" xlink:type="simple">https://youtu.be/-7gJDM-ackc</text:a></text:span></text:p>
          </table:table-cell>
          <table:table-cell office:value-type="string" calcext:value-type="string">
            <text:p><text:span text:style-name="T8">LE SIGNE, CENTRE NATIONAL DU GRAPHISME</text:span></text:p>
          </table:table-cell>
          <table:table-cell office:value-type="string" calcext:value-type="string">
            <text:p><text:span text:style-name="T8">ATELIER TÉMÉRAIRE</text:span></text:p>
          </table:table-cell>
        </table:table-row>
        <table:table-row table:style-name="ro1">
          <table:table-cell office:value-type="string" calcext:value-type="string">
            <text:p><text:span text:style-name="T2">RENCONTRE AVEC LE STUDIO LUUSE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22-05-13" calcext:value-type="date">
            <text:p>13/05/2022</text:p>
          </table:table-cell>
          <table:table-cell office:value-type="string" calcext:value-type="string">
            <text:p><text:span text:style-name="T8">ÉCOLE SUPÉRIEURE D’ART ET DE DESIGN DES PYRÉNÉES</text:span></text:p>
          </table:table-cell>
          <table:table-cell office:value-type="string" calcext:value-type="string">
            <text:p><text:span text:style-name="T8">Rue Mathieu Lalanne, 64000 PAU, FR</text:span></text:p>
          </table:table-cell>
          <table:table-cell office:value-type="string" calcext:value-type="string">
            <text:p><text:a xlink:href="https://esad-pyrenees.fr/agenda/rencontre-studio-luuse" xlink:type="simple">https://esad-pyrenees.fr/agenda/rencontre-studio-luuse</text:a></text:p>
          </table:table-cell>
          <table:table-cell office:value-type="string" calcext:value-type="string">
            <text:p><text:span text:style-name="T8">ÉCOLE SUPÉRIEURE D’ART ET DE DESIGN DES PYRÉNÉES</text:span></text:p>
          </table:table-cell>
          <table:table-cell office:value-type="string" calcext:value-type="string">
            <text:p><text:span text:style-name="T8">STUDIO LUUSE</text:span></text:p>
          </table:table-cell>
        </table:table-row>
        <table:table-row table:style-name="ro1">
          <table:table-cell office:value-type="string" calcext:value-type="string">
            <text:p><text:span text:style-name="T3">MARDI DE LURE #23 / MANIFESTES ET ÉVOLUTIONS GRAPHIQUES</text:span></text:p>
          </table:table-cell>
          <table:table-cell office:value-type="string" calcext:value-type="string">
            <text:p><text:span text:style-name="T8">CONFÉRENCE</text:span></text:p>
          </table:table-cell>
          <table:table-cell table:style-name="Sheet0_cell3" office:value-type="date" office:date-value="2022-05-17" calcext:value-type="date">
            <text:p>17/05/2022</text:p>
          </table:table-cell>
          <table:table-cell office:value-type="string" calcext:value-type="string">
            <text:p><text:span text:style-name="T8">ÉCOLE DES MÉTIERS DE L’INFORMATION (EMI)</text:span></text:p>
          </table:table-cell>
          <table:table-cell office:value-type="string" calcext:value-type="string">
            <text:p><text:span text:style-name="T8">10, rue des Prairies, 75020 PARIS, FR</text:span></text:p>
          </table:table-cell>
          <table:table-cell office:value-type="string" calcext:value-type="string">
            <text:p><text:span text:style-name="T8">▶ </text:span><text:span text:style-name="T8"><text:a xlink:href="https://delure.org/les-a-cotes/mardis-de-lure" xlink:type="simple">https://delure.org/les-a-cotes/mardis-de-lure</text:a></text:span></text:p>
            <text:p><text:span text:style-name="T8">▶ </text:span><text:span text:style-name="T8"><text:a xlink:href="https://www.emi.coop/le-17-mai-les-mardis-de-lure-a-lemi/" xlink:type="simple">https://www.emi.coop/le-17-mai-les-mardis-de-lure-a-lemi/</text:a></text:span></text:p>
          </table:table-cell>
          <table:table-cell office:value-type="string" calcext:value-type="string">
            <text:p><text:span text:style-name="T8">DELURE</text:span></text:p>
          </table:table-cell>
          <table:table-cell office:value-type="string" calcext:value-type="string">
            <text:p><text:span text:style-name="T8">▶ NICOLAS TAFFIN</text:span></text:p>
            <text:p>▶ LOLA DUVAL</text:p>
            <text:p>▶ JULIE BLANC</text:p>
            <text:p>▶ NICOLE CHOSSO</text:p>
            <text:p>▶ LÉONORE CONTE</text:p>
          </table:table-cell>
        </table:table-row>
        <table:table-row table:style-name="ro1">
          <table:table-cell office:value-type="string" calcext:value-type="string">
            <text:p><text:span text:style-name="T2">CONFÉRENCES CODESIGN (CO:DE/- SIGN;)</text:span></text:p>
          </table:table-cell>
          <table:table-cell office:value-type="string" calcext:value-type="string">
            <text:p><text:span text:style-name="T8">CONFÉRENCE</text:span></text:p>
          </table:table-cell>
          <table:table-cell office:value-type="string" calcext:value-type="string">
            <text:p><text:span text:style-name="T8">2014-04-14/16</text:span></text:p>
          </table:table-cell>
          <table:table-cell office:value-type="string" calcext:value-type="string">
            <text:p><text:span text:style-name="T8">ESAD AMIENS</text:span></text:p>
          </table:table-cell>
          <table:table-cell office:value-type="string" calcext:value-type="string">
            <text:p><text:span text:style-name="T8">40 Rue des Teinturiers, 80080 AMIENS, FR</text:span></text:p>
          </table:table-cell>
          <table:table-cell office:value-type="string" calcext:value-type="string">
            <text:p><text:span text:style-name="T8">▶ </text:span><text:span text:style-name="T8"><text:a xlink:href="http://codesign.esad-amiens.fr/" xlink:type="simple">http://codesign.esad-amiens.fr/</text:a></text:span></text:p>
            <text:p><text:span text:style-name="T8">▶ </text:span><text:span text:style-name="T8"><text:a xlink:href="https://mnemosyne.esad-amiens.fr/manifest.php?id=9" xlink:type="simple">https://mnemosyne.esad-amiens.fr/manifest.php?id=9</text:a></text:span></text:p>
          </table:table-cell>
          <table:table-cell office:value-type="string" calcext:value-type="string">
            <text:p><text:span text:style-name="T8">ESAD AMIENS</text:span></text:p>
          </table:table-cell>
          <table:table-cell office:value-type="string" calcext:value-type="string">
            <text:p><text:span text:style-name="T8">▶ STÉPHANE VIAL</text:span></text:p>
            <text:p>▶ LUST</text:p>
            <text:p>▶ YANNICK MATHEY</text:p>
            <text:p>▶ STÉPHANE BUELLET</text:p>
            <text:p>▶ ESAD DNSEP(MASTER) DESIGN NUMÉRIQUE</text:p>
            <text:p>▶ JEAN BAPTISTE HEREN</text:p>
            <text:p>▶ NORMALS</text:p>
            <text:p>▶ JULIEN GACHADOAT</text:p>
            <text:p>▶ ANDREAS GYSIN</text:p>
            <text:p>▶ FRIEDER NAKE</text:p>
          </table:table-cell>
        </table:table-row>
        <table:table-row table:style-name="ro1">
          <table:table-cell office:value-type="string" calcext:value-type="string">
            <text:p><text:span text:style-name="T2">LES JOURNÉES DU LOGICIEL LIBRE (JDLL) 2017</text:span></text:p>
          </table:table-cell>
          <table:table-cell office:value-type="string" calcext:value-type="string">
            <text:p><text:span text:style-name="T8">CONFÉRENCE</text:span></text:p>
          </table:table-cell>
          <table:table-cell office:value-type="string" calcext:value-type="string">
            <text:p><text:span text:style-name="T8">2017-04-01/02</text:span></text:p>
          </table:table-cell>
          <table:table-cell office:value-type="string" calcext:value-type="string">
            <text:p><text:span text:style-name="T8">MAISON POUR TOUS</text:span></text:p>
            <text:p>SALLE DES RANCY</text:p>
          </table:table-cell>
          <table:table-cell office:value-type="string" calcext:value-type="string">
            <text:p><text:span text:style-name="T8">249 rue Vendôme, 69003 LYON</text:span></text:p>
          </table:table-cell>
          <table:table-cell office:value-type="string" calcext:value-type="string">
            <text:p><text:span text:style-name="T8">▶ </text:span><text:span text:style-name="T8"><text:a xlink:href="https://www.jdll.org/" xlink:type="simple">https://www.jdll.org/</text:a></text:span></text:p>
            <text:p><text:span text:style-name="T8">▶ </text:span><text:span text:style-name="T8"><text:a xlink:href="https://jdll.org/user/pages/03.programme/programme2017_web.pdf" xlink:type="simple">https://jdll.org/user/pages/03.programme/programme2017_web.pdf</text:a></text:span></text:p>
            <text:p><text:span text:style-name="T8">▶ </text:span><text:span text:style-name="T8"><text:a xlink:href="https://peertube.fr/c/jdll@framatube.org/videos?s=1" xlink:type="simple">https://peertube.fr/c/jdll@framatube.org/videos?s=1</text:a></text:span></text:p>
          </table:table-cell>
          <table:table-cell office:value-type="string" calcext:value-type="string">
            <text:p><text:span text:style-name="T8">JDLL</text:span></text:p>
          </table:table-cell>
          <table:table-cell office:value-type="string" calcext:value-type="string">
            <text:p><text:a xlink:href="https://jdll.org/user/pages/03.programme/programme2017_web.pdf" xlink:type="simple">https://jdll.org/user/pages/03.programme/programme2017_web.pdf</text:a></text:p>
          </table:table-cell>
        </table:table-row>
        <table:table-row table:style-name="ro1">
          <table:table-cell office:value-type="string" calcext:value-type="string">
            <text:p><text:span text:style-name="T2">LES JOURNÉES DU LOGICIEL LIBRE (JDLL) 2018</text:span></text:p>
          </table:table-cell>
          <table:table-cell office:value-type="string" calcext:value-type="string">
            <text:p><text:span text:style-name="T8">CONFÉRENCE</text:span></text:p>
          </table:table-cell>
          <table:table-cell office:value-type="string" calcext:value-type="string">
            <text:p><text:span text:style-name="T8">2018-03-24/25</text:span></text:p>
          </table:table-cell>
          <table:table-cell office:value-type="string" calcext:value-type="string">
            <text:p><text:span text:style-name="T8">MAISON POUR TOUS</text:span></text:p>
            <text:p>SALLE DES RANCY</text:p>
          </table:table-cell>
          <table:table-cell office:value-type="string" calcext:value-type="string">
            <text:p><text:span text:style-name="T8">249 rue Vendôme, 69003 LYON</text:span></text:p>
          </table:table-cell>
          <table:table-cell office:value-type="string" calcext:value-type="string">
            <text:p><text:span text:style-name="T8">▶ </text:span><text:span text:style-name="T8"><text:a xlink:href="https://www.jdll.org/" xlink:type="simple">https://www.jdll.org/</text:a></text:span></text:p>
            <text:p><text:span text:style-name="T8">▶ </text:span><text:span text:style-name="T8"><text:a xlink:href="https://jdll.org/user/pages/03.programme/programme2018_web.pdf" xlink:type="simple">https://jdll.org/user/pages/03.programme/programme2018_web.pdf</text:a></text:span></text:p>
          </table:table-cell>
          <table:table-cell office:value-type="string" calcext:value-type="string">
            <text:p><text:span text:style-name="T8">JDLL</text:span></text:p>
          </table:table-cell>
          <table:table-cell office:value-type="string" calcext:value-type="string">
            <text:p><text:a xlink:href="https://jdll.org/user/pages/03.programme/programme2018_web.pdf" xlink:type="simple">https://jdll.org/user/pages/03.programme/programme2018_web.pdf</text:a></text:p>
          </table:table-cell>
        </table:table-row>
        <table:table-row table:style-name="ro1">
          <table:table-cell office:value-type="string" calcext:value-type="string">
            <text:p><text:span text:style-name="T2">BIRTH OF METAFONT, A BACKLASH TO TYPESETTING STANDARDS AND TECHNOLOGIES</text:span></text:p>
          </table:table-cell>
          <table:table-cell office:value-type="string" calcext:value-type="string">
            <text:p><text:span text:style-name="T8">CONFÉRENCE</text:span></text:p>
          </table:table-cell>
          <table:table-cell office:value-type="string" calcext:value-type="string">
            <text:p><text:span text:style-name="T8">2018-10-04/10</text:span></text:p>
          </table:table-cell>
          <table:table-cell office:value-type="string" calcext:value-type="string">
            <text:p><text:span text:style-name="T8">PUB WORKSHOP, SANDBERG INSTITUUT, </text:span></text:p>
          </table:table-cell>
          <table:table-cell office:value-type="string" calcext:value-type="string">
            <text:p><text:span text:style-name="T8">Fred. Roeskestraat 96, 1076 AMSTERDAM, NL</text:span></text:p>
          </table:table-cell>
          <table:table-cell office:value-type="string" calcext:value-type="string">
            <text:p><text:a xlink:href="https://sandberg.nl/pub-" xlink:type="simple">https://sandberg.nl/pub-</text:a></text:p>
          </table:table-cell>
          <table:table-cell office:value-type="string" calcext:value-type="string">
            <text:p><text:span text:style-name="T8">SANDBERG INSTITUT</text:span></text:p>
          </table:table-cell>
          <table:table-cell office:value-type="string" calcext:value-type="string">
            <text:p><text:span text:style-name="T8">PAUL BERNHARD</text:span></text:p>
          </table:table-cell>
        </table:table-row>
        <table:table-row table:style-name="ro1">
          <table:table-cell office:value-type="string" calcext:value-type="string">
            <text:p><text:span text:style-name="T2">OUTILS CONVENTIONNELS ET NON-CONVENTIONNELS DE CRÉATION GRAPHIQUE</text:span></text:p>
          </table:table-cell>
          <table:table-cell office:value-type="string" calcext:value-type="string">
            <text:p><text:span text:style-name="T8">CONFÉRENCE</text:span></text:p>
          </table:table-cell>
          <table:table-cell office:value-type="string" calcext:value-type="string">
            <text:p><text:span text:style-name="T8">2018-10-25/28</text:span></text:p>
          </table:table-cell>
          <table:table-cell office:value-type="string" calcext:value-type="string">
            <text:p><text:span text:style-name="T8">CRIHN, UNIVERSITÉ DE MONTRÉAL CANADA</text:span></text:p>
          </table:table-cell>
          <table:table-cell office:value-type="string" calcext:value-type="string">
            <text:p><text:span text:style-name="T8">3150, Rue Jean Brillant, MONTRÉAL, QUÉBEC </text:span></text:p>
          </table:table-cell>
          <table:table-cell office:value-type="string" calcext:value-type="string">
            <text:p><text:a xlink:href="https://crihn.openum.ca/colloque-2018/programme/" xlink:type="simple">https://crihn.openum.ca/colloque-2018/programme/</text:a></text:p>
          </table:table-cell>
          <table:table-cell office:value-type="string" calcext:value-type="string">
            <text:p><text:span text:style-name="T8">COLLOQUE REPENSER LES HUMANITÉS NUMÉRIQUES </text:span></text:p>
          </table:table-cell>
          <table:table-cell office:value-type="string" calcext:value-type="string">
            <text:p><text:span text:style-name="T8">QUENTIN JUHEL</text:span></text:p>
          </table:table-cell>
        </table:table-row>
        <table:table-row table:style-name="ro1">
          <table:table-cell office:value-type="string" calcext:value-type="string">
            <text:p><text:span text:style-name="T2">UN DESIGN GRAPHIQUE LIBRE</text:span></text:p>
          </table:table-cell>
          <table:table-cell office:value-type="string" calcext:value-type="string">
            <text:p><text:span text:style-name="T8">CONFÉRENCE</text:span></text:p>
          </table:table-cell>
          <table:table-cell office:value-type="string" calcext:value-type="string">
            <text:p><text:span text:style-name="T8">2018-12-13/14</text:span></text:p>
          </table:table-cell>
          <table:table-cell office:value-type="string" calcext:value-type="string">
            <text:p><text:span text:style-name="T4"><text:a xlink:href="https://esadorleans.fr/" xlink:type="simple">ESAD Orléans</text:a></text:span><text:span text:style-name="T4"> ÉCOLE SUPÉRIEURE D’ART ET DE DESIGN D’ORLÉANS</text:span></text:p>
          </table:table-cell>
          <table:table-cell office:value-type="string" calcext:value-type="string">
            <text:p><text:span text:style-name="T8">14 Rue Dupanloup, 45000 ORLÉANS, FRANCE</text:span></text:p>
          </table:table-cell>
          <table:table-cell office:value-type="string" calcext:value-type="string">
            <text:p><text:a xlink:href="https://ecolab-esad-orleans.wixsite.com/recherche/presentation-colloque" xlink:type="simple">https://ecolab-esad-orleans.wixsite.com/recherche/presentation-colloque</text:a></text:p>
          </table:table-cell>
          <table:table-cell office:value-type="string" calcext:value-type="string">
            <text:p><text:span text:style-name="T4">COLLOQUE </text:span><text:span text:style-name="T17">LES ÉCOLOGIES DU NUMÉRIQUE#2</text:span></text:p>
          </table:table-cell>
          <table:table-cell office:value-type="string" calcext:value-type="string">
            <text:p><text:span text:style-name="T8">QUENTIN JUHEL</text:span></text:p>
          </table:table-cell>
        </table:table-row>
        <table:table-row table:style-name="ro1">
          <table:table-cell office:value-type="string" calcext:value-type="string">
            <text:p><text:span text:style-name="T2">LES JOURNÉES DU LOGICIEL LIBRE (JDLL) 2019</text:span></text:p>
          </table:table-cell>
          <table:table-cell office:value-type="string" calcext:value-type="string">
            <text:p><text:span text:style-name="T8">CONFÉRENCE</text:span></text:p>
          </table:table-cell>
          <table:table-cell office:value-type="string" calcext:value-type="string">
            <text:p><text:span text:style-name="T8">2019-04-06/07</text:span></text:p>
          </table:table-cell>
          <table:table-cell office:value-type="string" calcext:value-type="string">
            <text:p><text:span text:style-name="T8">MAISON POUR TOUS</text:span></text:p>
            <text:p>SALLE DES RANCY</text:p>
          </table:table-cell>
          <table:table-cell office:value-type="string" calcext:value-type="string">
            <text:p><text:span text:style-name="T8">249 rue Vendôme, 69003 LYON</text:span></text:p>
          </table:table-cell>
          <table:table-cell office:value-type="string" calcext:value-type="string">
            <text:p><text:span text:style-name="T8">▶ </text:span><text:span text:style-name="T8"><text:a xlink:href="https://www.jdll.org/" xlink:type="simple">https://www.jdll.org/</text:a></text:span></text:p>
            <text:p><text:span text:style-name="T8">▶ </text:span><text:span text:style-name="T8"><text:a xlink:href="https://jdll.org/user/pages/03.programme/JdLL_2019-web.pdf" xlink:type="simple">https://jdll.org/user/pages/03.programme/JdLL_2019-web.pdf</text:a></text:span></text:p>
          </table:table-cell>
          <table:table-cell office:value-type="string" calcext:value-type="string">
            <text:p><text:span text:style-name="T8">JDLL</text:span></text:p>
          </table:table-cell>
          <table:table-cell office:value-type="string" calcext:value-type="string">
            <text:p><text:a xlink:href="https://jdll.org/user/pages/03.programme/JdLL_2019-web.pdf" xlink:type="simple">https://jdll.org/user/pages/03.programme/JdLL_2019-web.pdf</text:a></text:p>
          </table:table-cell>
        </table:table-row>
        <table:table-row table:style-name="ro1">
          <table:table-cell office:value-type="string" calcext:value-type="string">
            <text:p><text:span text:style-name="T7">@media print { book }</text:span></text:p>
          </table:table-cell>
          <table:table-cell office:value-type="string" calcext:value-type="string">
            <text:p><text:span text:style-name="T8">CONFÉRENCE</text:span></text:p>
          </table:table-cell>
          <table:table-cell office:value-type="string" calcext:value-type="string">
            <text:p><text:span text:style-name="T8">2021-05-10/12</text:span></text:p>
          </table:table-cell>
          <table:table-cell office:value-type="string" calcext:value-type="string">
            <text:p><text:span text:style-name="T8">ÉSAD VALENCE</text:span></text:p>
          </table:table-cell>
          <table:table-cell office:value-type="string" calcext:value-type="string">
            <text:p><text:span text:style-name="T8">Place des Beaux-Arts, CS 40 074, 26 903</text:span></text:p>
          </table:table-cell>
          <table:table-cell office:value-type="string" calcext:value-type="string">
            <text:p><text:a xlink:href="https://slides.julie-blanc.fr/20210508_valence.html#/8" xlink:type="simple">https://slides.julie-blanc.fr/20210508_valence.html#/8</text:a></text:p>
          </table:table-cell>
          <table:table-cell office:value-type="string" calcext:value-type="string">
            <text:p><text:span text:style-name="T8">▶ Julie Blanc</text:span></text:p>
            <text:p>▶ ÉSAD VALENCE</text:p>
          </table:table-cell>
          <table:table-cell office:value-type="string" calcext:value-type="string">
            <text:p><text:span text:style-name="T8">Julie Blanc</text:span></text:p>
          </table:table-cell>
        </table:table-row>
        <table:table-row table:style-name="ro1">
          <table:table-cell office:value-type="string" calcext:value-type="string">
            <text:p><text:span text:style-name="T2">LES JOURNÉES DU LOGICIEL LIBRE (JDLL) 2022</text:span></text:p>
          </table:table-cell>
          <table:table-cell office:value-type="string" calcext:value-type="string">
            <text:p><text:span text:style-name="T8">CONFÉRENCE</text:span></text:p>
          </table:table-cell>
          <table:table-cell office:value-type="string" calcext:value-type="string">
            <text:p><text:span text:style-name="T8">2022-04-02/03</text:span></text:p>
          </table:table-cell>
          <table:table-cell office:value-type="string" calcext:value-type="string">
            <text:p><text:span text:style-name="T8">MAISON POUR TOUS</text:span></text:p>
            <text:p>SALLE DES RANCY</text:p>
          </table:table-cell>
          <table:table-cell office:value-type="string" calcext:value-type="string">
            <text:p><text:span text:style-name="T8">249 rue Vendôme, 69003 LYON</text:span></text:p>
          </table:table-cell>
          <table:table-cell office:value-type="string" calcext:value-type="string">
            <text:p><text:span text:style-name="T8">▶ </text:span><text:span text:style-name="T8"><text:a xlink:href="https://www.jdll.org/" xlink:type="simple">https://www.jdll.org/</text:a></text:span></text:p>
            <text:p><text:span text:style-name="T8">▶ </text:span><text:span text:style-name="T8"><text:a xlink:href="https://www.jdll.org/programme/ProgrammeV1.3.pdf" xlink:type="simple">https://www.jdll.org/programme/ProgrammeV1.3.pdf</text:a></text:span></text:p>
          </table:table-cell>
          <table:table-cell office:value-type="string" calcext:value-type="string">
            <text:p><text:span text:style-name="T8">JDLL</text:span></text:p>
          </table:table-cell>
          <table:table-cell office:value-type="string" calcext:value-type="string">
            <text:p><text:a xlink:href="https://www.jdll.org/programme/ProgrammeV1.3.pdf" xlink:type="simple">https://www.jdll.org/programme/ProgrammeV1.3.pdf</text:a></text:p>
          </table:table-cell>
        </table:table-row>
        <table:table-row table:style-name="ro1">
          <table:table-cell office:value-type="string" calcext:value-type="string">
            <text:p><text:span text:style-name="T2">LES JOURNÉES DU LOGICIEL LIBRE (JDLL) 2023</text:span></text:p>
          </table:table-cell>
          <table:table-cell office:value-type="string" calcext:value-type="string">
            <text:p><text:span text:style-name="T8">CONFÉRENCE</text:span></text:p>
          </table:table-cell>
          <table:table-cell office:value-type="string" calcext:value-type="string">
            <text:p><text:span text:style-name="T8">2023-04-01/02</text:span></text:p>
          </table:table-cell>
          <table:table-cell office:value-type="string" calcext:value-type="string">
            <text:p><text:span text:style-name="T8">MAISON POUR TOUS</text:span></text:p>
            <text:p>SALLE DES RANCY</text:p>
          </table:table-cell>
          <table:table-cell office:value-type="string" calcext:value-type="string">
            <text:p><text:span text:style-name="T8">249 rue Vendôme, 69003 LYON</text:span></text:p>
          </table:table-cell>
          <table:table-cell office:value-type="string" calcext:value-type="string">
            <text:p><text:a xlink:href="https://www.jdll.org/" xlink:type="simple">https://www.jdll.org/</text:a></text:p>
            <text:p/>
          </table:table-cell>
          <table:table-cell office:value-type="string" calcext:value-type="string">
            <text:p><text:span text:style-name="T8">JDLL</text:span></text:p>
          </table:table-cell>
          <table:table-cell office:value-type="string" calcext:value-type="string">
            <text:p><text:span text:style-name="T8">-</text:span></text:p>
          </table:table-cell>
        </table:table-row>
        <table:table-row table:style-name="ro1">
          <table:table-cell office:value-type="string" calcext:value-type="string">
            <text:p><text:span text:style-name="T2">OPEN PUBLISHING FEST - UN VOYAGE WEB2PRINT</text:span></text:p>
          </table:table-cell>
          <table:table-cell office:value-type="string" calcext:value-type="string">
            <text:p><text:span text:style-name="T8">CONVERSATION</text:span></text:p>
          </table:table-cell>
          <table:table-cell table:style-name="Sheet0_cell3" office:value-type="date" office:date-value="2021-11-11" calcext:value-type="date">
            <text:p>11/11/2021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span text:style-name="T8">▶ </text:span><text:span text:style-name="T8"><text:a xlink:href="https://openpublishingfest.org/archives.html" xlink:type="simple">https://openpublishingfest.org/archives.html</text:a></text:span></text:p>
            <text:p><text:span text:style-name="T8">▶ </text:span><text:span text:style-name="T8"><text:a xlink:href="https://recordings.openpublishingfest.org/playback/presentation/2.3/cc1df09bd13f94158d5b47ba0103b3e0dfa38075-1636623416024" xlink:type="simple">https://recordings.openpublishingfest.org/playback/presentation/2.3/cc1df09bd13f94158d5b47ba0103b3e0dfa38075-1636623416024</text:a></text:span></text:p>
          </table:table-cell>
          <table:table-cell office:value-type="string" calcext:value-type="string">
            <text:p><text:span text:style-name="T8">Adam Hyde - Julien Taquet (Coko)</text:span></text:p>
          </table:table-cell>
          <table:table-cell office:value-type="string" calcext:value-type="string">
            <text:p><text:span text:style-name="T8">▶ JULIEN BIDORET</text:span></text:p>
            <text:p>▶ RAPHAËL BASTIDE</text:p>
            <text:p>▶ KIARA JOUHANNEAU</text:p>
            <text:p>▶ AMÉLIE DUMONT</text:p>
          </table:table-cell>
        </table:table-row>
        <table:table-row table:style-name="ro1">
          <table:table-cell office:value-type="string" calcext:value-type="string">
            <text:p><text:span text:style-name="T2">RELEARN 2014</text:span></text:p>
          </table:table-cell>
          <table:table-cell office:value-type="string" calcext:value-type="string">
            <text:p><text:span text:style-name="T8">ÉCOLE D’ÉTÉ </text:span>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span text:style-name="T8">▶ </text:span><text:span text:style-name="T8"><text:a xlink:href="http://relearn.be/2014/" xlink:type="simple">http://relearn.be/2014/</text:a></text:span></text:p>
            <text:p><text:span text:style-name="T8">▶ </text:span><text:span text:style-name="T8"><text:a xlink:href="https://gitlab.com/relearn/relearn2014" xlink:type="simple">https://gitlab.com/relearn/relearn2014</text:a></text:span></text:p>
          </table:table-cell>
          <table:table-cell office:value-type="string" calcext:value-type="string">
            <text:p><text:span text:style-name="T8">RELEARN</text:span></text:p>
          </table:table-cell>
          <table:table-cell office:value-type="string" calcext:value-type="string">
            <text:p><text:span text:style-name="T8">-</text:span></text:p>
          </table:table-cell>
        </table:table-row>
        <table:table-row table:style-name="ro1">
          <table:table-cell office:value-type="string" calcext:value-type="string">
            <text:p><text:span text:style-name="T2">RELEARN 2019</text:span></text:p>
          </table:table-cell>
          <table:table-cell office:value-type="string" calcext:value-type="string">
            <text:p><text:span text:style-name="T8">ÉCOLE D’ÉTÉ </text:span></text:p>
          </table:table-cell>
          <table:table-cell office:value-type="string" calcext:value-type="string">
            <text:p><text:span text:style-name="T8">▶ 2019-06-07/09</text:span></text:p>
            <text:p>▶ 2019-06-21/22</text:p>
            <text:p>▶ 2019-09-06/08</text:p>
          </table:table-cell>
          <table:table-cell office:value-type="string" calcext:value-type="string">
            <text:p><text:span text:style-name="T8">▶ ROTTERDAM : VARIA</text:span></text:p>
            <text:p>▶ BRUSSELS: HACKTIRIS </text:p>
            <text:p>▶ PARIS: LA GÉNÉRALE</text:p>
          </table:table-cell>
          <table:table-cell office:value-type="string" calcext:value-type="string">
            <text:p><text:span text:style-name="T8">▶ Varia - Gouwstraat 3, Rotterdam, The Netherlands</text:span></text:p>
            <text:p><text:span text:style-name="T8">▶ Hacktiris - Rue Paul Devauxstraat 3, Brussels, Belgium</text:span></text:p>
            <text:p><text:span text:style-name="T8">▶ </text:span><text:span text:style-name="T11">La Générale - </text:span><text:span text:style-name="T8">14, avenue Parmentier, 75011 PARIS, FR</text:span></text:p>
          </table:table-cell>
          <table:table-cell office:value-type="string" calcext:value-type="string">
            <text:p><text:span text:style-name="T8">▶ </text:span><text:span text:style-name="T8"><text:a xlink:href="http://relearn.be/2019/#" xlink:type="simple">http://relearn.be/2019/#</text:a></text:span></text:p>
            <text:p><text:span text:style-name="T8">▶ </text:span><text:span text:style-name="T8"><text:a xlink:href="https://www.lagenerale.fr/fr/projet/7-8-septembre-relearn-2019-workshop-outils-numeriques-libres" xlink:type="simple">https://www.lagenerale.fr/fr/projet/7-8-septembre-relearn-2019-workshop-outils-numeriques-libres</text:a></text:span></text:p>
            <text:p><text:span text:style-name="T8">▶ </text:span><text:span text:style-name="T8"><text:a xlink:href="https://gitlab.com/relearn/relearn2019" xlink:type="simple">https://gitlab.com/relearn/relearn2019</text:a></text:span></text:p>
          </table:table-cell>
          <table:table-cell office:value-type="string" calcext:value-type="string">
            <text:p><text:span text:style-name="T8">▶ RELEARN</text:span></text:p>
            <text:p>▶ VARIA</text:p>
            <text:p>▶ OSP</text:p>
            <text:p>▶ ANNE LAFORET</text:p>
            <text:p>▶ QUENTIN JUHEL</text:p>
          </table:table-cell>
          <table:table-cell office:value-type="string" calcext:value-type="string">
            <text:p><text:span text:style-name="T8">-</text:span></text:p>
          </table:table-cell>
        </table:table-row>
        <table:table-row table:style-name="ro1">
          <table:table-cell office:value-type="string" calcext:value-type="string">
            <text:p><text:span text:style-name="T2">RELEARN 2013</text:span></text:p>
          </table:table-cell>
          <table:table-cell office:value-type="string" calcext:value-type="string">
            <text:p><text:span text:style-name="T8">ÉCOLE D’ÉTÉ </text:span></text:p>
          </table:table-cell>
          <table:table-cell office:value-type="string" calcext:value-type="string">
            <text:p><text:span text:style-name="T8">2013-08-26/30</text:span></text:p>
          </table:table-cell>
          <table:table-cell office:value-type="string" calcext:value-type="string">
            <text:p><text:span text:style-name="T8">BRUSSELS - Constant Variable F/LOSS Arts Lab</text:span></text:p>
          </table:table-cell>
          <table:table-cell office:value-type="string" calcext:value-type="string">
            <text:p><text:span text:style-name="T8">80 de la rue Gallait BRUSSELS</text:span></text:p>
          </table:table-cell>
          <table:table-cell office:value-type="string" calcext:value-type="string">
            <text:p><text:span text:style-name="T8">▶ </text:span><text:span text:style-name="T8"><text:a xlink:href="http://relearn.be/2013/" xlink:type="simple">http://relearn.be/2013/</text:a></text:span></text:p>
            <text:p><text:span text:style-name="T8">▶ </text:span><text:span text:style-name="T8"><text:a xlink:href="http://relearn.be/2013/r/2013::colophon.html" xlink:type="simple">http://relearn.be/2013/r/2013::colophon.html</text:a></text:span></text:p>
            <text:p><text:span text:style-name="T8">▶ </text:span><text:span text:style-name="T8"><text:a xlink:href="http://relearn.be/2013/r/images2.html" xlink:type="simple">http://relearn.be/2013/r/images2.html</text:a></text:span></text:p>
            <text:p><text:span text:style-name="T8">▶ </text:span><text:span text:style-name="T8"><text:a xlink:href="https://gitlab.com/relearn/Relearn2013" xlink:type="simple">https://gitlab.com/relearn/Relearn2013</text:a></text:span></text:p>
          </table:table-cell>
          <table:table-cell office:value-type="string" calcext:value-type="string">
            <text:p><text:span text:style-name="T8">RELEARN - OSP</text:span></text:p>
          </table:table-cell>
          <table:table-cell office:value-type="string" calcext:value-type="string">
            <text:p><text:a xlink:href="http://relearn.be/2013/r/2013::participants.html" xlink:type="simple">http://relearn.be/2013/r/2013::participants.html</text:a></text:p>
          </table:table-cell>
        </table:table-row>
        <table:table-row table:style-name="ro1">
          <table:table-cell office:value-type="string" calcext:value-type="string">
            <text:p><text:span text:style-name="T2">RELEARN 2015</text:span></text:p>
          </table:table-cell>
          <table:table-cell office:value-type="string" calcext:value-type="string">
            <text:p><text:span text:style-name="T8">ÉCOLE D’ÉTÉ </text:span></text:p>
          </table:table-cell>
          <table:table-cell office:value-type="string" calcext:value-type="string">
            <text:p><text:span text:style-name="T8">2015-08-20/25</text:span></text:p>
          </table:table-cell>
          <table:table-cell office:value-type="string" calcext:value-type="string">
            <text:p><text:span text:style-name="T8">Zinneke</text:span></text:p>
          </table:table-cell>
          <table:table-cell office:value-type="string" calcext:value-type="string">
            <text:p><text:span text:style-name="T8">Place Masui 13, 1000 Bruxelles</text:span></text:p>
          </table:table-cell>
          <table:table-cell office:value-type="string" calcext:value-type="string">
            <text:p><text:span text:style-name="T8">▶ </text:span><text:span text:style-name="T8"><text:a xlink:href="http://relearn.be/2015/" xlink:type="simple">http://relearn.be/2015/</text:a></text:span></text:p>
            <text:p><text:span text:style-name="T8">▶ </text:span><text:span text:style-name="T8"><text:a xlink:href="https://gitlab.com/relearn/Relearn2015" xlink:type="simple">https://gitlab.com/relearn/Relearn2015</text:a></text:span></text:p>
          </table:table-cell>
          <table:table-cell office:value-type="string" calcext:value-type="string">
            <text:p><text:span text:style-name="T8">RELEARN</text:span></text:p>
          </table:table-cell>
          <table:table-cell office:value-type="string" calcext:value-type="string">
            <text:p><text:span text:style-name="T8">-</text:span></text:p>
          </table:table-cell>
        </table:table-row>
        <table:table-row table:style-name="ro1">
          <table:table-cell office:value-type="string" calcext:value-type="string">
            <text:p><text:span text:style-name="T2">RELEARN 2016</text:span></text:p>
          </table:table-cell>
          <table:table-cell office:value-type="string" calcext:value-type="string">
            <text:p><text:span text:style-name="T8">ÉCOLE D’ÉTÉ </text:span></text:p>
          </table:table-cell>
          <table:table-cell office:value-type="string" calcext:value-type="string">
            <text:p><text:span text:style-name="T8">2016-08-27/31</text:span></text:p>
          </table:table-cell>
          <table:table-cell office:value-type="string" calcext:value-type="string">
            <text:p><text:span text:style-name="T8">Calafou</text:span></text:p>
            <text:p/>
          </table:table-cell>
          <table:table-cell office:value-type="string" calcext:value-type="string">
            <text:p><text:span text:style-name="T8">Camí de Ca la Fou, s/n. CP: 08785 | Vallbona d´Anoia (Barcelona)</text:span></text:p>
          </table:table-cell>
          <table:table-cell office:value-type="string" calcext:value-type="string">
            <text:p><text:span text:style-name="T8">▶ </text:span><text:span text:style-name="T8"><text:a xlink:href="http://relearn.be/2016/" xlink:type="simple">http://relearn.be/2016/</text:a></text:span></text:p>
            <text:p><text:span text:style-name="T8">▶ </text:span><text:span text:style-name="T8"><text:a xlink:href="https://gitlab.com/relearn/relearn2016" xlink:type="simple">https://gitlab.com/relearn/relearn2016</text:a></text:span></text:p>
          </table:table-cell>
          <table:table-cell office:value-type="string" calcext:value-type="string">
            <text:p><text:span text:style-name="T8">RELEARN</text:span></text:p>
          </table:table-cell>
          <table:table-cell office:value-type="string" calcext:value-type="string">
            <text:p><text:span text:style-name="T8">-</text:span></text:p>
          </table:table-cell>
        </table:table-row>
        <table:table-row table:style-name="ro1">
          <table:table-cell office:value-type="string" calcext:value-type="string">
            <text:p><text:span text:style-name="T2">RELEARN 2017</text:span></text:p>
          </table:table-cell>
          <table:table-cell office:value-type="string" calcext:value-type="string">
            <text:p><text:span text:style-name="T8">ÉCOLE D’ÉTÉ </text:span></text:p>
          </table:table-cell>
          <table:table-cell office:value-type="string" calcext:value-type="string">
            <text:p><text:span text:style-name="T8">2017-08/09</text:span></text:p>
          </table:table-cell>
          <table:table-cell office:value-type="string" calcext:value-type="string">
            <text:p><text:span text:style-name="T8">ROTTERDAM</text:span><text:span text:style-name="T11"> </text:span><text:span text:style-name="T11"><text:a xlink:href="https://poortgebouw.org/" xlink:type="simple">Poortgebouw</text:a></text:span></text:p>
          </table:table-cell>
          <table:table-cell office:value-type="string" calcext:value-type="string">
            <text:p><text:span text:style-name="T8">Vereniging Poortgebouw</text:span></text:p>
            <text:p>Stieltjesstraat 38, Rotterdam</text:p>
          </table:table-cell>
          <table:table-cell office:value-type="string" calcext:value-type="string">
            <text:p><text:span text:style-name="T8">▶ </text:span><text:span text:style-name="T8"><text:a xlink:href="http://relearn.be/2017/" xlink:type="simple">http://relearn.be/2017/</text:a></text:span></text:p>
            <text:p><text:span text:style-name="T8">▶ </text:span><text:span text:style-name="T8"><text:a xlink:href="https://gitlab.com/relearn/relearn2017" xlink:type="simple">https://gitlab.com/relearn/relearn2017</text:a></text:span></text:p>
          </table:table-cell>
          <table:table-cell office:value-type="string" calcext:value-type="string">
            <text:p><text:span text:style-name="T8">RELEARN</text:span></text:p>
          </table:table-cell>
          <table:table-cell office:value-type="string" calcext:value-type="string">
            <text:p><text:span text:style-name="T8">-</text:span></text:p>
          </table:table-cell>
        </table:table-row>
        <table:table-row table:style-name="ro1">
          <table:table-cell office:value-type="string" calcext:value-type="string">
            <text:p><text:span text:style-name="T2">RELEARN 2021</text:span></text:p>
          </table:table-cell>
          <table:table-cell office:value-type="string" calcext:value-type="string">
            <text:p><text:span text:style-name="T8">ÉCOLE D’ÉTÉ </text:span></text:p>
          </table:table-cell>
          <table:table-cell office:value-type="string" calcext:value-type="string">
            <text:p><text:span text:style-name="T8">2021-07-22/25</text:span></text:p>
          </table:table-cell>
          <table:table-cell office:value-type="string" calcext:value-type="string">
            <text:p><text:span text:style-name="T8">Rotterdam</text:span>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a xlink:href="http://relearn.be/2021/" xlink:type="simple">http://relearn.be/2021/</text:a></text:p>
          </table:table-cell>
          <table:table-cell office:value-type="string" calcext:value-type="string">
            <text:p><text:span text:style-name="T8">▶ RELEARN</text:span></text:p>
            <text:p>▶ VARIA</text:p>
          </table:table-cell>
          <table:table-cell office:value-type="string" calcext:value-type="string">
            <text:p><text:span text:style-name="T8">-</text:span></text:p>
          </table:table-cell>
        </table:table-row>
        <table:table-row table:style-name="ro1">
          <table:table-cell office:value-type="string" calcext:value-type="string">
            <text:p><text:span text:style-name="T2">2023 Lure et Compagnie</text:span></text:p>
          </table:table-cell>
          <table:table-cell table:style-name="Sheet0_cell4" office:value-type="string" calcext:value-type="string">
            <text:p><text:span text:style-name="T8">ÉCOLE D’ÉTÉ </text:span></text:p>
          </table:table-cell>
          <table:table-cell table:style-name="Sheet0_cell4" office:value-type="string" calcext:value-type="string">
            <text:p><text:span text:style-name="T8">2023-08-20/26</text:span></text:p>
          </table:table-cell>
          <table:table-cell table:style-name="Sheet0_cell4" office:value-type="string" calcext:value-type="string">
            <text:p><text:span text:style-name="T8">Rencontres internationales de Lure</text:span></text:p>
          </table:table-cell>
          <table:table-cell table:style-name="Sheet0_cell4" office:value-type="string" calcext:value-type="string">
            <text:p><text:span text:style-name="T8">La Chancellerie, 04700 LURS, FR</text:span></text:p>
          </table:table-cell>
          <table:table-cell table:style-name="Sheet0_cell4" office:value-type="string" calcext:value-type="string">
            <text:p><text:a xlink:href="https://delure.org/les-rencontres/rencontres-precedentes/rencontres-2023" xlink:type="simple">https://delure.org/les-rencontres/rencontres-precedentes/rencontres-2023</text:a></text:p>
          </table:table-cell>
          <table:table-cell table:style-name="Sheet0_cell4" office:value-type="string" calcext:value-type="string">
            <text:p><text:span text:style-name="T8">RENCONTRES DE LURE</text:span></text:p>
          </table:table-cell>
          <table:table-cell table:style-name="Sheet0_cell4" office:value-type="string" calcext:value-type="string">
            <text:p><text:span text:style-name="T8">▶ Michel Balmont</text:span></text:p>
            <text:p>▶ Nicolas Balaine</text:p>
            <text:p>▶ Anne Dujin</text:p>
            <text:p>▶ Dumpling Books</text:p>
            <text:p>▶ Fabrication Maison</text:p>
            <text:p>▶ Julie Janet</text:p>
            <text:p>▶ Quentin Juhel</text:p>
            <text:p>▶ Élise Goutagny</text:p>
            <text:p>▶ Antoine Lefebvre</text:p>
            <text:p>▶ Lucile Haute</text:p>
            <text:p>▶ Eugénie Bidaut</text:p>
            <text:p>▶ Les Froufrous de Lilith</text:p>
            <text:p>▶ Walid Bouchouchi</text:p>
            <text:p>▶ Loraine Furter</text:p>
            <text:p>▶ Estelle Pom</text:p>
            <text:p>▶ Jef Klak</text:p>
            <text:p>▶ Pi Nguyen</text:p>
            <text:p>▶ Vivien Gorse</text:p>
            <text:p>▶ Framasoft</text:p>
          </table:table-cell>
        </table:table-row>
        <table:table-row table:style-name="ro1">
          <table:table-cell office:value-type="string" calcext:value-type="string">
            <text:p><text:span text:style-name="T2">CYBERFLEMME #2</text:span></text:p>
          </table:table-cell>
          <table:table-cell office:value-type="string" calcext:value-type="string">
            <text:p><text:span text:style-name="T8">ÉMISSION RADIO</text:span></text:p>
          </table:table-cell>
          <table:table-cell office:value-type="string" calcext:value-type="string">
            <text:p><text:span text:style-name="T8">2023-03-27</text:span></text:p>
          </table:table-cell>
          <table:table-cell office:value-type="string" calcext:value-type="string">
            <text:p><text:span text:style-name="T8">STATION STATION (RADIO DE STATION GARE DES MINES)</text:span>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a xlink:href="http://stationstation.fr/" xlink:type="simple">http://stationstation.fr/</text:a></text:p>
          </table:table-cell>
          <table:table-cell office:value-type="string" calcext:value-type="string">
            <text:p><text:span text:style-name="T8">▶ STATION STATION</text:span></text:p>
            <text:p>▶ AZERTYPE</text:p>
          </table:table-cell>
          <table:table-cell office:value-type="string" calcext:value-type="string">
            <text:p><text:span text:style-name="T8">RAPHAËL BASTIDE</text:span></text:p>
          </table:table-cell>
        </table:table-row>
        <table:table-row table:style-name="ro1">
          <table:table-cell office:value-type="string" calcext:value-type="string">
            <text:p><text:span text:style-name="T2">GRAPHISME EN FRANCE 2022 INTERVIEW DU STUDIO F451 : DOMITILLE DEBRET ET QUENTIN CREUZET</text:span></text:p>
          </table:table-cell>
          <table:table-cell office:value-type="string" calcext:value-type="string">
            <text:p><text:span text:style-name="T8">ENTRETIEN</text:span></text:p>
          </table:table-cell>
          <table:table-cell table:style-name="Sheet0_cell3" office:value-type="date" office:date-value="2023-03-29" calcext:value-type="date">
            <text:p>29/03/2023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a xlink:href="https://www.youtube.com/watch?v=MtT-GbxU4r4" xlink:type="simple">https://www.youtube.com/watch?v=MtT-GbxU4r4</text:a></text:p>
          </table:table-cell>
          <table:table-cell office:value-type="string" calcext:value-type="string">
            <text:p><text:span text:style-name="T8">GRAPHISME EN FRANCE</text:span></text:p>
          </table:table-cell>
          <table:table-cell office:value-type="string" calcext:value-type="string">
            <text:p><text:span text:style-name="T8">▶ DOMITILLE DEBRET</text:span></text:p>
            <text:p>▶ QUENTIN CREUZET</text:p>
          </table:table-cell>
        </table:table-row>
        <table:table-row table:style-name="ro1">
          <table:table-cell office:value-type="string" calcext:value-type="string">
            <text:p><text:span text:style-name="T2">OPEN OPEN</text:span></text:p>
          </table:table-cell>
          <table:table-cell office:value-type="string" calcext:value-type="string">
            <text:p><text:span text:style-name="T8">RENCONTRE</text:span></text:p>
          </table:table-cell>
          <table:table-cell office:value-type="string" calcext:value-type="string">
            <text:p><text:span text:style-name="T8">2023-05-11/13</text:span></text:p>
          </table:table-cell>
          <table:table-cell office:value-type="string" calcext:value-type="string">
            <text:p><text:span text:style-name="T8">ÉSAC CAMBRAI (ÉCOLE SUPÉRIEURE D'ART &amp; DE COMMUNICATION)</text:span></text:p>
          </table:table-cell>
          <table:table-cell office:value-type="string" calcext:value-type="string">
            <text:p><text:span text:style-name="T8">130 All. Saint-Roch, 59400 CAMBRAI, FR</text:span></text:p>
          </table:table-cell>
          <table:table-cell office:value-type="string" calcext:value-type="string">
            <text:p><text:span text:style-name="T8">▶ </text:span><text:span text:style-name="T8"><text:a xlink:href="http://www.esac-cambrai.net/wordpress/open-open/" xlink:type="simple">http://www.esac-cambrai.net/wordpress/open-open/</text:a></text:span></text:p>
            <text:p><text:span text:style-name="T8">▶ </text:span><text:span text:style-name="T8"><text:a xlink:href="http://www.esac-cambrai.net/wordpress/wp-content/uploads/2022/10/OpenOpen_Appel_a_participation.pdf" xlink:type="simple">http://www.esac-cambrai.net/wordpress/wp-content/uploads/2022/10/OpenOpen_Appel_a_participation.pdf</text:a></text:span></text:p>
          </table:table-cell>
          <table:table-cell office:value-type="string" calcext:value-type="string">
            <text:p><text:span text:style-name="T8">▶ ÉSAC CAMBRAI </text:span></text:p>
            <text:p>▶ Keyvane Alinaghi</text:p>
            <text:p>▶ Sandra Chamaret</text:p>
            <text:p>▶ Tomek Jarolim</text:p>
            <text:p>▶ Caroline Tron-Carroz</text:p>
          </table:table-cell>
          <table:table-cell office:value-type="string" calcext:value-type="string">
            <text:p><text:span text:style-name="T8">▶ David-Olivier Lartigaud</text:span></text:p>
            <text:p>▶ Martin De Bie</text:p>
            <text:p>▶ Olivier Bienz</text:p>
            <text:p>▶ L’Atelier des Chercheurs</text:p>
            <text:p>▶ Antoine Moreau</text:p>
            <text:p>▶ Nicolas Sauret</text:p>
            <text:p>▶ Lucile Haute</text:p>
            <text:p>▶ Quentin Juhel</text:p>
            <text:p>▶ Julien Bidoret</text:p>
            <text:p>▶ Raphaël Bastide</text:p>
            <text:p>▶ Pierre Erick Lefebvre</text:p>
            <text:p>▶ Bérangère Daviaud</text:p>
            <text:p>▶ Mathieu Delalle</text:p>
            <text:p>▶ Lionel Broye</text:p>
            <text:p>▶ Alexandre Leray</text:p>
            <text:p>▶ Romain Marula</text:p>
            <text:p>▶ Marion Voillot</text:p>
            <text:p>▶ Claire Eliot</text:p>
            <text:p>▶ Vinciane Daheron</text:p>
            <text:p>▶ Marion Lissarrague</text:p>
            <text:p>▶ Théo Hennequin</text:p>
            <text:p>▶ Laurent Mbaah</text:p>
            <text:p>▶ Vinciane Daheron</text:p>
            <text:p>▶ David-Olivier Lartigaud</text:p>
            <text:p>▶ Cléa Di Fabio</text:p>
            <text:p>▶ Jérémie Nuel</text:p>
            <text:p>▶ Coline Houot</text:p>
            <text:p>▶ Ida Ferrand</text:p>
          </table:table-cell>
        </table:table-row>
        <table:table-row table:style-name="ro1">
          <table:table-cell office:value-type="string" calcext:value-type="string">
            <text:p><text:span text:style-name="T2">PrePostPrint Local Meetup</text:span></text:p>
          </table:table-cell>
          <table:table-cell office:value-type="string" calcext:value-type="string">
            <text:p><text:span text:style-name="T8">RENCONTRE</text:span></text:p>
          </table:table-cell>
          <table:table-cell office:value-type="string" calcext:value-type="string">
            <text:p><text:span text:style-name="T8">2023-11-24/25</text:span></text:p>
          </table:table-cell>
          <table:table-cell table:style-name="Sheet0_cell4" office:value-type="string" calcext:value-type="string">
            <text:p><text:span text:style-name="T8">Varia</text:span></text:p>
          </table:table-cell>
          <table:table-cell table:style-name="Sheet0_cell4" office:value-type="string" calcext:value-type="string">
            <text:p><text:span text:style-name="T8">Gouwstraat 33082 BA Rotterdam, Pays-Bas</text:span></text:p>
          </table:table-cell>
          <table:table-cell office:value-type="string" calcext:value-type="string">
            <text:p><text:span text:style-name="T8">▶ </text:span><text:span text:style-name="T8"><text:a xlink:href="https://varia.zone/en/PrePostPrint-local-meetup.html" xlink:type="simple">https://varia.zone/en/PrePostPrint-local-meetup.html</text:a></text:span></text:p>
            <text:p><text:span text:style-name="T8">▶ </text:span><text:span text:style-name="T8"><text:a xlink:href="https://wiki.prepostprint.org/index.php?title=PrePostPrint_Local_Meetup_@_Varia" xlink:type="simple">https://wiki.prepostprint.org/index.php?title=PrePostPrint_Local_Meetup_@_Varia</text:a></text:span></text:p>
          </table:table-cell>
          <table:table-cell office:value-type="string" calcext:value-type="string">
            <text:p><text:span text:style-name="T8">▶ PREPOSTPRINT</text:span></text:p>
            <text:p>▶ Varia</text:p>
          </table:table-cell>
          <table:table-cell office:value-type="string" calcext:value-type="string">
            <text:p><text:span text:style-name="T8">PREPOSTPRINT</text:span></text:p>
          </table:table-cell>
        </table:table-row>
        <table:table-row table:style-name="ro1">
          <table:table-cell office:value-type="string" calcext:value-type="string">
            <text:p><text:span text:style-name="T2">Composer avec les technologies du web</text:span></text:p>
          </table:table-cell>
          <table:table-cell office:value-type="string" calcext:value-type="string">
            <text:p><text:span text:style-name="T8">SOUTENANCE</text:span></text:p>
          </table:table-cell>
          <table:table-cell table:style-name="Sheet0_cell3" office:value-type="date" office:date-value="2023-06-07" calcext:value-type="date">
            <text:p>07/06/2023</text:p>
          </table:table-cell>
          <table:table-cell office:value-type="string" calcext:value-type="string">
            <text:p><text:span text:style-name="T8">Musée des Arts Décoratifs de Paris</text:span></text:p>
          </table:table-cell>
          <table:table-cell office:value-type="string" calcext:value-type="string">
            <text:p><text:span text:style-name="T8">107 Rue de Rivoli, 75001 PARIS, FR</text:span></text:p>
          </table:table-cell>
          <table:table-cell office:value-type="string" calcext:value-type="string">
            <text:p><text:a xlink:href="https://php.julie-blanc.fr/index.html" xlink:type="simple">https://php.julie-blanc.fr/index.html</text:a></text:p>
          </table:table-cell>
          <table:table-cell office:value-type="string" calcext:value-type="string">
            <text:p><text:span text:style-name="T8">Julie Blanc</text:span></text:p>
          </table:table-cell>
          <table:table-cell office:value-type="string" calcext:value-type="string">
            <text:p><text:span text:style-name="T8">Julie Blanc</text:span></text:p>
          </table:table-cell>
        </table:table-row>
        <table:table-row table:style-name="ro1">
          <table:table-cell office:value-type="string" calcext:value-type="string">
            <text:p><text:span text:style-name="T2">esadse.elif</text:span></text:p>
          </table:table-cell>
          <table:table-cell table:style-name="Sheet0_cell4" office:value-type="string" calcext:value-type="string">
            <text:p><text:span text:style-name="T8">WORKSHOP</text:span></text:p>
          </table:table-cell>
          <table:table-cell table:style-name="Sheet0_cell7" office:value-type="float" office:value="2016" calcext:value-type="float">
            <text:p>2016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span text:style-name="T8">-</text:span></text:p>
          </table:table-cell>
          <table:table-cell table:style-name="Sheet0_cell4" office:value-type="string" calcext:value-type="string">
            <text:p><text:a xlink:href="http://osp.kitchen/workshop/esadse.elif/" xlink:type="simple">http://osp.kitchen/workshop/esadse.elif/</text:a></text:p>
          </table:table-cell>
          <table:table-cell table:style-name="Sheet0_cell4" office:value-type="string" calcext:value-type="string">
            <text:p><text:span text:style-name="T8">OSP</text:span></text:p>
          </table:table-cell>
          <table:table-cell table:style-name="Sheet0_cell4" office:value-type="string" calcext:value-type="string">
            <text:p><text:span text:style-name="T8">OSP</text:span></text:p>
          </table:table-cell>
        </table:table-row>
        <table:table-row table:style-name="ro1">
          <table:table-cell office:value-type="string" calcext:value-type="string">
            <text:p><text:span text:style-name="T2">Traces Workshop</text:span></text:p>
          </table:table-cell>
          <table:table-cell office:value-type="string" calcext:value-type="string">
            <text:p><text:span text:style-name="T8">WORKSHOP</text:span></text:p>
          </table:table-cell>
          <table:table-cell table:style-name="Sheet0_cell8" office:value-type="float" office:value="2019" calcext:value-type="float">
            <text:p>2019</text:p>
          </table:table-cell>
          <table:table-cell office:value-type="string" calcext:value-type="string">
            <text:p><text:span text:style-name="T8">ÉSAD VALENCE</text:span></text:p>
          </table:table-cell>
          <table:table-cell office:value-type="string" calcext:value-type="string">
            <text:p><text:span text:style-name="T8">Place des Beaux-Arts, CS 40 074, 26 903</text:span></text:p>
          </table:table-cell>
          <table:table-cell office:value-type="string" calcext:value-type="string">
            <text:p><text:a xlink:href="https://sarahgarcin.com/projets/traces-workshop-esad-valence" xlink:type="simple">https://sarahgarcin.com/projets/traces-workshop-esad-valence</text:a></text:p>
          </table:table-cell>
          <table:table-cell office:value-type="string" calcext:value-type="string">
            <text:p><text:span text:style-name="T8">▶ Sarah Garcin</text:span></text:p>
            <text:p>▶ ÉSAD VALENCE</text:p>
          </table:table-cell>
          <table:table-cell office:value-type="string" calcext:value-type="string">
            <text:p><text:span text:style-name="T8">Sarah Garcin</text:span></text:p>
          </table:table-cell>
        </table:table-row>
        <table:table-row table:style-name="ro1">
          <table:table-cell office:value-type="string" calcext:value-type="string">
            <text:p><text:span text:style-name="T2">FONT FONT FORK</text:span></text:p>
          </table:table-cell>
          <table:table-cell office:value-type="string" calcext:value-type="string">
            <text:p><text:span text:style-name="T8">WORKSHOP</text:span></text:p>
          </table:table-cell>
          <table:table-cell table:style-name="Sheet0_cell3" office:value-type="date" office:date-value="2016-06-01" calcext:value-type="date">
            <text:p>01/06/2016</text:p>
          </table:table-cell>
          <table:table-cell office:value-type="string" calcext:value-type="string">
            <text:p><text:span text:style-name="T8">LA GÉNÉRALE</text:span></text:p>
          </table:table-cell>
          <table:table-cell office:value-type="string" calcext:value-type="string">
            <text:p><text:span text:style-name="T8">Laboratoire Artistique Politique et Social </text:span></text:p>
            <text:p>14, avenue Parmentier, 75011 PARIS, FR</text:p>
          </table:table-cell>
          <table:table-cell office:value-type="string" calcext:value-type="string">
            <text:p><text:span text:style-name="T8">▶ </text:span><text:span text:style-name="T8"><text:a xlink:href="https://velvetyne.fr/news/font-fonk-fork/" xlink:type="simple">https://velvetyne.fr/news/font-fonk-fork/</text:a></text:span></text:p>
            <text:p><text:span text:style-name="T8">▶ </text:span><text:span text:style-name="T8"><text:a xlink:href="http://velvetyne.fr/fontfonkfork/" xlink:type="simple">http://velvetyne.fr/fontfonkfork/</text:a></text:span></text:p>
          </table:table-cell>
          <table:table-cell office:value-type="string" calcext:value-type="string">
            <text:p><text:span text:style-name="T8">VELVETYNE</text:span></text:p>
          </table:table-cell>
          <table:table-cell office:value-type="string" calcext:value-type="string">
            <text:p><text:span text:style-name="T8">VELVETYNE</text:span></text:p>
          </table:table-cell>
        </table:table-row>
        <table:table-row table:style-name="ro1">
          <table:table-cell office:value-type="string" calcext:value-type="string">
            <text:p><text:span text:style-name="T2">WORKSHOP WEB P5.JS </text:span></text:p>
          </table:table-cell>
          <table:table-cell office:value-type="string" calcext:value-type="string">
            <text:p><text:span text:style-name="T8">WORKSHOP</text:span></text:p>
          </table:table-cell>
          <table:table-cell table:style-name="Sheet0_cell3" office:value-type="date" office:date-value="2018-03-02" calcext:value-type="date">
            <text:p>02/03/2018</text:p>
          </table:table-cell>
          <table:table-cell office:value-type="string" calcext:value-type="string">
            <text:p><text:span text:style-name="T8">ECV</text:span></text:p>
            <text:p>ESPAA</text:p>
            <text:p/>
          </table:table-cell>
          <table:table-cell office:value-type="string" calcext:value-type="string">
            <text:p><text:span text:style-name="T8">27, rue Buffon, 75005 PARIS, FR</text:span></text:p>
            <text:p>1, place Pierre Gosnat, 94200 IVRY-SUR-SEINE, FR</text:p>
          </table:table-cell>
          <table:table-cell office:value-type="string" calcext:value-type="string">
            <text:p><text:a xlink:href="https://p5.louiseveillard.com/" xlink:type="simple">https://p5.louiseveillard.com/</text:a></text:p>
          </table:table-cell>
          <table:table-cell office:value-type="string" calcext:value-type="string">
            <text:p><text:span text:style-name="T8">▶ DOMINIQUE MOULON</text:span></text:p>
            <text:p>▶ LOUIS ÉVEILLARD</text:p>
          </table:table-cell>
          <table:table-cell office:value-type="string" calcext:value-type="string">
            <text:p><text:span text:style-name="T8">LOUIS ÉVEILLARD</text:span></text:p>
          </table:table-cell>
        </table:table-row>
        <table:table-row table:style-name="ro1">
          <table:table-cell office:value-type="string" calcext:value-type="string">
            <text:p><text:span text:style-name="T2">WORKSHOP PAR BONJOUR MONDE </text:span><text:span text:style-name="T8">DANS LE</text:span><text:span text:style-name="T9"> MODULE DE RECHERCHE CRÉATION LIBRE HYBRIDATION</text:span></text:p>
          </table:table-cell>
          <table:table-cell office:value-type="string" calcext:value-type="string">
            <text:p><text:span text:style-name="T8">WORKSHOP</text:span></text:p>
          </table:table-cell>
          <table:table-cell table:style-name="Sheet0_cell3" office:value-type="date" office:date-value="2018-10-15" calcext:value-type="date">
            <text:p>15/10/2018</text:p>
          </table:table-cell>
          <table:table-cell office:value-type="string" calcext:value-type="string">
            <text:p><text:span text:style-name="T8">ENSAD ÉCOLE NATIONALE SUPÉRIEURE DES ARTS DÉCORATIFS</text:span></text:p>
          </table:table-cell>
          <table:table-cell office:value-type="string" calcext:value-type="string">
            <text:p><text:span text:style-name="T8">31 Rue d'Ulm, 75005 PARIS, FR</text:span></text:p>
          </table:table-cell>
          <table:table-cell office:value-type="string" calcext:value-type="string">
            <text:p><text:a xlink:href="https://gitlab.com/bonjour-monde/projects/ensad-mrc-hybridation" xlink:type="simple">https://gitlab.com/bonjour-monde/projects/ensad-mrc-hybridation</text:a></text:p>
          </table:table-cell>
          <table:table-cell office:value-type="string" calcext:value-type="string">
            <text:p><text:span text:style-name="T8">▶ JULIE BLANC</text:span></text:p>
            <text:p>▶ QUENTIN JUHEL</text:p>
            <text:p>▶ LUCILE HAUTE</text:p>
          </table:table-cell>
          <table:table-cell office:value-type="string" calcext:value-type="string">
            <text:p><text:span text:style-name="T22">BONJOUR MONDE</text:span></text:p>
          </table:table-cell>
        </table:table-row>
        <table:table-row table:style-name="ro1">
          <table:table-cell office:value-type="string" calcext:value-type="string">
            <text:p><text:span text:style-name="T2">CRÉATION HYBRIDE AVEC DES OUTILS NUMÉRIQUES LIBRES</text:span></text:p>
          </table:table-cell>
          <table:table-cell office:value-type="string" calcext:value-type="string">
            <text:p><text:span text:style-name="T8">WORKSHOP</text:span></text:p>
          </table:table-cell>
          <table:table-cell table:style-name="Sheet0_cell3" office:value-type="date" office:date-value="2019-03-23" calcext:value-type="date">
            <text:p>23/03/2019</text:p>
          </table:table-cell>
          <table:table-cell office:value-type="string" calcext:value-type="string">
            <text:p><text:span text:style-name="T8">ALPHABETVILLE &amp; LA MARELLE, FRICHE BELLE DE MAI</text:span></text:p>
          </table:table-cell>
          <table:table-cell office:value-type="string" calcext:value-type="string">
            <text:p><text:span text:style-name="T8">41 rue Jobin, 13003 MARSEILLE FR</text:span></text:p>
          </table:table-cell>
          <table:table-cell office:value-type="string" calcext:value-type="string">
            <text:p><text:span text:style-name="T8">▶ </text:span><text:span text:style-name="T8"><text:a xlink:href="https://alphabetville.org/les-ecrits-du-numerique-4/" xlink:type="simple">https://alphabetville.org/les-ecrits-du-numerique-4/</text:a></text:span></text:p>
            <text:p><text:span text:style-name="T8">▶ </text:span><text:span text:style-name="T8"><text:a xlink:href="https://projekt.unimes.fr/les-ecrits-du-numerique-4-edition-experimentale/" xlink:type="simple">https://projekt.unimes.fr/les-ecrits-du-numerique-4-edition-experimentale/</text:a></text:span></text:p>
            <text:p><text:span text:style-name="T8">▶ </text:span><text:span text:style-name="T8"><text:a xlink:href="https://vimeo.com/channels/1216184/page:1" xlink:type="simple">https://vimeo.com/channels/1216184/page:1</text:a></text:span></text:p>
          </table:table-cell>
          <table:table-cell office:value-type="string" calcext:value-type="string">
            <text:p><text:span text:style-name="T8">▶ ALPHABETVILLE</text:span></text:p>
            <text:p>▶ LA MARELLE</text:p>
          </table:table-cell>
          <table:table-cell office:value-type="string" calcext:value-type="string">
            <text:p><text:span text:style-name="T8">▶ JULIE BLANC</text:span></text:p>
            <text:p>▶ QUENTIN JUHEL</text:p>
            <text:p>▶ LUCILE HAUTE</text:p>
          </table:table-cell>
        </table:table-row>
        <table:table-row table:style-name="ro1">
          <table:table-cell office:value-type="string" calcext:value-type="string">
            <text:p><text:span text:style-name="T2">FERROCALENDAR</text:span></text:p>
          </table:table-cell>
          <table:table-cell office:value-type="string" calcext:value-type="string">
            <text:p><text:span text:style-name="T8">WORKSHOP</text:span></text:p>
          </table:table-cell>
          <table:table-cell table:style-name="Sheet0_cell3" office:value-type="date" office:date-value="2019-11-01" calcext:value-type="date">
            <text:p>01/11/2019</text:p>
          </table:table-cell>
          <table:table-cell office:value-type="string" calcext:value-type="string">
            <text:p><text:span text:style-name="T8">ENSAD ÉCOLE NATIONALE SUPÉRIEURE DES ARTS DÉCORATIFS</text:span></text:p>
          </table:table-cell>
          <table:table-cell office:value-type="string" calcext:value-type="string">
            <text:p><text:span text:style-name="T8">31 Rue d'Ulm, 75005 PARIS, FR</text:span></text:p>
          </table:table-cell>
          <table:table-cell office:value-type="string" calcext:value-type="string">
            <text:p><text:a xlink:href="https://gitlab.com/bonjour-monde/projects/Ensad-ferro" xlink:type="simple">https://gitlab.com/bonjour-monde/projects/Ensad-ferro</text:a></text:p>
          </table:table-cell>
          <table:table-cell office:value-type="string" calcext:value-type="string">
            <text:p><text:span text:style-name="T8">ENSAD ÉCOLE NATIONALE SUPÉRIEURE DES ARTS DÉCORATIFS</text:span></text:p>
          </table:table-cell>
          <table:table-cell office:value-type="string" calcext:value-type="string">
            <text:p><text:span text:style-name="T8">BONJOUR MONDE</text:span></text:p>
          </table:table-cell>
        </table:table-row>
        <table:table-row table:style-name="ro1">
          <table:table-cell office:value-type="string" calcext:value-type="string">
            <text:p><text:span text:style-name="T2">WORKSHOP WEB TO PRINT</text:span></text:p>
          </table:table-cell>
          <table:table-cell office:value-type="string" calcext:value-type="string">
            <text:p><text:span text:style-name="T8">WORKSHOP</text:span></text:p>
          </table:table-cell>
          <table:table-cell table:style-name="Sheet0_cell3" office:value-type="date" office:date-value="2020-04-01" calcext:value-type="date">
            <text:p>01/04/2020</text:p>
          </table:table-cell>
          <table:table-cell office:value-type="string" calcext:value-type="string">
            <text:p><text:span text:style-name="T8">ÉCOLE SUPÉRIEURE D'ARTS ET DE DESIGN D’ORLÉANS (distanciel)</text:span></text:p>
          </table:table-cell>
          <table:table-cell office:value-type="string" calcext:value-type="string">
            <text:p><text:span text:style-name="T8">ÉCOLE SUPÉRIEURE D'ARTS ET DE DESIGN D’ORLÉANS (distanciel)</text:span></text:p>
          </table:table-cell>
          <table:table-cell office:value-type="string" calcext:value-type="string">
            <text:p><text:a xlink:href="http://workshops.juhel-quentin.fr/orleans/" xlink:type="simple">http://workshops.juhel-quentin.fr/orleans/</text:a></text:p>
          </table:table-cell>
          <table:table-cell office:value-type="string" calcext:value-type="string">
            <text:p><text:span text:style-name="T8">ÉCOLE SUPÉRIEURE D'ARTS ET DE DESIGN D'ORLÉANS</text:span></text:p>
          </table:table-cell>
          <table:table-cell office:value-type="string" calcext:value-type="string">
            <text:p><text:span text:style-name="T8">QUENTIN JUHEL</text:span></text:p>
          </table:table-cell>
        </table:table-row>
        <table:table-row table:style-name="ro1">
          <table:table-cell office:value-type="string" calcext:value-type="string">
            <text:p><text:span text:style-name="T3">WORKSHOP OBJECT ON A PAGE </text:span></text:p>
          </table:table-cell>
          <table:table-cell office:value-type="string" calcext:value-type="string">
            <text:p><text:span text:style-name="T8">WORKSHOP</text:span></text:p>
          </table:table-cell>
          <table:table-cell table:style-name="Sheet0_cell3" office:value-type="date" office:date-value="2020-11-01" calcext:value-type="date">
            <text:p>01/11/2020</text:p>
          </table:table-cell>
          <table:table-cell office:value-type="string" calcext:value-type="string">
            <text:p><text:span text:style-name="T8">MERZ AKADEMIE</text:span></text:p>
          </table:table-cell>
          <table:table-cell office:value-type="string" calcext:value-type="string">
            <text:p><text:span text:style-name="T8">Teckstraße 58, 70190 STUTTGART, DE</text:span></text:p>
          </table:table-cell>
          <table:table-cell office:value-type="string" calcext:value-type="string">
            <text:p><text:a xlink:href="https://webspace.merz-akademie.de/~cora.lenz/objects/gallery/" xlink:type="simple">https://webspace.merz-akademie.de/~cora.lenz/objects/gallery/</text:a></text:p>
          </table:table-cell>
          <table:table-cell office:value-type="string" calcext:value-type="string">
            <text:p><text:span text:style-name="T8">MERZ AKADEMIE</text:span></text:p>
          </table:table-cell>
          <table:table-cell office:value-type="string" calcext:value-type="string">
            <text:p><text:span text:style-name="T8">RAPHAËL BASTIDE</text:span></text:p>
          </table:table-cell>
        </table:table-row>
        <table:table-row table:style-name="ro1">
          <table:table-cell office:value-type="string" calcext:value-type="string">
            <text:p><text:span text:style-name="T2">WORKSHOP WEB TO PRINT ⦿▓▛▝⍩ ⚝❥‱ #1</text:span></text:p>
          </table:table-cell>
          <table:table-cell office:value-type="string" calcext:value-type="string">
            <text:p><text:span text:style-name="T8">WORKSHOP</text:span></text:p>
          </table:table-cell>
          <table:table-cell table:style-name="Sheet0_cell3" office:value-type="date" office:date-value="2021-05-01" calcext:value-type="date">
            <text:p>01/05/2021</text:p>
          </table:table-cell>
          <table:table-cell office:value-type="string" calcext:value-type="string">
            <text:p><text:span text:style-name="T8">ENTRE L’ÎLE-DE-FRANCE ET LE FINISTÈRE</text:span></text:p>
          </table:table-cell>
          <table:table-cell office:value-type="string" calcext:value-type="string">
            <text:p><text:span text:style-name="T8">ENTRE L’ÎLE-DE-FRANCE ET LE FINISTÈRE</text:span></text:p>
          </table:table-cell>
          <table:table-cell office:value-type="string" calcext:value-type="string">
            <text:p><text:a xlink:href="https://ateliertemeraireshop.bigcartel.com/product/1" xlink:type="simple">https://ateliertemeraireshop.bigcartel.com/product/1</text:a></text:p>
          </table:table-cell>
          <table:table-cell office:value-type="string" calcext:value-type="string">
            <text:p><text:span text:style-name="T8">ATELIER TÉMÉRAIRE</text:span></text:p>
          </table:table-cell>
          <table:table-cell office:value-type="string" calcext:value-type="string">
            <text:p><text:span text:style-name="T8">ATELIER TÉMÉRAIRE</text:span></text:p>
          </table:table-cell>
        </table:table-row>
        <table:table-row table:style-name="ro1">
          <table:table-cell office:value-type="string" calcext:value-type="string">
            <text:p><text:span text:style-name="T2">WORKSHOP P5.JS - CONTRAINTES ET HISTOIRES</text:span></text:p>
          </table:table-cell>
          <table:table-cell office:value-type="string" calcext:value-type="string">
            <text:p><text:span text:style-name="T8">WORKSHOP</text:span></text:p>
          </table:table-cell>
          <table:table-cell table:style-name="Sheet0_cell3" office:value-type="date" office:date-value="2022-01-01" calcext:value-type="date">
            <text:p>01/01/2022</text:p>
          </table:table-cell>
          <table:table-cell office:value-type="string" calcext:value-type="string">
            <text:p><text:span text:style-name="T8">LYCÉE HECTOR GUIMARD</text:span></text:p>
          </table:table-cell>
          <table:table-cell office:value-type="string" calcext:value-type="string">
            <text:p><text:span text:style-name="T8">19 Rue Curial, 75019 PARIS, FR</text:span></text:p>
          </table:table-cell>
          <table:table-cell office:value-type="string" calcext:value-type="string">
            <text:p><text:a xlink:href="https://nicolastilly.fr/workshops/" xlink:type="simple">https://nicolastilly.fr/workshops/</text:a></text:p>
          </table:table-cell>
          <table:table-cell office:value-type="string" calcext:value-type="string">
            <text:p><text:span text:style-name="T8">LYCÉE HECTOR GUIMARD (DNMADe)</text:span></text:p>
          </table:table-cell>
          <table:table-cell office:value-type="string" calcext:value-type="string">
            <text:p><text:span text:style-name="T8">NICOLAS TILLY</text:span></text:p>
          </table:table-cell>
        </table:table-row>
        <table:table-row table:style-name="ro1">
          <table:table-cell office:value-type="string" calcext:value-type="string">
            <text:p><text:span text:style-name="T2">RENCONTRE TYPOGRAPHIQUE #4</text:span></text:p>
          </table:table-cell>
          <table:table-cell office:value-type="string" calcext:value-type="string">
            <text:p><text:span text:style-name="T8">WORKSHOP</text:span></text:p>
          </table:table-cell>
          <table:table-cell table:style-name="Sheet0_cell3" office:value-type="date" office:date-value="2022-04-21" calcext:value-type="date">
            <text:p>21/04/2022</text:p>
          </table:table-cell>
          <table:table-cell office:value-type="string" calcext:value-type="string">
            <text:p><text:span text:style-name="T8">ERG - ÉCOLE DE RECHERCHE GRAPHIQUE </text:span></text:p>
          </table:table-cell>
          <table:table-cell office:value-type="string" calcext:value-type="string">
            <text:p><text:span text:style-name="T8">Rue du Page 87, 1050 BRUXELLES, BE</text:span></text:p>
          </table:table-cell>
          <table:table-cell office:value-type="string" calcext:value-type="string">
            <text:p><text:a xlink:href="https://wiki.erg.be/m/#Rencontre_typographique_4_-_21.04.2022" xlink:type="simple">https://wiki.erg.be/m/#Rencontre_typographique_4_-_21.04.2022</text:a></text:p>
          </table:table-cell>
          <table:table-cell office:value-type="string" calcext:value-type="string">
            <text:p><text:span text:style-name="T8">BYE BYE BINARY</text:span></text:p>
          </table:table-cell>
          <table:table-cell office:value-type="string" calcext:value-type="string">
            <text:p><text:span text:style-name="T8">▶ BYE BYE BINARY</text:span></text:p>
            <text:p>▶ FÁTIMA LÁZARO</text:p>
            <text:p>▶ SO-HYUN BAE</text:p>
          </table:table-cell>
        </table:table-row>
        <table:table-row table:style-name="ro1">
          <table:table-cell office:value-type="string" calcext:value-type="string">
            <text:p><text:span text:style-name="T2">WORKSHOP WEB API PRINT</text:span></text:p>
          </table:table-cell>
          <table:table-cell office:value-type="string" calcext:value-type="string">
            <text:p><text:span text:style-name="T8">WORKSHOP</text:span></text:p>
          </table:table-cell>
          <table:table-cell table:style-name="Sheet0_cell3" office:value-type="date" office:date-value="2022-10-01" calcext:value-type="date">
            <text:p>01/10/2022</text:p>
          </table:table-cell>
          <table:table-cell office:value-type="string" calcext:value-type="string">
            <text:p><text:span text:style-name="T8">ESAD PAU</text:span></text:p>
          </table:table-cell>
          <table:table-cell office:value-type="string" calcext:value-type="string">
            <text:p><text:span text:style-name="T8">2 Rue Mathieu Lalanne, 64000 Pau</text:span></text:p>
          </table:table-cell>
          <table:table-cell office:value-type="string" calcext:value-type="string">
            <text:p><text:span text:style-name="T8">▶ </text:span><text:span text:style-name="T8"><text:a xlink:href="https://esad-pau-web-api-print.luuse.fun/" xlink:type="simple">https://esad-pau-web-api-print.luuse.fun/</text:a></text:span></text:p>
            <text:p><text:span text:style-name="T8">▶ </text:span><text:span text:style-name="T8"><text:a xlink:href="https://annuel2.framapad.org/p/web-api-print-esad" xlink:type="simple">https://annuel2.framapad.org/p/web-api-print-esad</text:a></text:span></text:p>
          </table:table-cell>
          <table:table-cell office:value-type="string" calcext:value-type="string">
            <text:p><text:span text:style-name="T8">LUUSE - ESAD PAU</text:span></text:p>
          </table:table-cell>
          <table:table-cell office:value-type="string" calcext:value-type="string">
            <text:p><text:span text:style-name="T8">LUUSE</text:span></text:p>
          </table:table-cell>
        </table:table-row>
        <table:table-row table:style-name="ro1">
          <table:table-cell office:value-type="string" calcext:value-type="string">
            <text:p><text:span text:style-name="T2">WORKSHOP WEB⦘TO⦘PRINT pour les débutant✺es bricoleur✺euses</text:span></text:p>
          </table:table-cell>
          <table:table-cell office:value-type="string" calcext:value-type="string">
            <text:p><text:span text:style-name="T8">WORKSHOP</text:span></text:p>
          </table:table-cell>
          <table:table-cell table:style-name="Sheet0_cell3" office:value-type="date" office:date-value="2023-06-06" calcext:value-type="date">
            <text:p>06/06/2023</text:p>
          </table:table-cell>
          <table:table-cell office:value-type="string" calcext:value-type="string">
            <text:p><text:span text:style-name="T8">ERG - ÉCOLE DE RECHERCHE GRAPHIQUE </text:span></text:p>
          </table:table-cell>
          <table:table-cell office:value-type="string" calcext:value-type="string">
            <text:p><text:span text:style-name="T8">Rue du Page 87, 1050 BRUXELLES, BE</text:span></text:p>
          </table:table-cell>
          <table:table-cell table:style-name="Sheet0_cell4" office:value-type="string" calcext:value-type="string">
            <text:p><text:a xlink:href="https://faure-cecile.xyz/index-workshop.html" xlink:type="simple">https://faure-cecile.xyz/index-workshop.html</text:a></text:p>
          </table:table-cell>
          <table:table-cell table:style-name="Sheet0_cell4" office:value-type="string" calcext:value-type="string">
            <text:p><text:span text:style-name="T8">CÉCILE FAURE</text:span></text:p>
          </table:table-cell>
          <table:table-cell table:style-name="Sheet0_cell4" office:value-type="string" calcext:value-type="string">
            <text:p><text:span text:style-name="T8">CÉCILE FAURE</text:span></text:p>
          </table:table-cell>
        </table:table-row>
        <table:table-row table:style-name="ro1">
          <table:table-cell office:value-type="string" calcext:value-type="string">
            <text:p><text:span text:style-name="T2">A Party to print </text:span></text:p>
          </table:table-cell>
          <table:table-cell office:value-type="string" calcext:value-type="string">
            <text:p><text:span text:style-name="T8">WORKSHOP</text:span></text:p>
          </table:table-cell>
          <table:table-cell table:style-name="Sheet0_cell3" office:value-type="date" office:date-value="2023-06-29" calcext:value-type="date">
            <text:p>29/06/2023</text:p>
          </table:table-cell>
          <table:table-cell office:value-type="string" calcext:value-type="string">
            <text:p><text:span text:style-name="T8">HfG Karlsruhe</text:span></text:p>
          </table:table-cell>
          <table:table-cell office:value-type="string" calcext:value-type="string">
            <text:p><text:span text:style-name="T8">Lorenzstraße 15, 76135 Karlsruhe, Allemagne</text:span></text:p>
          </table:table-cell>
          <table:table-cell office:value-type="string" calcext:value-type="string">
            <text:p><text:a xlink:href="https://raphaelbastide.com/workshops/a-party-to-print/" xlink:type="simple">https://raphaelbastide.com/workshops/a-party-to-print/</text:a></text:p>
          </table:table-cell>
          <table:table-cell office:value-type="string" calcext:value-type="string">
            <text:p><text:span text:style-name="T8">HfG Karlsruhe</text:span></text:p>
          </table:table-cell>
          <table:table-cell office:value-type="string" calcext:value-type="string">
            <text:p><text:span text:style-name="T8">▶ SARAH GARCIN</text:span></text:p>
            <text:p>▶ RAPHAËL BASTIDE</text:p>
          </table:table-cell>
        </table:table-row>
        <table:table-row table:style-name="ro1">
          <table:table-cell office:value-type="string" calcext:value-type="string">
            <text:p><text:span text:style-name="T2">WRITE ME A SHADOW</text:span></text:p>
            <text:p/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2-05-03/04</text:span></text:p>
          </table:table-cell>
          <table:table-cell office:value-type="string" calcext:value-type="string">
            <text:p><text:span text:style-name="T8">ÉSAD VALENCE</text:span></text:p>
          </table:table-cell>
          <table:table-cell office:value-type="string" calcext:value-type="string">
            <text:p><text:span text:style-name="T8">Place des Beaux-Arts, CS 40 074, 26 903</text:span></text:p>
          </table:table-cell>
          <table:table-cell office:value-type="string" calcext:value-type="string">
            <text:p><text:span text:style-name="T8">▶ </text:span><text:span text:style-name="T8"><text:a xlink:href="http://osp.kitchen/workshop/write-me-a-shadow/" xlink:type="simple">http://osp.kitchen/workshop/write-me-a-shadow/</text:a></text:span></text:p>
            <text:p><text:span text:style-name="T8">▶ </text:span><text:span text:style-name="T8"><text:a xlink:href="https://ospublish.constantvzw.org/workshop/write-me-a-shadow/" xlink:type="simple">https://ospublish.constantvzw.org/workshop/write-me-a-shadow/</text:a></text:span></text:p>
          </table:table-cell>
          <table:table-cell office:value-type="string" calcext:value-type="string">
            <text:p><text:span text:style-name="T8">▶ ÉSAD Valence</text:span></text:p>
            <text:p>▶ OSP</text:p>
          </table:table-cell>
          <table:table-cell office:value-type="string" calcext:value-type="string">
            <text:p><text:span text:style-name="T8">▶ Ludi Loiseau</text:span></text:p>
            <text:p>▶ Eric Schrijver</text:p>
          </table:table-cell>
        </table:table-row>
        <table:table-row table:style-name="ro1">
          <table:table-cell office:value-type="string" calcext:value-type="string">
            <text:p><text:span text:style-name="T2">LIBRE TYPE SPECIMENS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3-02</text:span></text:p>
          </table:table-cell>
          <table:table-cell office:value-type="string" calcext:value-type="string">
            <text:p><text:span text:style-name="T8">HEAD (Haute Ecole d’Art et de Design de Genève)</text:span></text:p>
          </table:table-cell>
          <table:table-cell office:value-type="string" calcext:value-type="string">
            <text:p><text:span text:style-name="T8">Av. de Châtelaine 5, 1203 Genève, Suisse, FR</text:span></text:p>
          </table:table-cell>
          <table:table-cell office:value-type="string" calcext:value-type="string">
            <text:p><text:span text:style-name="T8">▶ </text:span><text:span text:style-name="T8"><text:a xlink:href="https://ms-studio.net/workshops/libre-type-specimens/" xlink:type="simple">https://ms-studio.net/workshops/libre-type-specimens/</text:a></text:span></text:p>
            <text:p><text:span text:style-name="T8">▶ </text:span><text:span text:style-name="T8"><text:a xlink:href="https://github.com/greyscalepress/font-specimens" xlink:type="simple">https://github.com/greyscalepress/font-specimens</text:a></text:span></text:p>
            <text:p><text:span text:style-name="T8">▶ </text:span><text:span text:style-name="T8"><text:a xlink:href="https://greyscalepress.com/books/eve-future-specimens-de-fontes-libres/" xlink:type="simple">https://greyscalepress.com/books/eve-future-specimens-de-fontes-libres/</text:a></text:span></text:p>
          </table:table-cell>
          <table:table-cell office:value-type="string" calcext:value-type="string">
            <text:p><text:span text:style-name="T8">HEAD</text:span></text:p>
          </table:table-cell>
          <table:table-cell office:value-type="string" calcext:value-type="string">
            <text:p><text:span text:style-name="T8">MS-Studio</text:span></text:p>
          </table:table-cell>
        </table:table-row>
        <table:table-row table:style-name="ro1">
          <table:table-cell office:value-type="string" calcext:value-type="string">
            <text:p><text:span text:style-name="T2">DISPERSIVE EDITION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4</text:span></text:p>
          </table:table-cell>
          <table:table-cell office:value-type="string" calcext:value-type="string">
            <text:p><text:span text:style-name="T8">CAMPUS FONDERIE DE L’IMAGE</text:span></text:p>
          </table:table-cell>
          <table:table-cell office:value-type="string" calcext:value-type="string">
            <text:p><text:span text:style-name="T8">80 Rue Jules Ferry, 93170 BAGNOLET, FR</text:span></text:p>
          </table:table-cell>
          <table:table-cell office:value-type="string" calcext:value-type="string">
            <text:p><text:a xlink:href="https://raphaelbastide.com/workshops/dispersive/" xlink:type="simple">https://raphaelbastide.com/workshops/dispersive/</text:a></text:p>
          </table:table-cell>
          <table:table-cell office:value-type="string" calcext:value-type="string">
            <text:p><text:span text:style-name="T8">Raphaël Bastide</text:span></text:p>
          </table:table-cell>
          <table:table-cell office:value-type="string" calcext:value-type="string">
            <text:p><text:span text:style-name="T8">Raphaël Bastide</text:span></text:p>
          </table:table-cell>
        </table:table-row>
        <table:table-row table:style-name="ro1">
          <table:table-cell office:value-type="string" calcext:value-type="string">
            <text:p><text:span text:style-name="T2">VAGABONDAGE TYPOGRAPHIQUE FESTIF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4-07-25/27</text:span></text:p>
          </table:table-cell>
          <table:table-cell office:value-type="string" calcext:value-type="string">
            <text:p><text:span text:style-name="T8">LA GÉNÉRALE</text:span></text:p>
          </table:table-cell>
          <table:table-cell office:value-type="string" calcext:value-type="string">
            <text:p><text:span text:style-name="T8">Laboratoire Artistique Politique et Social </text:span></text:p>
            <text:p>14, avenue Parmentier, 75011 PARIS, FR</text:p>
          </table:table-cell>
          <table:table-cell office:value-type="string" calcext:value-type="string">
            <text:p><text:span text:style-name="T8">▶ </text:span><text:span text:style-name="T8"><text:a xlink:href="https://www.lagenerale.fr/fr/projet/vagabondage-typographique-festif-25-26-27-juillet" xlink:type="simple">https://www.lagenerale.fr/fr/projet/vagabondage-typographique-festif-25-26-27-juillet</text:a></text:span></text:p>
            <text:p><text:span text:style-name="T8">▶ </text:span><text:span text:style-name="T8"><text:a xlink:href="http://velvetyne.fr/marathongeneral/" xlink:type="simple">http://velvetyne.fr/marathongeneral/</text:a></text:span></text:p>
            <text:p><text:span text:style-name="T8">▶ </text:span><text:span text:style-name="T8"><text:a xlink:href="http://velvetyne.fr/marathongeneral/photos/" xlink:type="simple">http://velvetyne.fr/marathongeneral/photos/</text:a></text:span></text:p>
          </table:table-cell>
          <table:table-cell office:value-type="string" calcext:value-type="string">
            <text:p><text:span text:style-name="T8">VELVETYNE</text:span></text:p>
          </table:table-cell>
          <table:table-cell office:value-type="string" calcext:value-type="string">
            <text:p><text:span text:style-name="T8">VELVETYNE</text:span></text:p>
          </table:table-cell>
        </table:table-row>
        <table:table-row table:style-name="ro1">
          <table:table-cell office:value-type="string" calcext:value-type="string">
            <text:p><text:span text:style-name="T2">WORKSHOPS MURMUR - IDEA, CONCEPT, ALGORITHM, PROGRAM: A WORKSHOP IN ALGORITHMIC THINKING - THE GAME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4/04/17-18</text:span></text:p>
          </table:table-cell>
          <table:table-cell office:value-type="string" calcext:value-type="string">
            <text:p><text:span text:style-name="T8">ESAD AMIENS</text:span></text:p>
          </table:table-cell>
          <table:table-cell office:value-type="string" calcext:value-type="string">
            <text:p><text:span text:style-name="T8">40 Rue des Teinturiers, 80080 AMIENS, FR</text:span></text:p>
          </table:table-cell>
          <table:table-cell office:value-type="string" calcext:value-type="string">
            <text:p><text:a xlink:href="http://codesign.esad-amiens.fr/" xlink:type="simple">http://codesign.esad-amiens.fr/</text:a></text:p>
          </table:table-cell>
          <table:table-cell office:value-type="string" calcext:value-type="string">
            <text:p><text:span text:style-name="T8">ESAD AMIENS</text:span></text:p>
          </table:table-cell>
          <table:table-cell office:value-type="string" calcext:value-type="string">
            <text:p><text:span text:style-name="T8">▶ JULIEN GACHADOAT</text:span></text:p>
            <text:p>▶ FRIEDER NAKE</text:p>
            <text:p>▶ ANDREAS GYSIN</text:p>
          </table:table-cell>
        </table:table-row>
        <table:table-row table:style-name="ro1">
          <table:table-cell office:value-type="string" calcext:value-type="string">
            <text:p><text:span text:style-name="T2">FLUX-&gt;ÉCRAN-&gt;PAPIER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5</text:span></text:p>
          </table:table-cell>
          <table:table-cell office:value-type="string" calcext:value-type="string">
            <text:p><text:span text:style-name="T8">ESAD PAU</text:span></text:p>
          </table:table-cell>
          <table:table-cell office:value-type="string" calcext:value-type="string">
            <text:p><text:span text:style-name="T8">2 Rue Mathieu Lalanne, 64000 Pau</text:span></text:p>
          </table:table-cell>
          <table:table-cell office:value-type="string" calcext:value-type="string">
            <text:p><text:a xlink:href="https://sarahgarcin.com/projets/flux-ecran-papier" xlink:type="simple">https://sarahgarcin.com/projets/flux-ecran-papier</text:a></text:p>
          </table:table-cell>
          <table:table-cell office:value-type="string" calcext:value-type="string">
            <text:p><text:span text:style-name="T8">▶ Julien Bidoret</text:span></text:p>
            <text:p>▶ ESAD Pau</text:p>
          </table:table-cell>
          <table:table-cell office:value-type="string" calcext:value-type="string">
            <text:p><text:span text:style-name="T8">▶ Julien Bidoret</text:span></text:p>
            <text:p>▶ Sarah Garcin </text:p>
          </table:table-cell>
        </table:table-row>
        <table:table-row table:style-name="ro1">
          <table:table-cell office:value-type="string" calcext:value-type="string">
            <text:p><text:span text:style-name="T2">HTML SAUCE COCKTAIL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5-03-10/13</text:span></text:p>
          </table:table-cell>
          <table:table-cell office:value-type="string" calcext:value-type="string">
            <text:p><text:span text:style-name="T8">HEAR HAUTE ÉCOLE DES ARTS DU RHIN</text:span></text:p>
          </table:table-cell>
          <table:table-cell office:value-type="string" calcext:value-type="string">
            <text:p><text:span text:style-name="T8">1 Rue de l'Académie, 67000 STRASBOURG, FR</text:span></text:p>
          </table:table-cell>
          <table:table-cell office:value-type="string" calcext:value-type="string">
            <text:p><text:span text:style-name="T8">▶ </text:span><text:span text:style-name="T8"><text:a xlink:href="https://github.com/HEAR/HTML_sauce-cocktail-workshop-OSP" xlink:type="simple">https://github.com/HEAR/HTML_sauce-cocktail-workshop-OSP</text:a></text:span></text:p>
            <text:p><text:span text:style-name="T8">▶ </text:span><text:span text:style-name="T8"><text:a xlink:href="https://github.com/osp/osp.tools.html2print" xlink:type="simple">https://github.com/osp/osp.tools.html2print</text:a></text:span></text:p>
          </table:table-cell>
          <table:table-cell office:value-type="string" calcext:value-type="string">
            <text:p><text:span text:style-name="T8">OSP</text:span></text:p>
          </table:table-cell>
          <table:table-cell office:value-type="string" calcext:value-type="string">
            <text:p><text:span text:style-name="T8">▶ Stéphanie Vilayphiou</text:span></text:p>
            <text:p>▶ Colm O’Neill</text:p>
            <text:p>▶ Ludi</text:p>
            <text:p>▶ Étudiants</text:p>
            <text:p>▶ So-Hyun Bae</text:p>
            <text:p>▶ Laura Burucoa</text:p>
            <text:p>▶ Charlotte Chowdurry</text:p>
            <text:p>▶ Victor Donati</text:p>
            <text:p>▶ Montasser Drissi</text:p>
            <text:p>▶ Angéline Girard</text:p>
            <text:p>▶ Romain Goetz</text:p>
            <text:p>▶ Manon Hachad</text:p>
            <text:p>▶ Quentin Juhel</text:p>
            <text:p>▶ Théophile Martin</text:p>
            <text:p>▶ Arman Mohtadji</text:p>
            <text:p>▶ Clara Neumann</text:p>
            <text:p>▶ Lisa Pagès</text:p>
            <text:p>▶ Benjamin Riollet</text:p>
            <text:p>▶ Lena Robin</text:p>
            <text:p>▶ Hugo Serraz</text:p>
            <text:p>▶ Caroline Sorin</text:p>
          </table:table-cell>
        </table:table-row>
        <table:table-row table:style-name="ro1">
          <table:table-cell office:value-type="string" calcext:value-type="string">
            <text:p><text:span text:style-name="T2">HTML sauce cocktail</text:span></text:p>
          </table:table-cell>
          <table:table-cell table:style-name="Sheet0_cell4" office:value-type="string" calcext:value-type="string">
            <text:p><text:span text:style-name="T8">WORKSHOP</text:span></text:p>
          </table:table-cell>
          <table:table-cell table:style-name="Sheet0_cell4" office:value-type="string" calcext:value-type="string">
            <text:p><text:span text:style-name="T8">2015-03-10/13</text:span></text:p>
          </table:table-cell>
          <table:table-cell office:value-type="string" calcext:value-type="string">
            <text:p><text:span text:style-name="T8">HEAR HAUTE ÉCOLE DES ARTS DU RHIN</text:span></text:p>
          </table:table-cell>
          <table:table-cell office:value-type="string" calcext:value-type="string">
            <text:p><text:span text:style-name="T8">1 Rue de l'Académie, 67000 STRASBOURG, FR</text:span></text:p>
          </table:table-cell>
          <table:table-cell table:style-name="Sheet0_cell4" office:value-type="string" calcext:value-type="string">
            <text:p><text:a xlink:href="http://osp.kitchen/workshop/strasbourg-html2print/" xlink:type="simple">http://osp.kitchen/workshop/strasbourg-html2print/</text:a></text:p>
          </table:table-cell>
          <table:table-cell table:style-name="Sheet0_cell4" office:value-type="string" calcext:value-type="string">
            <text:p><text:span text:style-name="T8">OSP</text:span></text:p>
          </table:table-cell>
          <table:table-cell table:style-name="Sheet0_cell4" office:value-type="string" calcext:value-type="string">
            <text:p><text:span text:style-name="T8">▶ Stéphanie Vilayphiou</text:span></text:p>
            <text:p>▶ Colm O’Neill</text:p>
            <text:p>▶  Ludi</text:p>
          </table:table-cell>
        </table:table-row>
        <table:table-row table:style-name="ro1">
          <table:table-cell office:value-type="string" calcext:value-type="string">
            <text:p><text:span text:style-name="T2">COLLABORATIVE OPEN SOURCE TYPE DESIGN WORKSHOP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5-04-24/25</text:span></text:p>
          </table:table-cell>
          <table:table-cell office:value-type="string" calcext:value-type="string">
            <text:p><text:span text:style-name="T8">Maryland Institute College of Art (MICA)</text:span></text:p>
          </table:table-cell>
          <table:table-cell office:value-type="string" calcext:value-type="string">
            <text:p><text:span text:style-name="T8"><text:a xlink:href="https://en.wikipedia.org/wiki/Baltimore" xlink:type="simple">Baltimore</text:a></text:span><text:span text:style-name="T8">, </text:span><text:span text:style-name="T8"><text:a xlink:href="https://en.wikipedia.org/wiki/Maryland" xlink:type="simple">Maryland</text:a></text:span><text:span text:style-name="T8">, United States</text:span></text:p>
            <text:p/>
          </table:table-cell>
          <table:table-cell office:value-type="string" calcext:value-type="string">
            <text:p><text:a xlink:href="http://fonts.github.io/typographic-collaboration/" xlink:type="simple">http://fonts.github.io/typographic-collaboration/</text:a></text:p>
          </table:table-cell>
          <table:table-cell office:value-type="string" calcext:value-type="string">
            <text:p><text:span text:style-name="T8">MICA Baltimore</text:span></text:p>
          </table:table-cell>
          <table:table-cell office:value-type="string" calcext:value-type="string">
            <text:p><text:span text:style-name="T8">LORAINE FURTER - ERIC SCHRIJVER</text:span></text:p>
          </table:table-cell>
        </table:table-row>
        <table:table-row table:style-name="ro1">
          <table:table-cell office:value-type="string" calcext:value-type="string">
            <text:p><text:span text:style-name="T2">ATELIER OLA#1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5-10-23/25</text:span></text:p>
          </table:table-cell>
          <table:table-cell office:value-type="string" calcext:value-type="string">
            <text:p><text:span text:style-name="T8">LA GÉNÉRALE</text:span></text:p>
          </table:table-cell>
          <table:table-cell office:value-type="string" calcext:value-type="string">
            <text:p><text:span text:style-name="T8">Laboratoire Artistique Politique et Social </text:span></text:p>
            <text:p>14, avenue Parmentier, 75011 PARIS, FR</text:p>
          </table:table-cell>
          <table:table-cell office:value-type="string" calcext:value-type="string">
            <text:p><text:a xlink:href="http://outilslibresalternatifs.org/ateliers/ola1/" xlink:type="simple">http://outilslibresalternatifs.org/ateliers/ola1/</text:a></text:p>
          </table:table-cell>
          <table:table-cell office:value-type="string" calcext:value-type="string">
            <text:p><text:span text:style-name="T8">OLA (OUTILS LIBRES ALTERNATIFS)</text:span></text:p>
          </table:table-cell>
          <table:table-cell office:value-type="string" calcext:value-type="string">
            <text:p><text:span text:style-name="T8">OLA (OUTILS LIBRES ALTERNATIFS)</text:span></text:p>
          </table:table-cell>
        </table:table-row>
        <table:table-row table:style-name="ro1">
          <table:table-cell office:value-type="string" calcext:value-type="string">
            <text:p><text:span text:style-name="T2">TOTALITARISME TYPOGRAPHIQUE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6-06-17/19</text:span></text:p>
          </table:table-cell>
          <table:table-cell office:value-type="string" calcext:value-type="string">
            <text:p><text:span text:style-name="T8">LA GÉNÉRALE</text:span></text:p>
          </table:table-cell>
          <table:table-cell office:value-type="string" calcext:value-type="string">
            <text:p><text:span text:style-name="T8">Laboratoire Artistique Politique et Social </text:span></text:p>
            <text:p>14, avenue Parmentier, 75011 PARIS, FR</text:p>
          </table:table-cell>
          <table:table-cell office:value-type="string" calcext:value-type="string">
            <text:p><text:a xlink:href="https://www.lagenerale.fr/fr/projet/19-juin-workshop-typographie-vtf" xlink:type="simple">https://www.lagenerale.fr/fr/projet/19-juin-workshop-typographie-vtf</text:a></text:p>
          </table:table-cell>
          <table:table-cell office:value-type="string" calcext:value-type="string">
            <text:p><text:span text:style-name="T8">VELVETYNE</text:span></text:p>
          </table:table-cell>
          <table:table-cell office:value-type="string" calcext:value-type="string">
            <text:p><text:span text:style-name="T8">VELVETYNE</text:span></text:p>
          </table:table-cell>
        </table:table-row>
        <table:table-row table:style-name="ro1">
          <table:table-cell office:value-type="string" calcext:value-type="string">
            <text:p><text:span text:style-name="T2">ATELIER OLA#3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6-12-02/04</text:span></text:p>
          </table:table-cell>
          <table:table-cell office:value-type="string" calcext:value-type="string">
            <text:p><text:span text:style-name="T8">SYNESTHÉSIE</text:span></text:p>
          </table:table-cell>
          <table:table-cell office:value-type="string" calcext:value-type="string">
            <text:p><text:span text:style-name="T8">1 ter place du Caquet 93200 SAINT-DENIS, FRANCE</text:span></text:p>
          </table:table-cell>
          <table:table-cell office:value-type="string" calcext:value-type="string">
            <text:p><text:a xlink:href="http://outilslibresalternatifs.org/ateliers/ola3/" xlink:type="simple">http://outilslibresalternatifs.org/ateliers/ola3/</text:a></text:p>
          </table:table-cell>
          <table:table-cell office:value-type="string" calcext:value-type="string">
            <text:p><text:span text:style-name="T8">OLA (OUTILS LIBRES ALTERNATIFS)</text:span></text:p>
          </table:table-cell>
          <table:table-cell office:value-type="string" calcext:value-type="string">
            <text:p><text:span text:style-name="T8">▶ OLA</text:span></text:p>
            <text:p>▶ NICOLAS DORAY</text:p>
          </table:table-cell>
        </table:table-row>
        <table:table-row table:style-name="ro1">
          <table:table-cell office:value-type="string" calcext:value-type="string">
            <text:p><text:span text:style-name="T2">CODER C’EST ÉCRIRE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7</text:span></text:p>
          </table:table-cell>
          <table:table-cell office:value-type="string" calcext:value-type="string">
            <text:p><text:span text:style-name="T8">LES SUBSISTANCES</text:span></text:p>
          </table:table-cell>
          <table:table-cell office:value-type="string" calcext:value-type="string">
            <text:p><text:span text:style-name="T8">8 bis quai Saint-Vincent, 69001 LYON, FR</text:span></text:p>
          </table:table-cell>
          <table:table-cell office:value-type="string" calcext:value-type="string">
            <text:p><text:a xlink:href="https://gitlab.com/bonjour-monde/bonjour-site/-/tree/master/12.Coder-cest-ecrire" xlink:type="simple">https://gitlab.com/bonjour-monde/bonjour-site/-/tree/master/12.Coder-cest-ecrire</text:a></text:p>
          </table:table-cell>
          <table:table-cell office:value-type="string" calcext:value-type="string">
            <text:p><text:span text:style-name="T8">ASSISES INTERNATIONALES DU ROMAN</text:span></text:p>
          </table:table-cell>
          <table:table-cell office:value-type="string" calcext:value-type="string">
            <text:p><text:span text:style-name="T8">BONJOUR MONDE</text:span></text:p>
          </table:table-cell>
        </table:table-row>
        <table:table-row table:style-name="ro1">
          <table:table-cell office:value-type="string" calcext:value-type="string">
            <text:p><text:span text:style-name="T2">DÉTOURNEMENT DE FONTES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7-03-08/12</text:span></text:p>
          </table:table-cell>
          <table:table-cell office:value-type="string" calcext:value-type="string">
            <text:p><text:span text:style-name="T8">MIRAGE FESTIVAL</text:span></text:p>
          </table:table-cell>
          <table:table-cell office:value-type="string" calcext:value-type="string">
            <text:p><text:span text:style-name="T8">Les Subsistances, 8 bis quai Saint-Vincent, 69001 LYON, FR</text:span></text:p>
          </table:table-cell>
          <table:table-cell office:value-type="string" calcext:value-type="string">
            <text:p><text:span text:style-name="T8">▶ </text:span><text:span text:style-name="T8"><text:a xlink:href="http://www.miragefestival.com/2017/" xlink:type="simple">http://www.miragefestival.com/2017/</text:a></text:span><text:span text:style-name="T4"> </text:span></text:p>
            <text:p><text:span text:style-name="T8">▶ </text:span><text:span text:style-name="T8"><text:a xlink:href="https://www.miragefestival.com/workshops" xlink:type="simple">https://www.miragefestival.com/workshops</text:a></text:span></text:p>
          </table:table-cell>
          <table:table-cell office:value-type="string" calcext:value-type="string">
            <text:p><text:span text:style-name="T8">MIRAGE FESTIVAL</text:span></text:p>
          </table:table-cell>
          <table:table-cell office:value-type="string" calcext:value-type="string">
            <text:p><text:span text:style-name="T8">BONJOUR MONDE</text:span></text:p>
          </table:table-cell>
        </table:table-row>
        <table:table-row table:style-name="ro1">
          <table:table-cell office:value-type="string" calcext:value-type="string">
            <text:p><text:span text:style-name="T2">CHERCHER, MANIPULER, PARTAGER, IMPRIMER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7-04-06/07</text:span></text:p>
          </table:table-cell>
          <table:table-cell office:value-type="string" calcext:value-type="string">
            <text:p><text:span text:style-name="T8">PARSONS PARIS </text:span></text:p>
          </table:table-cell>
          <table:table-cell office:value-type="string" calcext:value-type="string">
            <text:p><text:span text:style-name="T8">45 Rue Saint-Roch, 75001 Paris, FR</text:span></text:p>
          </table:table-cell>
          <table:table-cell office:value-type="string" calcext:value-type="string">
            <text:p><text:a xlink:href="http://strabic.fr/Workshop-PrePostPrint" xlink:type="simple">http://strabic.fr/Workshop-PrePostPrint</text:a></text:p>
          </table:table-cell>
          <table:table-cell office:value-type="string" calcext:value-type="string">
            <text:p><text:span text:style-name="T8">PARSONS PARIS </text:span></text:p>
          </table:table-cell>
          <table:table-cell office:value-type="string" calcext:value-type="string">
            <text:p><text:span text:style-name="T8">PREPOSTPRINT</text:span></text:p>
          </table:table-cell>
        </table:table-row>
        <table:table-row table:style-name="ro1">
          <table:table-cell office:value-type="string" calcext:value-type="string">
            <text:p><text:span text:style-name="T2">ATELIER OLA#4 S’IMPRIME EN CASCADE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7-06-23/25</text:span></text:p>
          </table:table-cell>
          <table:table-cell office:value-type="string" calcext:value-type="string">
            <text:p><text:span text:style-name="T8">SYNESTHÉSIE</text:span></text:p>
          </table:table-cell>
          <table:table-cell office:value-type="string" calcext:value-type="string">
            <text:p><text:span text:style-name="T8">1 ter place du Caquet 93200 SAINT-DENIS, FRANCE</text:span></text:p>
          </table:table-cell>
          <table:table-cell office:value-type="string" calcext:value-type="string">
            <text:p><text:a xlink:href="http://outilslibresalternatifs.org/ateliers/ola4/" xlink:type="simple">http://outilslibresalternatifs.org/ateliers/ola4/</text:a></text:p>
          </table:table-cell>
          <table:table-cell office:value-type="string" calcext:value-type="string">
            <text:p><text:span text:style-name="T8">OLA (OUTILS LIBRES ALTERNATIFS)</text:span></text:p>
          </table:table-cell>
          <table:table-cell office:value-type="string" calcext:value-type="string">
            <text:p><text:span text:style-name="T8">▶ OLA</text:span></text:p>
            <text:p>▶ OSP</text:p>
          </table:table-cell>
        </table:table-row>
        <table:table-row table:style-name="ro1">
          <table:table-cell office:value-type="string" calcext:value-type="string">
            <text:p><text:span text:style-name="T2">ATELIER OLA#5 (ATELIER PYTHON)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7-12-15/17</text:span></text:p>
          </table:table-cell>
          <table:table-cell office:value-type="string" calcext:value-type="string">
            <text:p><text:span text:style-name="T8">SYNESTHÉSIE</text:span></text:p>
          </table:table-cell>
          <table:table-cell office:value-type="string" calcext:value-type="string">
            <text:p><text:span text:style-name="T8">1 ter place du Caquet 93200 SAINT-DENIS, FRANCE</text:span></text:p>
          </table:table-cell>
          <table:table-cell office:value-type="string" calcext:value-type="string">
            <text:p><text:a xlink:href="http://outilslibresalternatifs.org/ateliers/ola5/" xlink:type="simple">http://outilslibresalternatifs.org/ateliers/ola5/</text:a></text:p>
          </table:table-cell>
          <table:table-cell office:value-type="string" calcext:value-type="string">
            <text:p><text:span text:style-name="T8">OLA (OUTILS LIBRES ALTERNATIFS)</text:span></text:p>
          </table:table-cell>
          <table:table-cell office:value-type="string" calcext:value-type="string">
            <text:p><text:span text:style-name="T8">▶ OLA</text:span></text:p>
            <text:p>▶ An Mertens</text:p>
          </table:table-cell>
        </table:table-row>
        <table:table-row table:style-name="ro1">
          <table:table-cell office:value-type="string" calcext:value-type="string">
            <text:p><text:span text:style-name="T2">WORKSHOP PARAMETRIC AVEC L’OUTIL ALPHAGRAPH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8</text:span></text:p>
          </table:table-cell>
          <table:table-cell office:value-type="string" calcext:value-type="string">
            <text:p><text:span text:style-name="T8">ÉSAC - ÉCOLE SUPÉRIEURE D'ART &amp; DE COMMUNICATION - CAMBRAI</text:span></text:p>
          </table:table-cell>
          <table:table-cell office:value-type="string" calcext:value-type="string">
            <text:p><text:span text:style-name="T8">130 All. Saint-Roch, 59400 CAMBRAI, FR</text:span></text:p>
          </table:table-cell>
          <table:table-cell office:value-type="string" calcext:value-type="string">
            <text:p><text:span text:style-name="T8">▶ </text:span><text:span text:style-name="T8"><text:a xlink:href="http://parametric.esac-cambrai.net/index.html" xlink:type="simple">http://parametric.esac-cambrai.net/index.html</text:a></text:span><text:span text:style-name="T4"> </text:span></text:p>
            <text:p><text:span text:style-name="T8">▶ </text:span><text:span text:style-name="T8"><text:a xlink:href="http://workshop-lettrine-01.esad-amiens.fr/media/alphaGraph_pres_00.pdf" xlink:type="simple">http://workshop-lettrine-01.esad-amiens.fr/media/alphaGraph_pres_00.pdf</text:a></text:span></text:p>
          </table:table-cell>
          <table:table-cell office:value-type="string" calcext:value-type="string">
            <text:p><text:span text:style-name="T8">ÉSAC - CAMBRAI</text:span></text:p>
          </table:table-cell>
          <table:table-cell office:value-type="string" calcext:value-type="string">
            <text:p><text:span text:style-name="T8">▶ MARK WEBSTER</text:span></text:p>
            <text:p>▶ KEYVANE ALINAGHI</text:p>
          </table:table-cell>
        </table:table-row>
        <table:table-row table:style-name="ro1">
          <table:table-cell office:value-type="string" calcext:value-type="string">
            <text:p><text:span text:style-name="T2">WEBRING P2P (PEER TO PEER)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8-01-28/31</text:span></text:p>
          </table:table-cell>
          <table:table-cell office:value-type="string" calcext:value-type="string">
            <text:p><text:span text:style-name="T8">ERG - ÉCOLE DE RECHERCHE GRAPHIQUE </text:span></text:p>
          </table:table-cell>
          <table:table-cell office:value-type="string" calcext:value-type="string">
            <text:p><text:span text:style-name="T8">Rue du Page 87, 1050 BRUXELLES, BE</text:span></text:p>
          </table:table-cell>
          <table:table-cell office:value-type="string" calcext:value-type="string">
            <text:p><text:a xlink:href="https://wiki.erg.be/m/#Webring_P2P_Client,_server,_auteur_sur_le_web_peer_to_peer" xlink:type="simple">https://wiki.erg.be/m/#Webring_P2P_Client,_server,_auteur_sur_le_web_peer_to_peer</text:a></text:p>
          </table:table-cell>
          <table:table-cell office:value-type="string" calcext:value-type="string">
            <text:p><text:span text:style-name="T8">ERG (ÉCOLE DE RECHERCHE GRAPHIQUE)</text:span></text:p>
          </table:table-cell>
          <table:table-cell office:value-type="string" calcext:value-type="string">
            <text:p><text:span text:style-name="T8">RAPHAËL BASTIDE</text:span></text:p>
          </table:table-cell>
        </table:table-row>
        <table:table-row table:style-name="ro1">
          <table:table-cell office:value-type="string" calcext:value-type="string">
            <text:p><text:span text:style-name="T2">ON THE SHOULDERS OF GIANTS — OSP WORSHOP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8-03-28/30</text:span></text:p>
          </table:table-cell>
          <table:table-cell office:value-type="string" calcext:value-type="string">
            <text:p><text:span text:style-name="T8">ESAD Amiens</text:span></text:p>
          </table:table-cell>
          <table:table-cell office:value-type="string" calcext:value-type="string">
            <text:p><text:span text:style-name="T8">40 Rue des Teinturiers, 80080 AMIENS, FR</text:span></text:p>
          </table:table-cell>
          <table:table-cell office:value-type="string" calcext:value-type="string">
            <text:p><text:span text:style-name="T8">▶ </text:span><text:span text:style-name="T8"><text:a xlink:href="http://osp.kitchen/workshop/esad-amiens.giants/" xlink:type="simple">http://osp.kitchen/workshop/esad-amiens.giants/</text:a></text:span></text:p>
            <text:p><text:span text:style-name="T8">▶ </text:span><text:span text:style-name="T8"><text:a xlink:href="https://osp-kitchen.gitlab.io/workshop_esad-amiens_giants/" xlink:type="simple">https://osp-kitchen.gitlab.io/workshop_esad-amiens_giants/</text:a></text:span></text:p>
          </table:table-cell>
          <table:table-cell office:value-type="string" calcext:value-type="string">
            <text:p><text:span text:style-name="T8">▶ OSP</text:span></text:p>
            <text:p>▶ ESAD Amiens</text:p>
          </table:table-cell>
          <table:table-cell office:value-type="string" calcext:value-type="string">
            <text:p><text:span text:style-name="T8">▶ OSP</text:span></text:p>
            <text:p>▶ ESAD Amiens</text:p>
          </table:table-cell>
        </table:table-row>
        <table:table-row table:style-name="ro1">
          <table:table-cell office:value-type="string" calcext:value-type="string">
            <text:p><text:span text:style-name="T7">Paged Media × PrePostPrint workshops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8-11-29/30</text:span></text:p>
          </table:table-cell>
          <table:table-cell office:value-type="string" calcext:value-type="string">
            <text:p><text:span text:style-name="T10">ENSAD ÉCOLE NATIONALE SUPÉRIEURE DES ARTS DÉCORATIFS</text:span></text:p>
            <text:p>Open Source Publishing lab</text:p>
          </table:table-cell>
          <table:table-cell office:value-type="string" calcext:value-type="string">
            <text:p><text:span text:style-name="T8">31 rue d’Ulm, 75005 PARIS, FR</text:span></text:p>
          </table:table-cell>
          <table:table-cell office:value-type="string" calcext:value-type="string">
            <text:p><text:a xlink:href="https://web.archive.org/web/20190506055446/https://www.pagedmedia.org/an-overview-of-the-paged-media-x-prepostprint-workshop/" xlink:type="simple">https://web.archive.org/web/20190506055446/https://www.pagedmedia.org/an-overview-of-the-paged-media-x-prepostprint-workshop/</text:a>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span text:style-name="T8">-</text:span></text:p>
          </table:table-cell>
        </table:table-row>
        <table:table-row table:style-name="ro1">
          <table:table-cell office:value-type="string" calcext:value-type="string">
            <text:p><text:span text:style-name="T3">WORKSHOP DESSINS AU TRAIT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9</text:span></text:p>
          </table:table-cell>
          <table:table-cell office:value-type="string" calcext:value-type="string">
            <text:p><text:span text:style-name="T8">MAISON POUR TOUS</text:span></text:p>
            <text:p>SALLE DES RANCY</text:p>
          </table:table-cell>
          <table:table-cell office:value-type="string" calcext:value-type="string">
            <text:p><text:span text:style-name="T8">249 rue vendôme, 69003 LYON,  FR</text:span></text:p>
          </table:table-cell>
          <table:table-cell office:value-type="string" calcext:value-type="string">
            <text:p><text:a xlink:href="https://www.jdll.org/" xlink:type="simple">https://www.jdll.org/</text:a></text:p>
          </table:table-cell>
          <table:table-cell office:value-type="string" calcext:value-type="string">
            <text:p><text:span text:style-name="T8">JOURNÉES DU LOGICIEL LIBRE</text:span></text:p>
          </table:table-cell>
          <table:table-cell office:value-type="string" calcext:value-type="string">
            <text:p><text:span text:style-name="T8">BONJOUR MONDE</text:span></text:p>
          </table:table-cell>
        </table:table-row>
        <table:table-row table:style-name="ro1">
          <table:table-cell office:value-type="string" calcext:value-type="string">
            <text:p><text:span text:style-name="T2">WORKSHOP TRAMES ET MOTIFS SUR/POUR LE WEB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19</text:span></text:p>
          </table:table-cell>
          <table:table-cell office:value-type="string" calcext:value-type="string">
            <text:p><text:span text:style-name="T8">LES GOBELINS</text:span></text:p>
          </table:table-cell>
          <table:table-cell office:value-type="string" calcext:value-type="string">
            <text:p><text:span text:style-name="T8">73 Bd Saint-Marcel, 75013 PARIS, FR</text:span></text:p>
          </table:table-cell>
          <table:table-cell office:value-type="string" calcext:value-type="string">
            <text:p><text:span text:style-name="T8">▶ </text:span><text:span text:style-name="T8"><text:a xlink:href="https://www.are.na/nicolas-tilly/trame-et-motif" xlink:type="simple">https://www.are.na/nicolas-tilly/trame-et-motif</text:a></text:span><text:span text:style-name="T4"> </text:span></text:p>
            <text:p><text:span text:style-name="T8">▶ </text:span><text:span text:style-name="T8"><text:a xlink:href="https://nicolastilly.fr/workshops/" xlink:type="simple">https://nicolastilly.fr/workshops/</text:a></text:span></text:p>
          </table:table-cell>
          <table:table-cell office:value-type="string" calcext:value-type="string">
            <text:p><text:span text:style-name="T8">LES GOBELINS</text:span></text:p>
          </table:table-cell>
          <table:table-cell office:value-type="string" calcext:value-type="string">
            <text:p><text:span text:style-name="T8">NICOLAS TILLY</text:span></text:p>
          </table:table-cell>
        </table:table-row>
        <table:table-row table:style-name="ro1">
          <table:table-cell office:value-type="string" calcext:value-type="string">
            <text:p><text:span text:style-name="T2">WORKSHOP WEB2PRINT PRATIQUES ALGORITHMIQUES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20</text:span></text:p>
          </table:table-cell>
          <table:table-cell office:value-type="string" calcext:value-type="string">
            <text:p><text:span text:style-name="T8">ENSAPC (École nationale supérieure d’arts de Paris-Cergy)</text:span></text:p>
          </table:table-cell>
          <table:table-cell office:value-type="string" calcext:value-type="string">
            <text:p><text:span text:style-name="T8">2 Rue des Italiens, 95000 Cergy</text:span></text:p>
          </table:table-cell>
          <table:table-cell office:value-type="string" calcext:value-type="string">
            <text:p><text:span text:style-name="T8">▶ </text:span><text:span text:style-name="T8"><text:a xlink:href="https://sarahgarcin.com/projets/workshop-web2print-cergy-pratiques-algorithmiques" xlink:type="simple">https://sarahgarcin.com/projets/workshop-web2print-cergy-pratiques-algorithmiques</text:a></text:span></text:p>
            <text:p><text:span text:style-name="T8">▶ </text:span><text:span text:style-name="T8"><text:a xlink:href="https://pratiquesalgorithmiques.github.io/Workshop_Sarah_Garcin_nov20/" xlink:type="simple">https://pratiquesalgorithmiques.github.io/Workshop_Sarah_Garcin_nov20/</text:a></text:span></text:p>
          </table:table-cell>
          <table:table-cell office:value-type="string" calcext:value-type="string">
            <text:p><text:span text:style-name="T8">▶ </text:span><text:span text:style-name="T8"><text:a xlink:href="https://www.guess.fr/" xlink:type="simple">Jeff Guess</text:a></text:span></text:p>
            <text:p><text:span text:style-name="T8">▶ ENSAPC </text:span></text:p>
          </table:table-cell>
          <table:table-cell office:value-type="string" calcext:value-type="string">
            <text:p><text:span text:style-name="T8">Sarah Garcin</text:span></text:p>
          </table:table-cell>
        </table:table-row>
        <table:table-row table:style-name="ro1">
          <table:table-cell office:value-type="string" calcext:value-type="string">
            <text:p><text:span text:style-name="T2">WORKSHOP AFFICHE INTERACTIVE AVEC P5.JS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20-01-15/17</text:span></text:p>
          </table:table-cell>
          <table:table-cell office:value-type="string" calcext:value-type="string">
            <text:p><text:span text:style-name="T8">HEAR HAUTE ÉCOLE DES ARTS DU RHIN</text:span></text:p>
          </table:table-cell>
          <table:table-cell office:value-type="string" calcext:value-type="string">
            <text:p><text:span text:style-name="T8">1 Rue de l'Académie, 67000 STRASBOURG, FR</text:span></text:p>
          </table:table-cell>
          <table:table-cell office:value-type="string" calcext:value-type="string">
            <text:p><text:a xlink:href="https://nicolastilly.fr/workshops/" xlink:type="simple">https://nicolastilly.fr/workshops/</text:a></text:p>
          </table:table-cell>
          <table:table-cell office:value-type="string" calcext:value-type="string">
            <text:p><text:span text:style-name="T8">HEAR (HAUTE ÉCOLE DES ARTS DU RHIN)</text:span></text:p>
          </table:table-cell>
          <table:table-cell office:value-type="string" calcext:value-type="string">
            <text:p><text:span text:style-name="T8">NICOLAS TILLY</text:span></text:p>
          </table:table-cell>
        </table:table-row>
        <table:table-row table:style-name="ro1">
          <table:table-cell office:value-type="string" calcext:value-type="string">
            <text:p><text:span text:style-name="T2">SCRIPTER GUTENBERG: DES PUBLICATION DE PAPIER ET D'ÉCRAN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20-01-21/27</text:span></text:p>
          </table:table-cell>
          <table:table-cell office:value-type="string" calcext:value-type="string">
            <text:p><text:span text:style-name="T8">École Supérieure d'Art et de Design d’Orléans</text:span></text:p>
          </table:table-cell>
          <table:table-cell office:value-type="string" calcext:value-type="string">
            <text:p><text:span text:style-name="T8">14 Rue Dupanloup, 45000 Orléans</text:span></text:p>
          </table:table-cell>
          <table:table-cell office:value-type="string" calcext:value-type="string">
            <text:p><text:span text:style-name="T8">▶ </text:span><text:span text:style-name="T8"><text:a xlink:href="https://workshops.julie-blanc.fr/2020-esad-orleans/" xlink:type="simple">https://workshops.julie-blanc.fr/2020-esad-orleans/</text:a></text:span></text:p>
            <text:p><text:span text:style-name="T8">▶ </text:span><text:span text:style-name="T8"><text:a xlink:href="https://workshops.julie-blanc.fr/2020-esad-orleans/projets/" xlink:type="simple">https://workshops.julie-blanc.fr/2020-esad-orleans/projets/</text:a></text:span></text:p>
          </table:table-cell>
          <table:table-cell office:value-type="string" calcext:value-type="string">
            <text:p><text:span text:style-name="T8">▶ JULIE BLANC</text:span></text:p>
            <text:p>▶ LUCILE HAUTE</text:p>
          </table:table-cell>
          <table:table-cell office:value-type="string" calcext:value-type="string">
            <text:p><text:span text:style-name="T8">Julie Blanc</text:span></text:p>
          </table:table-cell>
        </table:table-row>
        <table:table-row table:style-name="ro1">
          <table:table-cell office:value-type="string" calcext:value-type="string">
            <text:p><text:span text:style-name="T2">WORKSHOP METAPOST ANRT</text:span></text:p>
            <text:p/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20-11-06/08</text:span>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span text:style-name="T8">-</text:span></text:p>
          </table:table-cell>
          <table:table-cell office:value-type="string" calcext:value-type="string">
            <text:p><text:a xlink:href="http://osp.kitchen/workshop/metapost-anrt/" xlink:type="simple">http://osp.kitchen/workshop/metapost-anrt/</text:a></text:p>
          </table:table-cell>
          <table:table-cell office:value-type="string" calcext:value-type="string">
            <text:p><text:span text:style-name="T8">OSP - ANRT</text:span></text:p>
          </table:table-cell>
          <table:table-cell office:value-type="string" calcext:value-type="string">
            <text:p><text:span text:style-name="T8">▶ Antoine Gelgon</text:span></text:p>
            <text:p>▶ Gijs de Heij</text:p>
            <text:p>▶ Pierre Huyghebaert</text:p>
            <text:p>▶ Thomas Huot-Marchand</text:p>
          </table:table-cell>
        </table:table-row>
        <table:table-row table:style-name="ro1">
          <table:table-cell office:value-type="string" calcext:value-type="string">
            <text:p><text:span text:style-name="T2">WORKSHOP WEB2PRINT EESAB LORIENT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21</text:span></text:p>
          </table:table-cell>
          <table:table-cell office:value-type="string" calcext:value-type="string">
            <text:p><text:span text:style-name="T8">EESAB LORIENT (Ecole européenne supérieure d'art de Bretagne)</text:span></text:p>
          </table:table-cell>
          <table:table-cell office:value-type="string" calcext:value-type="string">
            <text:p><text:span text:style-name="T8">1 Avenue de Kergroise -Rond-Point de l'Écosse, 56100 LORIENT, FR</text:span></text:p>
          </table:table-cell>
          <table:table-cell office:value-type="string" calcext:value-type="string">
            <text:p><text:span text:style-name="T8">▶ </text:span><text:span text:style-name="T8"><text:a xlink:href="https://sarahgarcin.com/projets/workshop-web2print-eesab-lorient" xlink:type="simple">https://sarahgarcin.com/projets/workshop-web2print-eesab-lorient</text:a></text:span></text:p>
            <text:p><text:span text:style-name="T8">▶ </text:span><text:span text:style-name="T8"><text:a xlink:href="https://sarahgarcin.com/workshops/prepostprint-lorient/" xlink:type="simple">https://sarahgarcin.com/workshops/prepostprint-lorient/</text:a></text:span></text:p>
          </table:table-cell>
          <table:table-cell office:value-type="string" calcext:value-type="string">
            <text:p><text:span text:style-name="T8">EESAB LORIENT</text:span></text:p>
          </table:table-cell>
          <table:table-cell office:value-type="string" calcext:value-type="string">
            <text:p><text:span text:style-name="T8">▶ Roman Seban</text:span></text:p>
            <text:p>▶ Sarah Garcin</text:p>
          </table:table-cell>
        </table:table-row>
        <table:table-row table:style-name="ro1">
          <table:table-cell office:value-type="string" calcext:value-type="string">
            <text:p><text:span text:style-name="T2">WORKSHOP PREPOSTPRINT À LA GÉNÉRALE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21-09-18/19</text:span></text:p>
          </table:table-cell>
          <table:table-cell office:value-type="string" calcext:value-type="string">
            <text:p><text:span text:style-name="T8">LA GÉNÉRALE</text:span></text:p>
          </table:table-cell>
          <table:table-cell office:value-type="string" calcext:value-type="string">
            <text:p><text:span text:style-name="T8">Laboratoire Artistique Politique et Social </text:span></text:p>
            <text:p>39 rue Gassendi, 75014 PARIS, FR</text:p>
          </table:table-cell>
          <table:table-cell office:value-type="string" calcext:value-type="string">
            <text:p><text:a xlink:href="https://www.lagenerale.fr/fr/projet/18-19-septembre-prepostprint-design-graphique" xlink:type="simple">https://www.lagenerale.fr/fr/projet/18-19-septembre-prepostprint-design-graphique</text:a></text:p>
          </table:table-cell>
          <table:table-cell office:value-type="string" calcext:value-type="string">
            <text:p><text:span text:style-name="T8">PREPOSTPRINT</text:span></text:p>
          </table:table-cell>
          <table:table-cell office:value-type="string" calcext:value-type="string">
            <text:p><text:span text:style-name="T8">PREPOSTPRINT</text:span></text:p>
          </table:table-cell>
        </table:table-row>
        <table:table-row table:style-name="ro1">
          <table:table-cell office:value-type="string" calcext:value-type="string">
            <text:p><text:span text:style-name="T2">WORKSHOP INITIATION À P5.JS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21-10-11/14</text:span></text:p>
          </table:table-cell>
          <table:table-cell office:value-type="string" calcext:value-type="string">
            <text:p><text:span text:style-name="T8">LYCÉE ANDRÉ MALRAUX</text:span></text:p>
          </table:table-cell>
          <table:table-cell office:value-type="string" calcext:value-type="string">
            <text:p><text:span text:style-name="T8">4 Avenue du Lycée, 77130 MONTEREAU FAULT YONNE, FR</text:span></text:p>
          </table:table-cell>
          <table:table-cell office:value-type="string" calcext:value-type="string">
            <text:p><text:span text:style-name="T8">▶ </text:span><text:span text:style-name="T8"><text:a xlink:href="https://nicolas-tilly.notion.site/nicolas-tilly/Workshop-p5-js-c0f946e75ac64dccbfd0ddf2be988d5c" xlink:type="simple">https://nicolas-tilly.notion.site/nicolas-tilly/Workshop-p5-js-c0f946e75ac64dccbfd0ddf2be988d5c</text:a></text:span><text:span text:style-name="T4"> </text:span></text:p>
            <text:p><text:span text:style-name="T8">▶ </text:span><text:span text:style-name="T8"><text:a xlink:href="https://workshop-p5js-dnmade.glitch.me/" xlink:type="simple">https://workshop-p5js-dnmade.glitch.me/</text:a></text:span></text:p>
            <text:p><text:span text:style-name="T8">▶ </text:span><text:span text:style-name="T8"><text:a xlink:href="https://nicolastilly.fr/workshops/" xlink:type="simple">https://nicolastilly.fr/workshops/</text:a></text:span></text:p>
          </table:table-cell>
          <table:table-cell office:value-type="string" calcext:value-type="string">
            <text:p><text:span text:style-name="T8">LYCÉE ANDRÉ MALRAUX</text:span></text:p>
          </table:table-cell>
          <table:table-cell office:value-type="string" calcext:value-type="string">
            <text:p><text:span text:style-name="T8">NICOLAS TILLY</text:span></text:p>
          </table:table-cell>
        </table:table-row>
        <table:table-row table:style-name="ro1">
          <table:table-cell office:value-type="string" calcext:value-type="string">
            <text:p><text:span text:style-name="T2">WORKSHOP PAGED.JS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21-10-27/29</text:span></text:p>
          </table:table-cell>
          <table:table-cell office:value-type="string" calcext:value-type="string">
            <text:p><text:span text:style-name="T8">ÉSAC CAMBRAI (ÉCOLE SUPÉRIEURE D'ART &amp; DE COMMUNICATION)</text:span></text:p>
          </table:table-cell>
          <table:table-cell office:value-type="string" calcext:value-type="string">
            <text:p><text:span text:style-name="T8">130 All. Saint-Roch, 59400 CAMBRAI, FR</text:span></text:p>
          </table:table-cell>
          <table:table-cell office:value-type="string" calcext:value-type="string">
            <text:p><text:a xlink:href="https://workshops.julie-blanc.fr/2021-esac-cambrai/" xlink:type="simple">https://workshops.julie-blanc.fr/2021-esac-cambrai/</text:a></text:p>
          </table:table-cell>
          <table:table-cell office:value-type="string" calcext:value-type="string">
            <text:p><text:span text:style-name="T8">▶ ÉSAC Cambrai</text:span></text:p>
            <text:p>▶ Keyvane Alinaghi</text:p>
          </table:table-cell>
          <table:table-cell office:value-type="string" calcext:value-type="string">
            <text:p><text:span text:style-name="T8">Julie Blanc</text:span></text:p>
          </table:table-cell>
        </table:table-row>
        <table:table-row table:style-name="ro1">
          <table:table-cell office:value-type="string" calcext:value-type="string">
            <text:p><text:span text:style-name="T2">L’IDÉAL ANARCHIQUE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21-11-14/18</text:span></text:p>
          </table:table-cell>
          <table:table-cell office:value-type="string" calcext:value-type="string">
            <text:p><text:span text:style-name="T8">LE BEL ORDINAIRE</text:span></text:p>
          </table:table-cell>
          <table:table-cell office:value-type="string" calcext:value-type="string">
            <text:p><text:span text:style-name="T8">Les Abattoirs, Allée Montesquieu, 64140 Billère</text:span></text:p>
          </table:table-cell>
          <table:table-cell office:value-type="string" calcext:value-type="string">
            <text:p><text:span text:style-name="T8">▶ </text:span><text:span text:style-name="T8"><text:a xlink:href="https://maisondeseditions.fr/fr/evenements/l-ideal-anarchique" xlink:type="simple">https://maisondeseditions.fr/fr/evenements/l-ideal-anarchique</text:a></text:span></text:p>
            <text:p><text:span text:style-name="T8">▶ </text:span><text:span text:style-name="T8"><text:a xlink:href="https://maisondeseditions.fr/ideal/" xlink:type="simple">https://maisondeseditions.fr/ideal/</text:a></text:span></text:p>
          </table:table-cell>
          <table:table-cell office:value-type="string" calcext:value-type="string">
            <text:p><text:span text:style-name="T8">LA MAISON DES ÉDITIONS</text:span></text:p>
          </table:table-cell>
          <table:table-cell office:value-type="string" calcext:value-type="string">
            <text:p><text:span text:style-name="T8">▶ JULIEN BIDORET</text:span></text:p>
            <text:p>▶ ÉLISE RECLUS</text:p>
          </table:table-cell>
        </table:table-row>
        <table:table-row table:style-name="ro1">
          <table:table-cell office:value-type="string" calcext:value-type="string">
            <text:p><text:span text:style-name="T2">CYBERFEMINISMINDEX MEETS PREPOSTPRINT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21-2022</text:span></text:p>
          </table:table-cell>
          <table:table-cell office:value-type="string" calcext:value-type="string">
            <text:p><text:span text:style-name="T8">ÉCOLE SUPÉRIEURE D’ART ET DE DESIGN DES PYRÉNÉES</text:span></text:p>
          </table:table-cell>
          <table:table-cell office:value-type="string" calcext:value-type="string">
            <text:p><text:span text:style-name="T8">Rue Mathieu Lalanne, 64000 PAU, FR</text:span></text:p>
          </table:table-cell>
          <table:table-cell office:value-type="string" calcext:value-type="string">
            <text:p><text:a xlink:href="https://ateliers.esad-pyrenees.fr/web/archives/2021-2022/web2print/index.html" xlink:type="simple">https://ateliers.esad-pyrenees.fr/web/archives/2021-2022/web2print/index.html</text:a></text:p>
          </table:table-cell>
          <table:table-cell office:value-type="string" calcext:value-type="string">
            <text:p><text:span text:style-name="T8">ÉCOLE SUPÉRIEURE D’ART ET DE DESIGN DES PYRÉNÉES</text:span></text:p>
          </table:table-cell>
          <table:table-cell office:value-type="string" calcext:value-type="string">
            <text:p><text:span text:style-name="T8">Amélie Dumont</text:span></text:p>
          </table:table-cell>
        </table:table-row>
        <table:table-row table:style-name="ro1">
          <table:table-cell office:value-type="string" calcext:value-type="string">
            <text:p><text:span text:style-name="T2">COOKING IS CODING / CODING IS COOKING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22-10-24/26</text:span></text:p>
          </table:table-cell>
          <table:table-cell office:value-type="string" calcext:value-type="string">
            <text:p><text:span text:style-name="T8">ÉSAC CAMBRAI (ÉCOLE SUPÉRIEURE D'ART &amp; DE COMMUNICATION)</text:span></text:p>
          </table:table-cell>
          <table:table-cell office:value-type="string" calcext:value-type="string">
            <text:p><text:span text:style-name="T8">130 All. Saint-Roch, 59400 CAMBRAI, FR</text:span></text:p>
          </table:table-cell>
          <table:table-cell office:value-type="string" calcext:value-type="string">
            <text:p><text:a xlink:href="https://sarahgarcin.com/workshops/coding-cooking/index.html" xlink:type="simple">https://sarahgarcin.com/workshops/coding-cooking/index.html</text:a></text:p>
          </table:table-cell>
          <table:table-cell office:value-type="string" calcext:value-type="string">
            <text:p><text:span text:style-name="T8">ESAC Cambrai</text:span></text:p>
          </table:table-cell>
          <table:table-cell office:value-type="string" calcext:value-type="string">
            <text:p><text:span text:style-name="T8">Sarah Garcin</text:span></text:p>
          </table:table-cell>
        </table:table-row>
        <table:table-row table:style-name="ro1">
          <table:table-cell office:value-type="string" calcext:value-type="string">
            <text:p><text:span text:style-name="T2">COO’PRINT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23-02</text:span></text:p>
          </table:table-cell>
          <table:table-cell office:value-type="string" calcext:value-type="string">
            <text:p><text:span text:style-name="T8">ESAAT ROUBAIX</text:span></text:p>
          </table:table-cell>
          <table:table-cell office:value-type="string" calcext:value-type="string">
            <text:p><text:span text:style-name="T8">539 Av. des Nations Unies, 59100 Roubaix</text:span></text:p>
          </table:table-cell>
          <table:table-cell office:value-type="string" calcext:value-type="string">
            <text:p><text:a xlink:href="https://workshops.juhel-quentin.fr/esaat_roubaix/site/" xlink:type="simple">https://workshops.juhel-quentin.fr/esaat_roubaix/site/</text:a></text:p>
          </table:table-cell>
          <table:table-cell office:value-type="string" calcext:value-type="string">
            <text:p><text:span text:style-name="T8">ESAAT ROUBAIX</text:span></text:p>
          </table:table-cell>
          <table:table-cell office:value-type="string" calcext:value-type="string">
            <text:p><text:span text:style-name="T8">QUENTIN JUHEL</text:span></text:p>
          </table:table-cell>
        </table:table-row>
        <table:table-row table:style-name="ro1">
          <table:table-cell office:value-type="string" calcext:value-type="string">
            <text:p><text:span text:style-name="T2">A radio to print / AGITATION FIÉVREUSE</text:span></text:p>
          </table:table-cell>
          <table:table-cell office:value-type="string" calcext:value-type="string">
            <text:p><text:span text:style-name="T8">WORKSHOP</text:span></text:p>
          </table:table-cell>
          <table:table-cell office:value-type="string" calcext:value-type="string">
            <text:p><text:span text:style-name="T8">2023-12</text:span></text:p>
          </table:table-cell>
          <table:table-cell office:value-type="string" calcext:value-type="string">
            <text:p><text:span text:style-name="T8">ESAAT ROUBAIX</text:span></text:p>
          </table:table-cell>
          <table:table-cell office:value-type="string" calcext:value-type="string">
            <text:p><text:span text:style-name="T8">539 Av. des Nations Unies, 59100 Roubaix</text:span></text:p>
          </table:table-cell>
          <table:table-cell office:value-type="string" calcext:value-type="string">
            <text:p><text:span text:style-name="T16">▶ </text:span><text:span text:style-name="T16"><text:a xlink:href="https://sarahgarcin.com/projets/agitation-fievreuse" xlink:type="simple">https://sarahgarcin.com/projets/agitation-fievreuse</text:a></text:span><text:span text:style-name="T16"> </text:span></text:p>
            <text:p><text:span text:style-name="T16">▶ </text:span><text:span text:style-name="T16"><text:a xlink:href="https://sarahgarcin.com/workshops/a-radio-to-print/" xlink:type="simple">https://sarahgarcin.com/workshops/a-radio-to-print/</text:a></text:span></text:p>
          </table:table-cell>
          <table:table-cell office:value-type="string" calcext:value-type="string">
            <text:p><text:span text:style-name="T8">▶ SARAH GARCIN</text:span></text:p>
            <text:p>▶ ESAAT ROUBAIX</text:p>
          </table:table-cell>
          <table:table-cell office:value-type="string" calcext:value-type="string">
            <text:p><text:span text:style-name="T8">SARAH GARCIN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Helvetica" svg:font-family="Helvetica"/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none" svg:stroke-color="#3465a4" draw:fill-color="#ffffff" fo:wrap-option="wrap" draw:shadow="hidden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EndNote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X86_64 LibreOffice_project/54047653041915e595ad4e45cccea684809c77b5</meta:generator>
    <meta:document-statistic meta:table-count="1" meta:cell-count="1136" meta:object-count="0"/>
  </office:meta>
</office:document-meta>
</file>